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style:text-align-source="fix" style:repeat-content="false"/>
      <style:paragraph-properties fo:text-align="start" fo:margin-left="0pt"/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ombined_data" table:style-name="ta1">
        <table:table-column table:style-name="co1" table:number-columns-repeated="4" table:default-cell-style-name="ce2"/>
        <table:table-column table:style-name="co1" table:number-columns-repeated="1020" table:default-cell-style-name="ce5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ter</text:p>
          </table:table-cell>
          <table:table-cell table:style-name="ce1" office:value-type="string" calcext:value-type="string">
            <text:p>CPUs</text:p>
          </table:table-cell>
          <table:table-cell table:style-name="ce1"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pk</text:p>
          </table:table-cell>
          <table:table-cell office:value-type="float" office:value="7" calcext:value-type="float">
            <text:p>7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1.72011856960876" calcext:value-type="float">
            <text:p>1.72011856960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crfta</text:p>
          </table:table-cell>
          <table:table-cell office:value-type="float" office:value="4" calcext:value-type="float">
            <text:p>4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6.08948125586633E-020" calcext:value-type="float">
            <text:p>6.08948125586633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crftb</text:p>
          </table:table-cell>
          <table:table-cell office:value-type="float" office:value="1" calcext:value-type="float">
            <text:p>1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3.20576898360514E-015" calcext:value-type="float">
            <text:p>3.20576898360514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11" calcext:value-type="float">
            <text:p>11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47952.7016772931" calcext:value-type="float">
            <text:p>47952.7016772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jazzaf</text:p>
          </table:table-cell>
          <table:table-cell office:value-type="float" office:value="43" calcext:value-type="float">
            <text:p>43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75.005000009403" calcext:value-type="float">
            <text:p>75.005000009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</text:p>
          </table:table-cell>
          <table:table-cell office:value-type="float" office:value="5" calcext:value-type="float">
            <text:p>5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16.7059684328799" calcext:value-type="float">
            <text:p>16.70596843287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c</text:p>
          </table:table-cell>
          <table:table-cell office:value-type="float" office:value="11" calcext:value-type="float">
            <text:p>11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30.4962725805839" calcext:value-type="float">
            <text:p>30.4962725805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u</text:p>
          </table:table-cell>
          <table:table-cell office:value-type="float" office:value="8" calcext:value-type="float">
            <text:p>8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5.74438491032035" calcext:value-type="float">
            <text:p>5.74438491032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sotame</text:p>
          </table:table-cell>
          <table:table-cell office:value-type="float" office:value="5" calcext:value-type="float">
            <text:p>5</text:p>
          </table:table-cell>
          <table:table-cell office:value-type="float" office:value="0.01179" calcext:value-type="float">
            <text:p>0.01179</text:p>
          </table:table-cell>
          <table:table-cell office:value-type="float" office:value="0.0820849987207659" calcext:value-type="float">
            <text:p>0.082084998720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auss</text:p>
          </table:table-cell>
          <table:table-cell office:value-type="float" office:value="2" calcext:value-type="float">
            <text:p>2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00000112793276961996" calcext:value-type="float">
            <text:p>1.12793276961996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a</text:p>
          </table:table-cell>
          <table:table-cell office:value-type="float" office:value="1" calcext:value-type="float">
            <text:p>1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b</text:p>
          </table:table-cell>
          <table:table-cell office:value-type="float" office:value="2" calcext:value-type="float">
            <text:p>2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4.63414634149376" calcext:value-type="float">
            <text:p>4.63414634149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c</text:p>
          </table:table-cell>
          <table:table-cell office:value-type="float" office:value="2" calcext:value-type="float">
            <text:p>2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6.13513513514772" calcext:value-type="float">
            <text:p>6.13513513514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trig</text:p>
          </table:table-cell>
          <table:table-cell office:value-type="float" office:value="7" calcext:value-type="float">
            <text:p>7</text:p>
          </table:table-cell>
          <table:table-cell office:value-type="float" office:value="0.05816" calcext:value-type="float">
            <text:p>0.05816</text:p>
          </table:table-cell>
          <table:table-cell office:value-type="float" office:value="1.19565452079292E-015" calcext:value-type="float">
            <text:p>1.19565452079292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</text:p>
          </table:table-cell>
          <table:table-cell office:value-type="float" office:value="34" calcext:value-type="float">
            <text:p>34</text:p>
          </table:table-cell>
          <table:table-cell office:value-type="float" office:value="0.53481" calcext:value-type="float">
            <text:p>0.53481</text:p>
          </table:table-cell>
          <table:table-cell office:value-type="float" office:value="2.29806993301558E-016" calcext:value-type="float">
            <text:p>2.29806993301558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whead</text:p>
          </table:table-cell>
          <table:table-cell office:value-type="float" office:value="5" calcext:value-type="float">
            <text:p>5</text:p>
          </table:table-cell>
          <table:table-cell office:value-type="float" office:value="0.13179" calcext:value-type="float">
            <text:p>0.13179</text:p>
          </table:table-cell>
          <table:table-cell office:value-type="float" office:value="0.0000000000163424829224823" calcext:value-type="float">
            <text:p>1.63424829224823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</text:p>
          </table:table-cell>
          <table:table-cell office:value-type="float" office:value="2" calcext:value-type="float">
            <text:p>2</text:p>
          </table:table-cell>
          <table:table-cell office:value-type="float" office:value="0.23883" calcext:value-type="float">
            <text:p>0.23883</text:p>
          </table:table-cell>
          <table:table-cell office:value-type="float" office:value="1687411.75289674" calcext:value-type="float">
            <text:p>1687411.75289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c</text:p>
          </table:table-cell>
          <table:table-cell office:value-type="float" office:value="8" calcext:value-type="float">
            <text:p>8</text:p>
          </table:table-cell>
          <table:table-cell office:value-type="float" office:value="0.601" calcext:value-type="float">
            <text:p>0.601</text:p>
          </table:table-cell>
          <table:table-cell office:value-type="float" office:value="1818392.65894338" calcext:value-type="float">
            <text:p>1818392.65894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cqp</text:p>
          </table:table-cell>
          <table:table-cell office:value-type="float" office:value="13" calcext:value-type="float">
            <text:p>13</text:p>
          </table:table-cell>
          <table:table-cell office:value-type="float" office:value="1.05177" calcext:value-type="float">
            <text:p>1.05177</text:p>
          </table:table-cell>
          <table:table-cell office:value-type="float" office:value="6498179.35197914" calcext:value-type="float">
            <text:p>6498179.35197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qp</text:p>
          </table:table-cell>
          <table:table-cell office:value-type="float" office:value="13" calcext:value-type="float">
            <text:p>13</text:p>
          </table:table-cell>
          <table:table-cell office:value-type="float" office:value="1.05607" calcext:value-type="float">
            <text:p>1.05607</text:p>
          </table:table-cell>
          <table:table-cell office:value-type="float" office:value="6237011.77643521" calcext:value-type="float">
            <text:p>6237011.77643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</text:p>
          </table:table-cell>
          <table:table-cell office:value-type="float" office:value="1" calcext:value-type="float">
            <text:p>1</text:p>
          </table:table-cell>
          <table:table-cell office:value-type="float" office:value="0.03803" calcext:value-type="float">
            <text:p>0.03803</text:p>
          </table:table-cell>
          <table:table-cell office:value-type="float" office:value="554.067697049685" calcext:value-type="float">
            <text:p>554.0676970496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c</text:p>
          </table:table-cell>
          <table:table-cell office:value-type="float" office:value="1" calcext:value-type="float">
            <text:p>1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771.262438688954" calcext:value-type="float">
            <text:p>771.262438688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cqp</text:p>
          </table:table-cell>
          <table:table-cell office:value-type="float" office:value="10" calcext:value-type="float">
            <text:p>10</text:p>
          </table:table-cell>
          <table:table-cell office:value-type="float" office:value="0.21028" calcext:value-type="float">
            <text:p>0.21028</text:p>
          </table:table-cell>
          <table:table-cell office:value-type="float" office:value="993.362149504916" calcext:value-type="float">
            <text:p>993.362149504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qp</text:p>
          </table:table-cell>
          <table:table-cell office:value-type="float" office:value="9" calcext:value-type="float">
            <text:p>9</text:p>
          </table:table-cell>
          <table:table-cell office:value-type="float" office:value="0.14137" calcext:value-type="float">
            <text:p>0.14137</text:p>
          </table:table-cell>
          <table:table-cell office:value-type="float" office:value="675.238168639489" calcext:value-type="float">
            <text:p>675.238168639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asa</text:p>
          </table:table-cell>
          <table:table-cell office:value-type="float" office:value="11" calcext:value-type="float">
            <text:p>11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-1.49999995398965" calcext:value-type="float">
            <text:p>-1.49999995398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asb</text:p>
          </table:table-cell>
          <table:table-cell office:value-type="float" office:value="7" calcext:value-type="float">
            <text:p>7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-0.0000000000271187516887039" calcext:value-type="float">
            <text:p>-2.71187516887039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ion2</text:p>
          </table:table-cell>
          <table:table-cell office:value-type="float" office:value="99" calcext:value-type="float">
            <text:p>99</text:p>
          </table:table-cell>
          <table:table-cell office:value-type="float" office:value="0.03868" calcext:value-type="float">
            <text:p>0.03868</text:p>
          </table:table-cell>
          <table:table-cell office:value-type="float" office:value="94680129.6252188" calcext:value-type="float">
            <text:p>94680129.6252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</text:p>
          </table:table-cell>
          <table:table-cell office:value-type="float" office:value="7" calcext:value-type="float">
            <text:p>7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821487730658938" calcext:value-type="float">
            <text:p>0.008214877306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exp</text:p>
          </table:table-cell>
          <table:table-cell office:value-type="float" office:value="12" calcext:value-type="float">
            <text:p>12</text:p>
          </table:table-cell>
          <table:table-cell office:value-type="float" office:value="0.20516" calcext:value-type="float">
            <text:p>0.20516</text:p>
          </table:table-cell>
          <table:table-cell office:value-type="float" office:value="0.000240319336988425" calcext:value-type="float">
            <text:p>0.000240319336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qrtic</text:p>
          </table:table-cell>
          <table:table-cell office:value-type="float" office:value="8" calcext:value-type="float">
            <text:p>8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3983.81795113131" calcext:value-type="float">
            <text:p>3983.81795113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value</text:p>
          </table:table-cell>
          <table:table-cell office:value-type="float" office:value="0" calcext:value-type="float">
            <text:p>0</text:p>
          </table:table-cell>
          <table:table-cell office:value-type="float" office:value="0.02776" calcext:value-type="float">
            <text:p>0.02776</text:p>
          </table:table-cell>
          <table:table-cell office:value-type="float" office:value="0.0000000000103936846419199" calcext:value-type="float">
            <text:p>1.03936846419199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le</text:p>
          </table:table-cell>
          <table:table-cell office:value-type="float" office:value="7" calcext:value-type="float">
            <text:p>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1.31149479521284E-016" calcext:value-type="float">
            <text:p>1.31149479521284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bank</text:p>
          </table:table-cell>
          <table:table-cell office:value-type="float" office:value="15" calcext:value-type="float">
            <text:p>15</text:p>
          </table:table-cell>
          <table:table-cell office:value-type="float" office:value="0.14834" calcext:value-type="float">
            <text:p>0.14834</text:p>
          </table:table-cell>
          <table:table-cell office:value-type="float" office:value="-4205696.14871368" calcext:value-type="float">
            <text:p>-4205696.14871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3</text:p>
          </table:table-cell>
          <table:table-cell office:value-type="float" office:value="8" calcext:value-type="float">
            <text:p>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00000000005419137639256" calcext:value-type="float">
            <text:p>5.419137639256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5</text:p>
          </table:table-cell>
          <table:table-cell office:value-type="float" office:value="25" calcext:value-type="float">
            <text:p>25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1.40238968493161E-015" calcext:value-type="float">
            <text:p>1.40238968493161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6</text:p>
          </table:table-cell>
          <table:table-cell office:value-type="float" office:value="39" calcext:value-type="float">
            <text:p>39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2.51998589075786E-015" calcext:value-type="float">
            <text:p>2.51998589075786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b1</text:p>
          </table:table-cell>
          <table:table-cell office:value-type="float" office:value="11" calcext:value-type="float">
            <text:p>11</text:p>
          </table:table-cell>
          <table:table-cell office:value-type="float" office:value="0.06778" calcext:value-type="float">
            <text:p>0.06778</text:p>
          </table:table-cell>
          <table:table-cell office:value-type="float" office:value="0.0150690368033812" calcext:value-type="float">
            <text:p>0.015069036803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c4</text:p>
          </table:table-cell>
          <table:table-cell office:value-type="float" office:value="9" calcext:value-type="float">
            <text:p>9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-24.4999992090232" calcext:value-type="float">
            <text:p>-24.4999992090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1</text:p>
          </table:table-cell>
          <table:table-cell office:value-type="float" office:value="5" calcext:value-type="float">
            <text:p>5</text:p>
          </table:table-cell>
          <table:table-cell office:value-type="float" office:value="0.07584" calcext:value-type="float">
            <text:p>0.07584</text:p>
          </table:table-cell>
          <table:table-cell office:value-type="float" office:value="-996.499999798605" calcext:value-type="float">
            <text:p>-996.499999798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2</text:p>
          </table:table-cell>
          <table:table-cell office:value-type="float" office:value="4" calcext:value-type="float">
            <text:p>4</text:p>
          </table:table-cell>
          <table:table-cell office:value-type="float" office:value="0.09733" calcext:value-type="float">
            <text:p>0.09733</text:p>
          </table:table-cell>
          <table:table-cell office:value-type="float" office:value="-996.101198464839" calcext:value-type="float">
            <text:p>-996.101198464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3</text:p>
          </table:table-cell>
          <table:table-cell office:value-type="float" office:value="8" calcext:value-type="float">
            <text:p>8</text:p>
          </table:table-cell>
          <table:table-cell office:value-type="float" office:value="0.10092" calcext:value-type="float">
            <text:p>0.10092</text:p>
          </table:table-cell>
          <table:table-cell office:value-type="float" office:value="-497.499919362059" calcext:value-type="float">
            <text:p>-497.499919362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4</text:p>
          </table:table-cell>
          <table:table-cell office:value-type="float" office:value="4" calcext:value-type="float">
            <text:p>4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-498.098199844481" calcext:value-type="float">
            <text:p>-498.098199844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5</text:p>
          </table:table-cell>
          <table:table-cell office:value-type="float" office:value="9" calcext:value-type="float">
            <text:p>9</text:p>
          </table:table-cell>
          <table:table-cell office:value-type="float" office:value="0.15022" calcext:value-type="float">
            <text:p>0.15022</text:p>
          </table:table-cell>
          <table:table-cell office:value-type="float" office:value="-497.499803821614" calcext:value-type="float">
            <text:p>-497.499803821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a</text:p>
          </table:table-cell>
          <table:table-cell office:value-type="float" office:value="8" calcext:value-type="float">
            <text:p>8</text:p>
          </table:table-cell>
          <table:table-cell office:value-type="float" office:value="0.07074" calcext:value-type="float">
            <text:p>0.07074</text:p>
          </table:table-cell>
          <table:table-cell office:value-type="float" office:value="-0.0455307024112055" calcext:value-type="float">
            <text:p>-0.045530702411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b</text:p>
          </table:table-cell>
          <table:table-cell office:value-type="float" office:value="5" calcext:value-type="float">
            <text:p>5</text:p>
          </table:table-cell>
          <table:table-cell office:value-type="float" office:value="0.09394" calcext:value-type="float">
            <text:p>0.09394</text:p>
          </table:table-cell>
          <table:table-cell office:value-type="float" office:value="-0.0304505282396759" calcext:value-type="float">
            <text:p>-0.030450528239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c</text:p>
          </table:table-cell>
          <table:table-cell office:value-type="float" office:value="7" calcext:value-type="float">
            <text:p>7</text:p>
          </table:table-cell>
          <table:table-cell office:value-type="float" office:value="0.07819" calcext:value-type="float">
            <text:p>0.07819</text:p>
          </table:table-cell>
          <table:table-cell office:value-type="float" office:value="-0.0303628403767147" calcext:value-type="float">
            <text:p>-0.030362840376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h</text:p>
          </table:table-cell>
          <table:table-cell office:value-type="float" office:value="1" calcext:value-type="float">
            <text:p>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000000000014210854715202" calcext:value-type="float">
            <text:p>1.4210854715202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10" calcext:value-type="float">
            <text:p>10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0000000000447212105955132" calcext:value-type="float">
            <text:p>4.47212105955132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3</text:p>
          </table:table-cell>
          <table:table-cell office:value-type="float" office:value="8" calcext:value-type="float">
            <text:p>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0000000000286932146111908" calcext:value-type="float">
            <text:p>2.86932146111908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1var</text:p>
          </table:table-cell>
          <table:table-cell office:value-type="float" office:value="5" calcext:value-type="float">
            <text:p>5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0000000682429990099566" calcext:value-type="float">
            <text:p>6.82429990099566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gabim</text:p>
          </table:table-cell>
          <table:table-cell office:value-type="float" office:value="9" calcext:value-type="float">
            <text:p>9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-0.0000376662766887277" calcext:value-type="float">
            <text:p>-3.76662766887277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gasim</text:p>
          </table:table-cell>
          <table:table-cell office:value-type="float" office:value="9" calcext:value-type="float">
            <text:p>9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-0.0000550243007827064" calcext:value-type="float">
            <text:p>-5.5024300782706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0</text:p>
          </table:table-cell>
          <table:table-cell office:value-type="float" office:value="347" calcext:value-type="float">
            <text:p>347</text:p>
          </table:table-cell>
          <table:table-cell office:value-type="float" office:value="38.57284" calcext:value-type="float">
            <text:p>38.57284</text:p>
          </table:table-cell>
          <table:table-cell office:value-type="float" office:value="0.271840364578489" calcext:value-type="float">
            <text:p>0.271840364578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1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2</text:p>
          </table:table-cell>
          <table:table-cell office:value-type="float" office:value="19" calcext:value-type="float">
            <text:p>19</text:p>
          </table:table-cell>
          <table:table-cell office:value-type="float" office:value="3.12195" calcext:value-type="float">
            <text:p>3.12195</text:p>
          </table:table-cell>
          <table:table-cell office:value-type="float" office:value="0.000438463870128758" calcext:value-type="float">
            <text:p>0.000438463870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3</text:p>
          </table:table-cell>
          <table:table-cell office:value-type="float" office:value="131" calcext:value-type="float">
            <text:p>131</text:p>
          </table:table-cell>
          <table:table-cell office:value-type="float" office:value="9.2932" calcext:value-type="float">
            <text:p>9.2932</text:p>
          </table:table-cell>
          <table:table-cell office:value-type="float" office:value="0.000384487939454369" calcext:value-type="float">
            <text:p>0.0003844879394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4</text:p>
          </table:table-cell>
          <table:table-cell office:value-type="float" office:value="250" calcext:value-type="float">
            <text:p>250</text:p>
          </table:table-cell>
          <table:table-cell office:value-type="float" office:value="19.75928" calcext:value-type="float">
            <text:p>19.75928</text:p>
          </table:table-cell>
          <table:table-cell office:value-type="float" office:value="0.00035141093221357" calcext:value-type="float">
            <text:p>0.000351410932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5</text:p>
          </table:table-cell>
          <table:table-cell office:value-type="float" office:value="46" calcext:value-type="float">
            <text:p>46</text:p>
          </table:table-cell>
          <table:table-cell office:value-type="float" office:value="3.38885" calcext:value-type="float">
            <text:p>3.38885</text:p>
          </table:table-cell>
          <table:table-cell office:value-type="float" office:value="0.000332214238737121" calcext:value-type="float">
            <text:p>0.000332214238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6</text:p>
          </table:table-cell>
          <table:table-cell office:value-type="float" office:value="291" calcext:value-type="float">
            <text:p>291</text:p>
          </table:table-cell>
          <table:table-cell office:value-type="float" office:value="25.09129" calcext:value-type="float">
            <text:p>25.09129</text:p>
          </table:table-cell>
          <table:table-cell office:value-type="float" office:value="0.000347821782360324" calcext:value-type="float">
            <text:p>0.00034782178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7</text:p>
          </table:table-cell>
          <table:table-cell office:value-type="float" office:value="98" calcext:value-type="float">
            <text:p>98</text:p>
          </table:table-cell>
          <table:table-cell office:value-type="float" office:value="5.89718" calcext:value-type="float">
            <text:p>5.89718</text:p>
          </table:table-cell>
          <table:table-cell office:value-type="float" office:value="0.00039967447512595" calcext:value-type="float">
            <text:p>0.000399674475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8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9</text:p>
          </table:table-cell>
          <table:table-cell office:value-type="float" office:value="115" calcext:value-type="float">
            <text:p>115</text:p>
          </table:table-cell>
          <table:table-cell office:value-type="float" office:value="7.7767" calcext:value-type="float">
            <text:p>7.7767</text:p>
          </table:table-cell>
          <table:table-cell office:value-type="float" office:value="0.000352513870818889" calcext:value-type="float">
            <text:p>0.000352513870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1d</text:p>
          </table:table-cell>
          <table:table-cell office:value-type="float" office:value="3" calcext:value-type="float">
            <text:p>3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-8.51649022873791" calcext:value-type="float">
            <text:p>-8.516490228737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2d</text:p>
          </table:table-cell>
          <table:table-cell office:value-type="float" office:value="1" calcext:value-type="float">
            <text:p>1</text:p>
          </table:table-cell>
          <table:table-cell office:value-type="float" office:value="0.06224" calcext:value-type="float">
            <text:p>0.06224</text:p>
          </table:table-cell>
          <table:table-cell office:value-type="float" office:value="0.0000191975311249993" calcext:value-type="float">
            <text:p>1.91975311249993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2dt</text:p>
          </table:table-cell>
          <table:table-cell office:value-type="float" office:value="4" calcext:value-type="float">
            <text:p>4</text:p>
          </table:table-cell>
          <table:table-cell office:value-type="float" office:value="0.14324" calcext:value-type="float">
            <text:p>0.14324</text:p>
          </table:table-cell>
          <table:table-cell office:value-type="float" office:value="0.00000344081111020002" calcext:value-type="float">
            <text:p>3.44081111020002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3d</text:p>
          </table:table-cell>
          <table:table-cell office:value-type="float" office:value="3" calcext:value-type="float">
            <text:p>3</text:p>
          </table:table-cell>
          <table:table-cell office:value-type="float" office:value="0.33473" calcext:value-type="float">
            <text:p>0.33473</text:p>
          </table:table-cell>
          <table:table-cell office:value-type="float" office:value="0.000000000198384156418976" calcext:value-type="float">
            <text:p>1.98384156418976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gas</text:p>
          </table:table-cell>
          <table:table-cell office:value-type="float" office:value="7" calcext:value-type="float">
            <text:p>7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000000205594558441159" calcext:value-type="float">
            <text:p>2.05594558441159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kmcc</text:p>
          </table:table-cell>
          <table:table-cell office:value-type="float" office:value="3" calcext:value-type="float">
            <text:p>3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16904267919645" calcext:value-type="float">
            <text:p>0.16904267919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al</text:p>
          </table:table-cell>
          <table:table-cell office:value-type="float" office:value="7" calcext:value-type="float">
            <text:p>7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.49563477773276E-016" calcext:value-type="float">
            <text:p>1.49563477773276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bs</text:p>
          </table:table-cell>
          <table:table-cell office:value-type="float" office:value="7" calcext:value-type="float">
            <text:p>7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den</text:p>
          </table:table-cell>
          <table:table-cell office:value-type="float" office:value="7" calcext:value-type="float">
            <text:p>7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85822.2016263589" calcext:value-type="float">
            <text:p>85822.2016263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3d</text:p>
          </table:table-cell>
          <table:table-cell office:value-type="float" office:value="5" calcext:value-type="float">
            <text:p>5</text:p>
          </table:table-cell>
          <table:table-cell office:value-type="float" office:value="0.13325" calcext:value-type="float">
            <text:p>0.13325</text:p>
          </table:table-cell>
          <table:table-cell office:value-type="float" office:value="3.09638530402261E-017" calcext:value-type="float">
            <text:p>3.09638530402261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7d</text:p>
          </table:table-cell>
          <table:table-cell office:value-type="float" office:value="86" calcext:value-type="float">
            <text:p>86</text:p>
          </table:table-cell>
          <table:table-cell office:value-type="float" office:value="0.22931" calcext:value-type="float">
            <text:p>0.22931</text:p>
          </table:table-cell>
          <table:table-cell office:value-type="float" office:value="344.860969372322" calcext:value-type="float">
            <text:p>344.860969372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bd</text:p>
          </table:table-cell>
          <table:table-cell office:value-type="float" office:value="8" calcext:value-type="float">
            <text:p>8</text:p>
          </table:table-cell>
          <table:table-cell office:value-type="float" office:value="0.21742" calcext:value-type="float">
            <text:p>0.21742</text:p>
          </table:table-cell>
          <table:table-cell office:value-type="float" office:value="1.22470640128123E-026" calcext:value-type="float">
            <text:p>1.22470640128123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bnd</text:p>
          </table:table-cell>
          <table:table-cell office:value-type="float" office:value="8" calcext:value-type="float">
            <text:p>8</text:p>
          </table:table-cell>
          <table:table-cell office:value-type="float" office:value="0.23226" calcext:value-type="float">
            <text:p>0.23226</text:p>
          </table:table-cell>
          <table:table-cell office:value-type="float" office:value="1.22470640128123E-026" calcext:value-type="float">
            <text:p>1.22470640128123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1" calcext:value-type="float">
            <text:p>11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-0.999999999903991" calcext:value-type="float">
            <text:p>-0.999999999903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0</text:p>
          </table:table-cell>
          <table:table-cell office:value-type="float" office:value="6" calcext:value-type="float">
            <text:p>6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-1.00000000278531" calcext:value-type="float">
            <text:p>-1.00000000278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1</text:p>
          </table:table-cell>
          <table:table-cell office:value-type="float" office:value="7" calcext:value-type="float">
            <text:p>7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824891759578275" calcext:value-type="float">
            <text:p>0.824891759578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2</text:p>
          </table:table-cell>
          <table:table-cell office:value-type="float" office:value="3" calcext:value-type="float">
            <text:p>3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6.18811881188119" calcext:value-type="float">
            <text:p>6.18811881188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3</text:p>
          </table:table-cell>
          <table:table-cell office:value-type="float" office:value="20" calcext:value-type="float">
            <text:p>2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000000000302877824218811" calcext:value-type="float">
            <text:p>3.02877824218811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2</text:p>
          </table:table-cell>
          <table:table-cell office:value-type="float" office:value="12" calcext:value-type="float">
            <text:p>1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325682003932612" calcext:value-type="float">
            <text:p>0.0325682003932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3</text:p>
          </table:table-cell>
          <table:table-cell office:value-type="float" office:value="1" calcext:value-type="float">
            <text:p>1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4.0930232558131" calcext:value-type="float">
            <text:p>4.0930232558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4</text:p>
          </table:table-cell>
          <table:table-cell office:value-type="float" office:value="11" calcext:value-type="float">
            <text:p>11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-45.5105507402012" calcext:value-type="float">
            <text:p>-45.510550740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5</text:p>
          </table:table-cell>
          <table:table-cell office:value-type="float" office:value="6" calcext:value-type="float">
            <text:p>6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961.715171617681" calcext:value-type="float">
            <text:p>961.715171617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6</text:p>
          </table:table-cell>
          <table:table-cell office:value-type="float" office:value="9" calcext:value-type="float">
            <text:p>9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277044788758403" calcext:value-type="float">
            <text:p>0.277044788758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7</text:p>
          </table:table-cell>
          <table:table-cell office:value-type="float" office:value="13" calcext:value-type="float">
            <text:p>13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306.499999336373" calcext:value-type="float">
            <text:p>306.499999336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8</text:p>
          </table:table-cell>
          <table:table-cell office:value-type="float" office:value="10" calcext:value-type="float">
            <text:p>10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1.00000095367432" calcext:value-type="float">
            <text:p>1.00000095367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9</text:p>
          </table:table-cell>
          <table:table-cell office:value-type="float" office:value="13" calcext:value-type="float">
            <text:p>13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-1.00000000000314" calcext:value-type="float">
            <text:p>-1.00000000000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rdsphr</text:p>
          </table:table-cell>
          <table:table-cell office:value-type="float" office:value="11" calcext:value-type="float">
            <text:p>1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-4.68330013403578" calcext:value-type="float">
            <text:p>-4.68330013403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l6</text:p>
          </table:table-cell>
          <table:table-cell office:value-type="float" office:value="7" calcext:value-type="float">
            <text:p>7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-0.215463824383722" calcext:value-type="float">
            <text:p>-0.2154638243837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tilvr</text:p>
          </table:table-cell>
          <table:table-cell office:value-type="float" office:value="12" calcext:value-type="float">
            <text:p>12</text:p>
          </table:table-cell>
          <table:table-cell office:value-type="float" office:value="0.0047" calcext:value-type="float">
            <text:p>0.0047</text:p>
          </table:table-cell>
          <table:table-cell office:value-type="float" office:value="1.3399563605131" calcext:value-type="float">
            <text:p>1.3399563605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na</text:p>
          </table:table-cell>
          <table:table-cell office:value-type="float" office:value="6" calcext:value-type="float">
            <text:p>6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-23077.7462778084" calcext:value-type="float">
            <text:p>-23077.7462778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nary</text:p>
          </table:table-cell>
          <table:table-cell office:value-type="float" office:value="47" calcext:value-type="float">
            <text:p>47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-348403.157085007" calcext:value-type="float">
            <text:p>-348403.157085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2</text:p>
          </table:table-cell>
          <table:table-cell office:value-type="float" office:value="9" calcext:value-type="float">
            <text:p>9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1.95222449377376" calcext:value-type="float">
            <text:p>1.95222449377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3</text:p>
          </table:table-cell>
          <table:table-cell office:value-type="float" office:value="6" calcext:value-type="float">
            <text:p>6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1.99999999701916" calcext:value-type="float">
            <text:p>1.9999999970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ratu2d</text:p>
          </table:table-cell>
          <table:table-cell office:value-type="float" office:value="1" calcext:value-type="float">
            <text:p>1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000000000144701068374199" calcext:value-type="float">
            <text:p>1.44701068374199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ratu3d</text:p>
          </table:table-cell>
          <table:table-cell office:value-type="float" office:value="1" calcext:value-type="float">
            <text:p>1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0.000000000000697759073172407" calcext:value-type="float">
            <text:p>6.97759073172407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conn1</text:p>
          </table:table-cell>
          <table:table-cell office:value-type="float" office:value="5" calcext:value-type="float">
            <text:p>5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1.9522244962843" calcext:value-type="float">
            <text:p>1.95222449628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conn2</text:p>
          </table:table-cell>
          <table:table-cell office:value-type="float" office:value="4" calcext:value-type="float">
            <text:p>4</text:p>
          </table:table-cell>
          <table:table-cell office:value-type="float" office:value="0.0042" calcext:value-type="float">
            <text:p>0.0042</text:p>
          </table:table-cell>
          <table:table-cell office:value-type="float" office:value="1.99999955245386" calcext:value-type="float">
            <text:p>1.99999955245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woo</text:p>
          </table:table-cell>
          <table:table-cell office:value-type="float" office:value="99" calcext:value-type="float">
            <text:p>99</text:p>
          </table:table-cell>
          <table:table-cell office:value-type="float" office:value="0.15841" calcext:value-type="float">
            <text:p>0.15841</text:p>
          </table:table-cell>
          <table:table-cell office:value-type="float" office:value="63.6247138448437" calcext:value-type="float">
            <text:p>63.6247138448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dheq</text:p>
          </table:table-cell>
          <table:table-cell office:value-type="float" office:value="15" calcext:value-type="float">
            <text:p>15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0000000771333162991394" calcext:value-type="float">
            <text:p>7.71333162991394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byqad</text:p>
          </table:table-cell>
          <table:table-cell office:value-type="float" office:value="83" calcext:value-type="float">
            <text:p>83</text:p>
          </table:table-cell>
          <table:table-cell office:value-type="float" office:value="3.02395" calcext:value-type="float">
            <text:p>3.02395</text:p>
          </table:table-cell>
          <table:table-cell office:value-type="float" office:value="0.0158155654435182" calcext:value-type="float">
            <text:p>0.015815565443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rcta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rctb</text:p>
          </table:table-cell>
          <table:table-cell office:value-type="float" office:value="2150" calcext:value-type="float">
            <text:p>2150</text:p>
          </table:table-cell>
          <table:table-cell office:value-type="float" office:value="4.87496" calcext:value-type="float">
            <text:p>4.87496</text:p>
          </table:table-cell>
          <table:table-cell office:value-type="float" office:value="0.000329597690102094" calcext:value-type="float">
            <text:p>0.000329597690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nhark</text:p>
          </table:table-cell>
          <table:table-cell office:value-type="float" office:value="7" calcext:value-type="float">
            <text:p>7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-1.9999964259424" calcext:value-type="float">
            <text:p>-1.9999964259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nrosnb</text:p>
          </table:table-cell>
          <table:table-cell office:value-type="float" office:value="42" calcext:value-type="float">
            <text:p>42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00000000000136185060593401" calcext:value-type="float">
            <text:p>1.36185060593401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ff</text:p>
          </table:table-cell>
          <table:table-cell office:value-type="float" office:value="19" calcext:value-type="float">
            <text:p>19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2.69691882140371" calcext:value-type="float">
            <text:p>2.69691882140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nlbeam</text:p>
          </table:table-cell>
          <table:table-cell office:value-type="float" office:value="318" calcext:value-type="float">
            <text:p>318</text:p>
          </table:table-cell>
          <table:table-cell office:value-type="float" office:value="2.27775" calcext:value-type="float">
            <text:p>2.27775</text:p>
          </table:table-cell>
          <table:table-cell office:value-type="float" office:value="344.876232252209" calcext:value-type="float">
            <text:p>344.876232252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a</text:p>
          </table:table-cell>
          <table:table-cell office:value-type="float" office:value="5" calcext:value-type="float">
            <text:p>5</text:p>
          </table:table-cell>
          <table:table-cell office:value-type="float" office:value="0.09966" calcext:value-type="float">
            <text:p>0.09966</text:p>
          </table:table-cell>
          <table:table-cell office:value-type="float" office:value="-0.0125920948451593" calcext:value-type="float">
            <text:p>-0.012592094845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b</text:p>
          </table:table-cell>
          <table:table-cell office:value-type="float" office:value="5" calcext:value-type="float">
            <text:p>5</text:p>
          </table:table-cell>
          <table:table-cell office:value-type="float" office:value="0.11043" calcext:value-type="float">
            <text:p>0.11043</text:p>
          </table:table-cell>
          <table:table-cell office:value-type="float" office:value="-6.98822201234955" calcext:value-type="float">
            <text:p>-6.98822201234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c</text:p>
          </table:table-cell>
          <table:table-cell office:value-type="float" office:value="1" calcext:value-type="float">
            <text:p>1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-0.00502072422651384" calcext:value-type="float">
            <text:p>-0.005020724226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</text:p>
          </table:table-cell>
          <table:table-cell office:value-type="float" office:value="10" calcext:value-type="float">
            <text:p>10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00000000488365403561241" calcext:value-type="float">
            <text:p>4.88365403561241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on</text:p>
          </table:table-cell>
          <table:table-cell office:value-type="float" office:value="7" calcext:value-type="float">
            <text:p>7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-6230.79556198633" calcext:value-type="float">
            <text:p>-6230.79556198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igmz</text:p>
          </table:table-cell>
          <table:table-cell office:value-type="float" office:value="16" calcext:value-type="float">
            <text:p>16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27.9999999750978" calcext:value-type="float">
            <text:p>27.9999999750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lhans</text:p>
          </table:table-cell>
          <table:table-cell office:value-type="float" office:value="1" calcext:value-type="float">
            <text:p>1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2.01948391736579E-028" calcext:value-type="float">
            <text:p>2.01948391736579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1</text:p>
          </table:table-cell>
          <table:table-cell office:value-type="float" office:value="17" calcext:value-type="float">
            <text:p>17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91.0562416549514" calcext:value-type="float">
            <text:p>91.0562416549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2</text:p>
          </table:table-cell>
          <table:table-cell office:value-type="float" office:value="293" calcext:value-type="float">
            <text:p>293</text:p>
          </table:table-cell>
          <table:table-cell office:value-type="float" office:value="0.35899" calcext:value-type="float">
            <text:p>0.35899</text:p>
          </table:table-cell>
          <table:table-cell office:value-type="float" office:value="72.9000000039014" calcext:value-type="float">
            <text:p>72.9000000039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kscrw</text:p>
          </table:table-cell>
          <table:table-cell office:value-type="float" office:value="36" calcext:value-type="float">
            <text:p>36</text:p>
          </table:table-cell>
          <table:table-cell office:value-type="float" office:value="1.18006" calcext:value-type="float">
            <text:p>1.18006</text:p>
          </table:table-cell>
          <table:table-cell office:value-type="float" office:value="90.6878239899242" calcext:value-type="float">
            <text:p>90.6878239899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hfun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6" calcext:value-type="float">
            <text:p>6</text:p>
          </table:table-cell>
          <table:table-cell office:value-type="float" office:value="0.1509" calcext:value-type="float">
            <text:p>0.1509</text:p>
          </table:table-cell>
          <table:table-cell office:value-type="float" office:value="-9999" calcext:value-type="float">
            <text:p>-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gglvy</text:p>
          </table:table-cell>
          <table:table-cell office:value-type="float" office:value="13" calcext:value-type="float">
            <text:p>13</text:p>
          </table:table-cell>
          <table:table-cell office:value-type="float" office:value="0.20836" calcext:value-type="float">
            <text:p>0.20836</text:p>
          </table:table-cell>
          <table:table-cell office:value-type="float" office:value="1688.21530971536" calcext:value-type="float">
            <text:p>1688.21530971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100</text:p>
          </table:table-cell>
          <table:table-cell office:value-type="float" office:value="122" calcext:value-type="float">
            <text:p>122</text:p>
          </table:table-cell>
          <table:table-cell office:value-type="float" office:value="0.14753" calcext:value-type="float">
            <text:p>0.14753</text:p>
          </table:table-cell>
          <table:table-cell office:value-type="float" office:value="0.567602709779003" calcext:value-type="float">
            <text:p>0.567602709779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132</text:p>
          </table:table-cell>
          <table:table-cell office:value-type="float" office:value="637" calcext:value-type="float">
            <text:p>637</text:p>
          </table:table-cell>
          <table:table-cell office:value-type="float" office:value="17.22276" calcext:value-type="float">
            <text:p>17.22276</text:p>
          </table:table-cell>
          <table:table-cell office:value-type="float" office:value="0.00100114381996619" calcext:value-type="float">
            <text:p>0.001001143819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4</text:p>
          </table:table-cell>
          <table:table-cell office:value-type="float" office:value="66" calcext:value-type="float">
            <text:p>66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871897531104237" calcext:value-type="float">
            <text:p>0.871897531104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50</text:p>
          </table:table-cell>
          <table:table-cell office:value-type="float" office:value="559" calcext:value-type="float">
            <text:p>559</text:p>
          </table:table-cell>
          <table:table-cell office:value-type="float" office:value="0.42964" calcext:value-type="float">
            <text:p>0.42964</text:p>
          </table:table-cell>
          <table:table-cell office:value-type="float" office:value="0.59335228521644" calcext:value-type="float">
            <text:p>0.59335228521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fi1</text:p>
          </table:table-cell>
          <table:table-cell office:value-type="float" office:value="9" calcext:value-type="float">
            <text:p>9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-49.0752000102829" calcext:value-type="float">
            <text:p>-49.0752000102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fi2</text:p>
          </table:table-cell>
          <table:table-cell office:value-type="float" office:value="19" calcext:value-type="float">
            <text:p>19</text:p>
          </table:table-cell>
          <table:table-cell office:value-type="float" office:value="0.00714" calcext:value-type="float">
            <text:p>0.00714</text:p>
          </table:table-cell>
          <table:table-cell office:value-type="float" office:value="55.0176056313697" calcext:value-type="float">
            <text:p>55.0176056313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e</text:p>
          </table:table-cell>
          <table:table-cell office:value-type="float" office:value="28" calcext:value-type="float">
            <text:p>28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1.14955770569796E-024" calcext:value-type="float">
            <text:p>1.14955770569796E-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10</text:p>
          </table:table-cell>
          <table:table-cell office:value-type="float" office:value="11" calcext:value-type="float">
            <text:p>11</text:p>
          </table:table-cell>
          <table:table-cell office:value-type="float" office:value="0.44996" calcext:value-type="float">
            <text:p>0.44996</text:p>
          </table:table-cell>
          <table:table-cell office:value-type="float" office:value="-1003162.90241319" calcext:value-type="float">
            <text:p>-1003162.90241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20</text:p>
          </table:table-cell>
          <table:table-cell office:value-type="float" office:value="11" calcext:value-type="float">
            <text:p>11</text:p>
          </table:table-cell>
          <table:table-cell office:value-type="float" office:value="0.70149" calcext:value-type="float">
            <text:p>0.70149</text:p>
          </table:table-cell>
          <table:table-cell office:value-type="float" office:value="-1003162.90241319" calcext:value-type="float">
            <text:p>-1003162.90241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30</text:p>
          </table:table-cell>
          <table:table-cell office:value-type="float" office:value="11" calcext:value-type="float">
            <text:p>11</text:p>
          </table:table-cell>
          <table:table-cell office:value-type="float" office:value="1.07304" calcext:value-type="float">
            <text:p>1.07304</text:p>
          </table:table-cell>
          <table:table-cell office:value-type="float" office:value="-1003162.90241319" calcext:value-type="float">
            <text:p>-1003162.90241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bqp1</text:p>
          </table:table-cell>
          <table:table-cell office:value-type="float" office:value="6" calcext:value-type="float">
            <text:p>6</text:p>
          </table:table-cell>
          <table:table-cell office:value-type="float" office:value="0.46572" calcext:value-type="float">
            <text:p>0.46572</text:p>
          </table:table-cell>
          <table:table-cell office:value-type="float" office:value="2250225.25985695" calcext:value-type="float">
            <text:p>2250225.25985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1</text:p>
          </table:table-cell>
          <table:table-cell office:value-type="float" office:value="8" calcext:value-type="float">
            <text:p>8</text:p>
          </table:table-cell>
          <table:table-cell office:value-type="float" office:value="0.11116" calcext:value-type="float">
            <text:p>0.11116</text:p>
          </table:table-cell>
          <table:table-cell office:value-type="float" office:value="1087511.56751775" calcext:value-type="float">
            <text:p>1087511.56751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2</text:p>
          </table:table-cell>
          <table:table-cell office:value-type="float" office:value="8" calcext:value-type="float">
            <text:p>8</text:p>
          </table:table-cell>
          <table:table-cell office:value-type="float" office:value="6.26696" calcext:value-type="float">
            <text:p>6.26696</text:p>
          </table:table-cell>
          <table:table-cell office:value-type="float" office:value="81842458.2734284" calcext:value-type="float">
            <text:p>81842458.2734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3</text:p>
          </table:table-cell>
          <table:table-cell office:value-type="float" office:value="7" calcext:value-type="float">
            <text:p>7</text:p>
          </table:table-cell>
          <table:table-cell office:value-type="float" office:value="36.80092" calcext:value-type="float">
            <text:p>36.80092</text:p>
          </table:table-cell>
          <table:table-cell office:value-type="float" office:value="115711104.768604" calcext:value-type="float">
            <text:p>115711104.768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l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m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s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b</text:p>
          </table:table-cell>
          <table:table-cell office:value-type="float" office:value="30" calcext:value-type="float">
            <text:p>30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0.000000000469947423296715" calcext:value-type="float">
            <text:p>4.69947423296715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c</text:p>
          </table:table-cell>
          <table:table-cell office:value-type="float" office:value="23" calcext:value-type="float">
            <text:p>23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0.0025694785986642" calcext:value-type="float">
            <text:p>0.002569478598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u</text:p>
          </table:table-cell>
          <table:table-cell office:value-type="float" office:value="26" calcext:value-type="float">
            <text:p>26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00000000131209849190928" calcext:value-type="float">
            <text:p>1.31209849190928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enlpa</text:p>
          </table:table-cell>
          <table:table-cell office:value-type="float" office:value="16" calcext:value-type="float">
            <text:p>16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3.06036764843395" calcext:value-type="float">
            <text:p>3.06036764843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enlpb</text:p>
          </table:table-cell>
          <table:table-cell office:value-type="float" office:value="11" calcext:value-type="float">
            <text:p>11</text:p>
          </table:table-cell>
          <table:table-cell office:value-type="float" office:value="0.0072" calcext:value-type="float">
            <text:p>0.0072</text:p>
          </table:table-cell>
          <table:table-cell office:value-type="float" office:value="-69.3298516101301" calcext:value-type="float">
            <text:p>-69.3298516101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ymalo</text:p>
          </table:table-cell>
          <table:table-cell office:value-type="float" office:value="12" calcext:value-type="float">
            <text:p>12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-3.00000000008414" calcext:value-type="float">
            <text:p>-3.00000000008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a</text:p>
          </table:table-cell>
          <table:table-cell office:value-type="float" office:value="6" calcext:value-type="float">
            <text:p>6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1.10283709073358E-023" calcext:value-type="float">
            <text:p>1.10283709073358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b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4.63079757836336E-020" calcext:value-type="float">
            <text:p>4.63079757836336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c</text:p>
          </table:table-cell>
          <table:table-cell office:value-type="float" office:value="10" calcext:value-type="float">
            <text:p>10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2.17767937220575E-020" calcext:value-type="float">
            <text:p>2.17767937220575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d</text:p>
          </table:table-cell>
          <table:table-cell office:value-type="float" office:value="19" calcext:value-type="float">
            <text:p>1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739553457765638" calcext:value-type="float">
            <text:p>0.073955345776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e</text:p>
          </table:table-cell>
          <table:table-cell office:value-type="float" office:value="11" calcext:value-type="float">
            <text:p>1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2.50968786030411E-022" calcext:value-type="float">
            <text:p>2.50968786030411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f</text:p>
          </table:table-cell>
          <table:table-cell office:value-type="float" office:value="6" calcext:value-type="float">
            <text:p>6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6.51324621983021E-022" calcext:value-type="float">
            <text:p>6.51324621983021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igri</text:p>
          </table:table-cell>
          <table:table-cell office:value-type="float" office:value="7" calcext:value-type="float">
            <text:p>7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680.630057362877" calcext:value-type="float">
            <text:p>680.630057362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2</text:p>
          </table:table-cell>
          <table:table-cell office:value-type="float" office:value="22" calcext:value-type="float">
            <text:p>22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1.74573714824135" calcext:value-type="float">
            <text:p>1.74573714824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s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ttert</text:p>
          </table:table-cell>
          <table:table-cell office:value-type="float" office:value="32" calcext:value-type="float">
            <text:p>32</text:p>
          </table:table-cell>
          <table:table-cell office:value-type="float" office:value="0.33141" calcext:value-type="float">
            <text:p>0.33141</text:p>
          </table:table-cell>
          <table:table-cell office:value-type="float" office:value="-1.99759674078748" calcext:value-type="float">
            <text:p>-1.997596740787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chlng</text:p>
          </table:table-cell>
          <table:table-cell office:value-type="float" office:value="9" calcext:value-type="float">
            <text:p>9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2471.89782653948" calcext:value-type="float">
            <text:p>2471.89782653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chlnv</text:p>
          </table:table-cell>
          <table:table-cell office:value-type="float" office:value="22" calcext:value-type="float">
            <text:p>22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0.00000000000726520565968075" calcext:value-type="float">
            <text:p>7.26520565968075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a</text:p>
          </table:table-cell>
          <table:table-cell office:value-type="float" office:value="6" calcext:value-type="float">
            <text:p>6</text:p>
          </table:table-cell>
          <table:table-cell office:value-type="float" office:value="0.0386" calcext:value-type="float">
            <text:p>0.038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b</text:p>
          </table:table-cell>
          <table:table-cell office:value-type="float" office:value="7" calcext:value-type="float">
            <text:p>7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c</text:p>
          </table:table-cell>
          <table:table-cell office:value-type="float" office:value="8" calcext:value-type="float">
            <text:p>8</text:p>
          </table:table-cell>
          <table:table-cell office:value-type="float" office:value="0.08269" calcext:value-type="float">
            <text:p>0.0826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d</text:p>
          </table:table-cell>
          <table:table-cell office:value-type="float" office:value="11" calcext:value-type="float">
            <text:p>11</text:p>
          </table:table-cell>
          <table:table-cell office:value-type="float" office:value="0.12177" calcext:value-type="float">
            <text:p>0.12177</text:p>
          </table:table-cell>
          <table:table-cell office:value-type="float" office:value="1.00000000000001" calcext:value-type="float">
            <text:p>1.000000000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e</text:p>
          </table:table-cell>
          <table:table-cell office:value-type="float" office:value="18" calcext:value-type="float">
            <text:p>18</text:p>
          </table:table-cell>
          <table:table-cell office:value-type="float" office:value="0.10281" calcext:value-type="float">
            <text:p>0.1028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f</text:p>
          </table:table-cell>
          <table:table-cell office:value-type="float" office:value="19" calcext:value-type="float">
            <text:p>19</text:p>
          </table:table-cell>
          <table:table-cell office:value-type="float" office:value="0.211" calcext:value-type="float">
            <text:p>0.211</text:p>
          </table:table-cell>
          <table:table-cell office:value-type="float" office:value="1.00000000000067" calcext:value-type="float">
            <text:p>1.00000000000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g</text:p>
          </table:table-cell>
          <table:table-cell office:value-type="float" office:value="17" calcext:value-type="float">
            <text:p>17</text:p>
          </table:table-cell>
          <table:table-cell office:value-type="float" office:value="0.18918" calcext:value-type="float">
            <text:p>0.189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h</text:p>
          </table:table-cell>
          <table:table-cell office:value-type="float" office:value="15" calcext:value-type="float">
            <text:p>15</text:p>
          </table:table-cell>
          <table:table-cell office:value-type="float" office:value="0.1758" calcext:value-type="float">
            <text:p>0.1758</text:p>
          </table:table-cell>
          <table:table-cell office:value-type="float" office:value="1.00000000005101" calcext:value-type="float">
            <text:p>1.00000000005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i</text:p>
          </table:table-cell>
          <table:table-cell office:value-type="float" office:value="16" calcext:value-type="float">
            <text:p>16</text:p>
          </table:table-cell>
          <table:table-cell office:value-type="float" office:value="0.09221" calcext:value-type="float">
            <text:p>0.0922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j</text:p>
          </table:table-cell>
          <table:table-cell office:value-type="float" office:value="28" calcext:value-type="float">
            <text:p>28</text:p>
          </table:table-cell>
          <table:table-cell office:value-type="float" office:value="0.32498" calcext:value-type="float">
            <text:p>0.3249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k</text:p>
          </table:table-cell>
          <table:table-cell office:value-type="float" office:value="23" calcext:value-type="float">
            <text:p>23</text:p>
          </table:table-cell>
          <table:table-cell office:value-type="float" office:value="0.25634" calcext:value-type="float">
            <text:p>0.25634</text:p>
          </table:table-cell>
          <table:table-cell office:value-type="float" office:value="1.00000000000004" calcext:value-type="float">
            <text:p>1.00000000000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l</text:p>
          </table:table-cell>
          <table:table-cell office:value-type="float" office:value="30" calcext:value-type="float">
            <text:p>30</text:p>
          </table:table-cell>
          <table:table-cell office:value-type="float" office:value="0.35063" calcext:value-type="float">
            <text:p>0.35063</text:p>
          </table:table-cell>
          <table:table-cell office:value-type="float" office:value="1.00000000000012" calcext:value-type="float">
            <text:p>1.00000000000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on3dq</text:p>
          </table:table-cell>
          <table:table-cell office:value-type="float" office:value="1" calcext:value-type="float">
            <text:p>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jtl</text:p>
          </table:table-cell>
          <table:table-cell office:value-type="float" office:value="69" calcext:value-type="float">
            <text:p>69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-8951.54472357219" calcext:value-type="float">
            <text:p>-8951.54472357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ieper</text:p>
          </table:table-cell>
          <table:table-cell office:value-type="float" office:value="27" calcext:value-type="float">
            <text:p>27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18744.0146088253" calcext:value-type="float">
            <text:p>18744.0146088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qdrtic</text:p>
          </table:table-cell>
          <table:table-cell office:value-type="float" office:value="1" calcext:value-type="float">
            <text:p>1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5.91645678915759E-029" calcext:value-type="float">
            <text:p>5.91645678915759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qrtic</text:p>
          </table:table-cell>
          <table:table-cell office:value-type="float" office:value="19" calcext:value-type="float">
            <text:p>19</text:p>
          </table:table-cell>
          <table:table-cell office:value-type="float" office:value="0.09682" calcext:value-type="float">
            <text:p>0.09682</text:p>
          </table:table-cell>
          <table:table-cell office:value-type="float" office:value="25840.0159304332" calcext:value-type="float">
            <text:p>25840.0159304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1lq</text:p>
          </table:table-cell>
          <table:table-cell office:value-type="float" office:value="2235" calcext:value-type="float">
            <text:p>2235</text:p>
          </table:table-cell>
          <table:table-cell office:value-type="float" office:value="509.16237" calcext:value-type="float">
            <text:p>509.16237</text:p>
          </table:table-cell>
          <table:table-cell office:value-type="float" office:value="0.000011283607371964" calcext:value-type="float">
            <text:p>1.128360737196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2lq</text:p>
          </table:table-cell>
          <table:table-cell office:value-type="float" office:value="173" calcext:value-type="float">
            <text:p>173</text:p>
          </table:table-cell>
          <table:table-cell office:value-type="float" office:value="55.75042" calcext:value-type="float">
            <text:p>55.75042</text:p>
          </table:table-cell>
          <table:table-cell office:value-type="float" office:value="0.00000622485887484027" calcext:value-type="float">
            <text:p>6.22485887484027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3lq</text:p>
          </table:table-cell>
          <table:table-cell office:value-type="float" office:value="100" calcext:value-type="float">
            <text:p>100</text:p>
          </table:table-cell>
          <table:table-cell office:value-type="float" office:value="44.66668" calcext:value-type="float">
            <text:p>44.66668</text:p>
          </table:table-cell>
          <table:table-cell office:value-type="float" office:value="0.000202795222212565" calcext:value-type="float">
            <text:p>0.000202795222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1</text:p>
          </table:table-cell>
          <table:table-cell office:value-type="float" office:value="2235" calcext:value-type="float">
            <text:p>2235</text:p>
          </table:table-cell>
          <table:table-cell office:value-type="float" office:value="580.62814" calcext:value-type="float">
            <text:p>580.62814</text:p>
          </table:table-cell>
          <table:table-cell office:value-type="float" office:value="0.000011283607371964" calcext:value-type="float">
            <text:p>1.128360737196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2</text:p>
          </table:table-cell>
          <table:table-cell office:value-type="float" office:value="173" calcext:value-type="float">
            <text:p>173</text:p>
          </table:table-cell>
          <table:table-cell office:value-type="float" office:value="46.41414" calcext:value-type="float">
            <text:p>46.41414</text:p>
          </table:table-cell>
          <table:table-cell office:value-type="float" office:value="0.00000622485887484027" calcext:value-type="float">
            <text:p>6.22485887484027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3</text:p>
          </table:table-cell>
          <table:table-cell office:value-type="float" office:value="100" calcext:value-type="float">
            <text:p>100</text:p>
          </table:table-cell>
          <table:table-cell office:value-type="float" office:value="32.98097" calcext:value-type="float">
            <text:p>32.98097</text:p>
          </table:table-cell>
          <table:table-cell office:value-type="float" office:value="0.000202795222212565" calcext:value-type="float">
            <text:p>0.000202795222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l</text:p>
          </table:table-cell>
          <table:table-cell office:value-type="float" office:value="6" calcext:value-type="float">
            <text:p>6</text:p>
          </table:table-cell>
          <table:table-cell office:value-type="float" office:value="0.6043" calcext:value-type="float">
            <text:p>0.6043</text:p>
          </table:table-cell>
          <table:table-cell office:value-type="float" office:value="125.338129735829" calcext:value-type="float">
            <text:p>125.338129735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a</text:p>
          </table:table-cell>
          <table:table-cell office:value-type="float" office:value="6" calcext:value-type="float">
            <text:p>6</text:p>
          </table:table-cell>
          <table:table-cell office:value-type="float" office:value="0.13275" calcext:value-type="float">
            <text:p>0.13275</text:p>
          </table:table-cell>
          <table:table-cell office:value-type="float" office:value="12.7020299121441" calcext:value-type="float">
            <text:p>12.7020299121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b</text:p>
          </table:table-cell>
          <table:table-cell office:value-type="float" office:value="5" calcext:value-type="float">
            <text:p>5</text:p>
          </table:table-cell>
          <table:table-cell office:value-type="float" office:value="0.12243" calcext:value-type="float">
            <text:p>0.12243</text:p>
          </table:table-cell>
          <table:table-cell office:value-type="float" office:value="15.937777583962" calcext:value-type="float">
            <text:p>15.937777583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c</text:p>
          </table:table-cell>
          <table:table-cell office:value-type="float" office:value="11" calcext:value-type="float">
            <text:p>11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24.9698127700397" calcext:value-type="float">
            <text:p>24.9698127700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d</text:p>
          </table:table-cell>
          <table:table-cell office:value-type="float" office:value="163" calcext:value-type="float">
            <text:p>163</text:p>
          </table:table-cell>
          <table:table-cell office:value-type="float" office:value="2.03052" calcext:value-type="float">
            <text:p>2.03052</text:p>
          </table:table-cell>
          <table:table-cell office:value-type="float" office:value="12.6444586939467" calcext:value-type="float">
            <text:p>12.6444586939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2</text:p>
          </table:table-cell>
          <table:table-cell office:value-type="float" office:value="7" calcext:value-type="float">
            <text:p>7</text:p>
          </table:table-cell>
          <table:table-cell office:value-type="float" office:value="0.30184" calcext:value-type="float">
            <text:p>0.30184</text:p>
          </table:table-cell>
          <table:table-cell office:value-type="float" office:value="0.508676206709404" calcext:value-type="float">
            <text:p>0.508676206709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3</text:p>
          </table:table-cell>
          <table:table-cell office:value-type="float" office:value="1" calcext:value-type="float">
            <text:p>1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235.262481033816" calcext:value-type="float">
            <text:p>235.262481033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4</text:p>
          </table:table-cell>
          <table:table-cell office:value-type="float" office:value="3" calcext:value-type="float">
            <text:p>3</text:p>
          </table:table-cell>
          <table:table-cell office:value-type="float" office:value="0.30325" calcext:value-type="float">
            <text:p>0.30325</text:p>
          </table:table-cell>
          <table:table-cell office:value-type="float" office:value="2.86853838186692" calcext:value-type="float">
            <text:p>2.86853838186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5</text:p>
          </table:table-cell>
          <table:table-cell office:value-type="float" office:value="3" calcext:value-type="float">
            <text:p>3</text:p>
          </table:table-cell>
          <table:table-cell office:value-type="float" office:value="0.08948" calcext:value-type="float">
            <text:p>0.08948</text:p>
          </table:table-cell>
          <table:table-cell office:value-type="float" office:value="1.53511142082953" calcext:value-type="float">
            <text:p>1.53511142082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6</text:p>
          </table:table-cell>
          <table:table-cell office:value-type="float" office:value="11" calcext:value-type="float">
            <text:p>11</text:p>
          </table:table-cell>
          <table:table-cell office:value-type="float" office:value="0.39356" calcext:value-type="float">
            <text:p>0.39356</text:p>
          </table:table-cell>
          <table:table-cell office:value-type="float" office:value="134850.616258934" calcext:value-type="float">
            <text:p>134850.616258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1</text:p>
          </table:table-cell>
          <table:table-cell office:value-type="float" office:value="8" calcext:value-type="float">
            <text:p>8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350129912683971" calcext:value-type="float">
            <text:p>0.035012991268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2</text:p>
          </table:table-cell>
          <table:table-cell office:value-type="float" office:value="10" calcext:value-type="float">
            <text:p>10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337337388874636" calcext:value-type="float">
            <text:p>0.033733738887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3</text:p>
          </table:table-cell>
          <table:table-cell office:value-type="float" office:value="11" calcext:value-type="float">
            <text:p>11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135755835243228" calcext:value-type="float">
            <text:p>0.135755835243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4</text:p>
          </table:table-cell>
          <table:table-cell office:value-type="float" office:value="10" calcext:value-type="float">
            <text:p>10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746090657753592" calcext:value-type="float">
            <text:p>0.746090657753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1</text:p>
          </table:table-cell>
          <table:table-cell office:value-type="float" office:value="11" calcext:value-type="float">
            <text:p>11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6155.36439148165" calcext:value-type="float">
            <text:p>6155.36439148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2</text:p>
          </table:table-cell>
          <table:table-cell office:value-type="float" office:value="9" calcext:value-type="float">
            <text:p>9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3551.30797809063" calcext:value-type="float">
            <text:p>3551.30797809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5</text:p>
          </table:table-cell>
          <table:table-cell office:value-type="float" office:value="8" calcext:value-type="float">
            <text:p>8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427.232614738825" calcext:value-type="float">
            <text:p>427.232614738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9" calcext:value-type="float">
            <text:p>9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18309.3726181238" calcext:value-type="float">
            <text:p>18309.3726181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ensch</text:p>
          </table:table-cell>
          <table:table-cell office:value-type="float" office:value="6" calcext:value-type="float">
            <text:p>6</text:p>
          </table:table-cell>
          <table:table-cell office:value-type="float" office:value="0.03251" calcext:value-type="float">
            <text:p>0.03251</text:p>
          </table:table-cell>
          <table:table-cell office:value-type="float" office:value="12003.2845920208" calcext:value-type="float">
            <text:p>12003.2845920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1</text:p>
          </table:table-cell>
          <table:table-cell office:value-type="float" office:value="5" calcext:value-type="float">
            <text:p>5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-1.42930675355065" calcext:value-type="float">
            <text:p>-1.42930675355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2</text:p>
          </table:table-cell>
          <table:table-cell office:value-type="float" office:value="4" calcext:value-type="float">
            <text:p>4</text:p>
          </table:table-cell>
          <table:table-cell office:value-type="float" office:value="0.03768" calcext:value-type="float">
            <text:p>0.03768</text:p>
          </table:table-cell>
          <table:table-cell office:value-type="float" office:value="-998.947393300945" calcext:value-type="float">
            <text:p>-998.947393300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3</text:p>
          </table:table-cell>
          <table:table-cell office:value-type="float" office:value="701" calcext:value-type="float">
            <text:p>701</text:p>
          </table:table-cell>
          <table:table-cell office:value-type="float" office:value="0.75099" calcext:value-type="float">
            <text:p>0.75099</text:p>
          </table:table-cell>
          <table:table-cell office:value-type="float" office:value="0.127946172835242" calcext:value-type="float">
            <text:p>0.127946172835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</text:p>
          </table:table-cell>
          <table:table-cell office:value-type="float" office:value="21" calcext:value-type="float">
            <text:p>21</text:p>
          </table:table-cell>
          <table:table-cell office:value-type="float" office:value="0.04535" calcext:value-type="float">
            <text:p>0.04535</text:p>
          </table:table-cell>
          <table:table-cell office:value-type="float" office:value="0.000000051395585564323" calcext:value-type="float">
            <text:p>5.1395585564323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2</text:p>
          </table:table-cell>
          <table:table-cell office:value-type="float" office:value="69" calcext:value-type="float">
            <text:p>69</text:p>
          </table:table-cell>
          <table:table-cell office:value-type="float" office:value="0.14806" calcext:value-type="float">
            <text:p>0.14806</text:p>
          </table:table-cell>
          <table:table-cell office:value-type="float" office:value="82.5000000001562" calcext:value-type="float">
            <text:p>82.5000000001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co</text:p>
          </table:table-cell>
          <table:table-cell office:value-type="float" office:value="3" calcext:value-type="float">
            <text:p>3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ls</text:p>
          </table:table-cell>
          <table:table-cell office:value-type="float" office:value="22" calcext:value-type="float">
            <text:p>22</text:p>
          </table:table-cell>
          <table:table-cell office:value-type="float" office:value="0.15527" calcext:value-type="float">
            <text:p>0.15527</text:p>
          </table:table-cell>
          <table:table-cell office:value-type="float" office:value="2.40638039723443E-017" calcext:value-type="float">
            <text:p>2.40638039723443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</text:p>
          </table:table-cell>
          <table:table-cell office:value-type="float" office:value="115" calcext:value-type="float">
            <text:p>115</text:p>
          </table:table-cell>
          <table:table-cell office:value-type="float" office:value="0.33554" calcext:value-type="float">
            <text:p>0.33554</text:p>
          </table:table-cell>
          <table:table-cell office:value-type="float" office:value="9.04139547014698E-020" calcext:value-type="float">
            <text:p>9.04139547014698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2</text:p>
          </table:table-cell>
          <table:table-cell office:value-type="float" office:value="13" calcext:value-type="float">
            <text:p>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1.60000060582783" calcext:value-type="float">
            <text:p>1.60000060582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co</text:p>
          </table:table-cell>
          <table:table-cell office:value-type="float" office:value="1" calcext:value-type="float">
            <text:p>1</text:p>
          </table:table-cell>
          <table:table-cell office:value-type="float" office:value="0.02161" calcext:value-type="float">
            <text:p>0.0216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ls</text:p>
          </table:table-cell>
          <table:table-cell office:value-type="float" office:value="114" calcext:value-type="float">
            <text:p>114</text:p>
          </table:table-cell>
          <table:table-cell office:value-type="float" office:value="0.90737" calcext:value-type="float">
            <text:p>0.90737</text:p>
          </table:table-cell>
          <table:table-cell office:value-type="float" office:value="4.45998611838978E-019" calcext:value-type="float">
            <text:p>4.45998611838978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c2</text:p>
          </table:table-cell>
          <table:table-cell office:value-type="float" office:value="72" calcext:value-type="float">
            <text:p>72</text:p>
          </table:table-cell>
          <table:table-cell office:value-type="float" office:value="3.34352" calcext:value-type="float">
            <text:p>3.34352</text:p>
          </table:table-cell>
          <table:table-cell office:value-type="float" office:value="771.809523809851" calcext:value-type="float">
            <text:p>771.809523809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cco</text:p>
          </table:table-cell>
          <table:table-cell office:value-type="float" office:value="6" calcext:value-type="float">
            <text:p>6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4.9949065987091E-015" calcext:value-type="float">
            <text:p>4.9949065987091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a</text:p>
          </table:table-cell>
          <table:table-cell office:value-type="float" office:value="36" calcext:value-type="float">
            <text:p>36</text:p>
          </table:table-cell>
          <table:table-cell office:value-type="float" office:value="0.03657" calcext:value-type="float">
            <text:p>0.03657</text:p>
          </table:table-cell>
          <table:table-cell office:value-type="float" office:value="-0.999999999997043" calcext:value-type="float">
            <text:p>-0.999999999997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b</text:p>
          </table:table-cell>
          <table:table-cell office:value-type="float" office:value="9" calcext:value-type="float">
            <text:p>9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-0.04722115871361" calcext:value-type="float">
            <text:p>-0.04722115871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c</text:p>
          </table:table-cell>
          <table:table-cell office:value-type="float" office:value="6" calcext:value-type="float">
            <text:p>6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-1.00000000000062" calcext:value-type="float">
            <text:p>-1.00000000000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a</text:p>
          </table:table-cell>
          <table:table-cell office:value-type="float" office:value="25" calcext:value-type="float">
            <text:p>2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999999997503707" calcext:value-type="float">
            <text:p>0.999999997503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b</text:p>
          </table:table-cell>
          <table:table-cell office:value-type="float" office:value="6" calcext:value-type="float">
            <text:p>6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.00096743541596692" calcext:value-type="float">
            <text:p>0.0009674354159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c</text:p>
          </table:table-cell>
          <table:table-cell office:value-type="float" office:value="6" calcext:value-type="float">
            <text:p>6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1.00000000000574" calcext:value-type="float">
            <text:p>1.000000000005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val1</text:p>
          </table:table-cell>
          <table:table-cell office:value-type="float" office:value="7" calcext:value-type="float">
            <text:p>7</text:p>
          </table:table-cell>
          <table:table-cell office:value-type="float" office:value="0.14622" calcext:value-type="float">
            <text:p>0.14622</text:p>
          </table:table-cell>
          <table:table-cell office:value-type="float" office:value="5548.6684194158" calcext:value-type="float">
            <text:p>5548.6684194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val2</text:p>
          </table:table-cell>
          <table:table-cell office:value-type="float" office:value="16" calcext:value-type="float">
            <text:p>16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3.34334363654424E-019" calcext:value-type="float">
            <text:p>3.34334363654424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rinros</text:p>
          </table:table-cell>
          <table:table-cell office:value-type="float" office:value="28" calcext:value-type="float">
            <text:p>28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40.4044907296803" calcext:value-type="float">
            <text:p>40.4044907296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</text:p>
          </table:table-cell>
          <table:table-cell office:value-type="float" office:value="8" calcext:value-type="float">
            <text:p>8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240510593999058" calcext:value-type="float">
            <text:p>0.240510593999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a</text:p>
          </table:table-cell>
          <table:table-cell office:value-type="float" office:value="17" calcext:value-type="float">
            <text:p>1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0113661207546415" calcext:value-type="float">
            <text:p>0.001136612075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b</text:p>
          </table:table-cell>
          <table:table-cell office:value-type="float" office:value="20" calcext:value-type="float">
            <text:p>20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0501942257776938" calcext:value-type="float">
            <text:p>0.005019422577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c</text:p>
          </table:table-cell>
          <table:table-cell office:value-type="float" office:value="15" calcext:value-type="float">
            <text:p>15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33027181104868" calcext:value-type="float">
            <text:p>0.023302718110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in</text:p>
          </table:table-cell>
          <table:table-cell office:value-type="float" office:value="15" calcext:value-type="float">
            <text:p>15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-723558.036243309" calcext:value-type="float">
            <text:p>-723558.036243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in2</text:p>
          </table:table-cell>
          <table:table-cell office:value-type="float" office:value="9" calcext:value-type="float">
            <text:p>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724459.142957344" calcext:value-type="float">
            <text:p>-724459.142957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quad</text:p>
          </table:table-cell>
          <table:table-cell office:value-type="float" office:value="29" calcext:value-type="float">
            <text:p>29</text:p>
          </table:table-cell>
          <table:table-cell office:value-type="float" office:value="0.02554" calcext:value-type="float">
            <text:p>0.02554</text:p>
          </table:table-cell>
          <table:table-cell office:value-type="float" office:value="-3624074.20037698" calcext:value-type="float">
            <text:p>-3624074.200376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im</text:p>
          </table:table-cell>
          <table:table-cell office:value-type="float" office:value="4" calcext:value-type="float">
            <text:p>4</text:p>
          </table:table-cell>
          <table:table-cell office:value-type="float" office:value="0.0059" calcext:value-type="float">
            <text:p>0.0059</text:p>
          </table:table-cell>
          <table:table-cell office:value-type="float" office:value="1.0000000025" calcext:value-type="float">
            <text:p>1.0000000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osnb</text:p>
          </table:table-cell>
          <table:table-cell office:value-type="float" office:value="0" calcext:value-type="float">
            <text:p>0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cu</text:p>
          </table:table-cell>
          <table:table-cell office:value-type="float" office:value="1" calcext:value-type="float">
            <text:p>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11.1491091414857" calcext:value-type="float">
            <text:p>11.1491091414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bv2</text:p>
          </table:table-cell>
          <table:table-cell office:value-type="float" office:value="1" calcext:value-type="float">
            <text:p>1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-0.514006774474971" calcext:value-type="float">
            <text:p>-0.514006774474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bv3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bv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cr</text:p>
          </table:table-cell>
          <table:table-cell office:value-type="float" office:value="42" calcext:value-type="float">
            <text:p>4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.13398327280213E-021" calcext:value-type="float">
            <text:p>1.13398327280213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er</text:p>
          </table:table-cell>
          <table:table-cell office:value-type="float" office:value="16" calcext:value-type="float">
            <text:p>16</text:p>
          </table:table-cell>
          <table:table-cell office:value-type="float" office:value="0.0048" calcext:value-type="float">
            <text:p>0.0048</text:p>
          </table:table-cell>
          <table:table-cell office:value-type="float" office:value="19.5253664985705" calcext:value-type="float">
            <text:p>19.5253664985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h</text:p>
          </table:table-cell>
          <table:table-cell office:value-type="float" office:value="4" calcext:value-type="float">
            <text:p>4</text:p>
          </table:table-cell>
          <table:table-cell office:value-type="float" office:value="0.033" calcext:value-type="float">
            <text:p>0.033</text:p>
          </table:table-cell>
          <table:table-cell office:value-type="float" office:value="2872.6617570031" calcext:value-type="float">
            <text:p>2872.6617570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l</text:p>
          </table:table-cell>
          <table:table-cell office:value-type="float" office:value="2" calcext:value-type="float">
            <text:p>2</text:p>
          </table:table-cell>
          <table:table-cell office:value-type="float" office:value="0.02347" calcext:value-type="float">
            <text:p>0.02347</text:p>
          </table:table-cell>
          <table:table-cell office:value-type="float" office:value="38.8705439168654" calcext:value-type="float">
            <text:p>38.87054391686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m</text:p>
          </table:table-cell>
          <table:table-cell office:value-type="float" office:value="2" calcext:value-type="float">
            <text:p>2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38.8712559390594" calcext:value-type="float">
            <text:p>38.8712559390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h</text:p>
          </table:table-cell>
          <table:table-cell office:value-type="float" office:value="1" calcext:value-type="float">
            <text:p>1</text:p>
          </table:table-cell>
          <table:table-cell office:value-type="float" office:value="0.03991" calcext:value-type="float">
            <text:p>0.03991</text:p>
          </table:table-cell>
          <table:table-cell office:value-type="float" office:value="63.5771428003638" calcext:value-type="float">
            <text:p>63.5771428003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l</text:p>
          </table:table-cell>
          <table:table-cell office:value-type="float" office:value="2" calcext:value-type="float">
            <text:p>2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m</text:p>
          </table:table-cell>
          <table:table-cell office:value-type="float" office:value="2" calcext:value-type="float">
            <text:p>2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insrf2</text:p>
          </table:table-cell>
          <table:table-cell office:value-type="float" office:value="21" calcext:value-type="float">
            <text:p>21</text:p>
          </table:table-cell>
          <table:table-cell office:value-type="float" office:value="0.23258" calcext:value-type="float">
            <text:p>0.23258</text:p>
          </table:table-cell>
          <table:table-cell office:value-type="float" office:value="1.00000000000002" calcext:value-type="float">
            <text:p>1.00000000000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insurf</text:p>
          </table:table-cell>
          <table:table-cell office:value-type="float" office:value="22" calcext:value-type="float">
            <text:p>22</text:p>
          </table:table-cell>
          <table:table-cell office:value-type="float" office:value="5.73572" calcext:value-type="float">
            <text:p>5.73572</text:p>
          </table:table-cell>
          <table:table-cell office:value-type="float" office:value="1.00000000000002" calcext:value-type="float">
            <text:p>1.00000000000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uroth</text:p>
          </table:table-cell>
          <table:table-cell office:value-type="float" office:value="12" calcext:value-type="float">
            <text:p>12</text:p>
          </table:table-cell>
          <table:table-cell office:value-type="float" office:value="0.21668" calcext:value-type="float">
            <text:p>0.21668</text:p>
          </table:table-cell>
          <table:table-cell office:value-type="float" office:value="608159.189046342" calcext:value-type="float">
            <text:p>608159.1890463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usselm</text:p>
          </table:table-cell>
          <table:table-cell office:value-type="float" office:value="1567" calcext:value-type="float">
            <text:p>1567</text:p>
          </table:table-cell>
          <table:table-cell office:value-type="float" office:value="43.76062" calcext:value-type="float">
            <text:p>43.76062</text:p>
          </table:table-cell>
          <table:table-cell office:value-type="float" office:value="-15.1107500439176" calcext:value-type="float">
            <text:p>-15.1107500439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hs28</text:p>
          </table:table-cell>
          <table:table-cell office:value-type="float" office:value="1" calcext:value-type="float">
            <text:p>1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927173693766392" calcext:value-type="float">
            <text:p>0.927173693766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humps</text:p>
          </table:table-cell>
          <table:table-cell office:value-type="float" office:value="117" calcext:value-type="float">
            <text:p>117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0000000000024323900171469" calcext:value-type="float">
            <text:p>2.4323900171469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rose</text:p>
          </table:table-cell>
          <table:table-cell office:value-type="float" office:value="743" calcext:value-type="float">
            <text:p>743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gomez1</text:p>
          </table:table-cell>
          <table:table-cell office:value-type="float" office:value="9" calcext:value-type="float">
            <text:p>9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-2.99999999992773" calcext:value-type="float">
            <text:p>-2.99999999992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19" calcext:value-type="float">
            <text:p>19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482.027299492958" calcext:value-type="float">
            <text:p>482.027299492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000424352115036778" calcext:value-type="float">
            <text:p>4.2435211503677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ttfr</text:p>
          </table:table-cell>
          <table:table-cell office:value-type="float" office:value="15" calcext:value-type="float">
            <text:p>1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8.54800604654391E-017" calcext:value-type="float">
            <text:p>8.54800604654391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uldqp2</text:p>
          </table:table-cell>
          <table:table-cell office:value-type="float" office:value="10" calcext:value-type="float">
            <text:p>10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0.000188007321259516" calcext:value-type="float">
            <text:p>0.00018800732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uldqp3</text:p>
          </table:table-cell>
          <table:table-cell office:value-type="float" office:value="9" calcext:value-type="float">
            <text:p>9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2.06515544496602" calcext:value-type="float">
            <text:p>2.06515544496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p</text:p>
          </table:table-cell>
          <table:table-cell office:value-type="float" office:value="10" calcext:value-type="float">
            <text:p>10</text:p>
          </table:table-cell>
          <table:table-cell office:value-type="float" office:value="0.31822" calcext:value-type="float">
            <text:p>0.31822</text:p>
          </table:table-cell>
          <table:table-cell office:value-type="float" office:value="14400.9272332718" calcext:value-type="float">
            <text:p>14400.9272332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a</text:p>
          </table:table-cell>
          <table:table-cell office:value-type="float" office:value="10" calcext:value-type="float">
            <text:p>10</text:p>
          </table:table-cell>
          <table:table-cell office:value-type="float" office:value="0.30755" calcext:value-type="float">
            <text:p>0.30755</text:p>
          </table:table-cell>
          <table:table-cell office:value-type="float" office:value="304.982956420894" calcext:value-type="float">
            <text:p>304.982956420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b</text:p>
          </table:table-cell>
          <table:table-cell office:value-type="float" office:value="1" calcext:value-type="float">
            <text:p>1</text:p>
          </table:table-cell>
          <table:table-cell office:value-type="float" office:value="0.1469" calcext:value-type="float">
            <text:p>0.1469</text:p>
          </table:table-cell>
          <table:table-cell office:value-type="float" office:value="143.324091424586" calcext:value-type="float">
            <text:p>143.324091424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c</text:p>
          </table:table-cell>
          <table:table-cell office:value-type="float" office:value="13" calcext:value-type="float">
            <text:p>13</text:p>
          </table:table-cell>
          <table:table-cell office:value-type="float" office:value="0.48978" calcext:value-type="float">
            <text:p>0.48978</text:p>
          </table:table-cell>
          <table:table-cell office:value-type="float" office:value="161.870294580968" calcext:value-type="float">
            <text:p>161.870294580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d</text:p>
          </table:table-cell>
          <table:table-cell office:value-type="float" office:value="10" calcext:value-type="float">
            <text:p>10</text:p>
          </table:table-cell>
          <table:table-cell office:value-type="float" office:value="0.33761" calcext:value-type="float">
            <text:p>0.33761</text:p>
          </table:table-cell>
          <table:table-cell office:value-type="float" office:value="566.444372221954" calcext:value-type="float">
            <text:p>566.444372221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e</text:p>
          </table:table-cell>
          <table:table-cell office:value-type="float" office:value="5" calcext:value-type="float">
            <text:p>5</text:p>
          </table:table-cell>
          <table:table-cell office:value-type="float" office:value="0.36673" calcext:value-type="float">
            <text:p>0.36673</text:p>
          </table:table-cell>
          <table:table-cell office:value-type="float" office:value="206.554692406017" calcext:value-type="float">
            <text:p>206.554692406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f</text:p>
          </table:table-cell>
          <table:table-cell office:value-type="float" office:value="17" calcext:value-type="float">
            <text:p>17</text:p>
          </table:table-cell>
          <table:table-cell office:value-type="float" office:value="0.93968" calcext:value-type="float">
            <text:p>0.93968</text:p>
          </table:table-cell>
          <table:table-cell office:value-type="float" office:value="242.108983820339" calcext:value-type="float">
            <text:p>242.108983820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g</text:p>
          </table:table-cell>
          <table:table-cell office:value-type="float" office:value="4" calcext:value-type="float">
            <text:p>4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73.317026046468" calcext:value-type="float">
            <text:p>73.317026046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h</text:p>
          </table:table-cell>
          <table:table-cell office:value-type="float" office:value="3" calcext:value-type="float">
            <text:p>3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39.6262686231779" calcext:value-type="float">
            <text:p>39.6262686231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i</text:p>
          </table:table-cell>
          <table:table-cell office:value-type="float" office:value="6" calcext:value-type="float">
            <text:p>6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40.2474647431139" calcext:value-type="float">
            <text:p>40.2474647431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ing</text:p>
          </table:table-cell>
          <table:table-cell office:value-type="float" office:value="2" calcext:value-type="float">
            <text:p>2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13.8503696078586" calcext:value-type="float">
            <text:p>13.8503696078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70" calcext:value-type="float">
            <text:p>70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1.00404069304086" calcext:value-type="float">
            <text:p>1.00404069304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thls</text:p>
          </table:table-cell>
          <table:table-cell office:value-type="float" office:value="69" calcext:value-type="float">
            <text:p>69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1.0040411224337" calcext:value-type="float">
            <text:p>1.0040411224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lf</text:p>
          </table:table-cell>
          <table:table-cell office:value-type="float" office:value="25" calcext:value-type="float">
            <text:p>25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7.27388212166285E-022" calcext:value-type="float">
            <text:p>7.27388212166285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amals</text:p>
          </table:table-cell>
          <table:table-cell office:value-type="float" office:value="89" calcext:value-type="float">
            <text:p>89</text:p>
          </table:table-cell>
          <table:table-cell office:value-type="float" office:value="0.34373" calcext:value-type="float">
            <text:p>0.34373</text:p>
          </table:table-cell>
          <table:table-cell office:value-type="float" office:value="25.3164159988785" calcext:value-type="float">
            <text:p>25.3164159988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amard</text:p>
          </table:table-cell>
          <table:table-cell office:value-type="float" office:value="3" calcext:value-type="float">
            <text:p>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1.000001399093" calcext:value-type="float">
            <text:p>1.000001399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1</text:p>
          </table:table-cell>
          <table:table-cell office:value-type="float" office:value="1" calcext:value-type="float">
            <text:p>1</text:p>
          </table:table-cell>
          <table:table-cell office:value-type="float" office:value="0.04712" calcext:value-type="float">
            <text:p>0.04712</text:p>
          </table:table-cell>
          <table:table-cell office:value-type="float" office:value="0.880797078677626" calcext:value-type="float">
            <text:p>0.880797078677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2</text:p>
          </table:table-cell>
          <table:table-cell office:value-type="float" office:value="1" calcext:value-type="float">
            <text:p>1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432082250834542" calcext:value-type="float">
            <text:p>0.432082250834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3</text:p>
          </table:table-cell>
          <table:table-cell office:value-type="float" office:value="3" calcext:value-type="float">
            <text:p>3</text:p>
          </table:table-cell>
          <table:table-cell office:value-type="float" office:value="0.10659" calcext:value-type="float">
            <text:p>0.10659</text:p>
          </table:table-cell>
          <table:table-cell office:value-type="float" office:value="0.140961251914673" calcext:value-type="float">
            <text:p>0.1409612519146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4</text:p>
          </table:table-cell>
          <table:table-cell office:value-type="float" office:value="6" calcext:value-type="float">
            <text:p>6</text:p>
          </table:table-cell>
          <table:table-cell office:value-type="float" office:value="0.22996" calcext:value-type="float">
            <text:p>0.22996</text:p>
          </table:table-cell>
          <table:table-cell office:value-type="float" office:value="2.79460937062944" calcext:value-type="float">
            <text:p>2.79460937062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fam</text:p>
          </table:table-cell>
          <table:table-cell office:value-type="float" office:value="12" calcext:value-type="float">
            <text:p>1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-45.000342552394" calcext:value-type="float">
            <text:p>-45.000342552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fas</text:p>
          </table:table-cell>
          <table:table-cell office:value-type="float" office:value="9" calcext:value-type="float">
            <text:p>9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-0.450000004055684" calcext:value-type="float">
            <text:p>-0.450000004055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ry</text:p>
          </table:table-cell>
          <table:table-cell office:value-type="float" office:value="28" calcext:value-type="float">
            <text:p>28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dmads</text:p>
          </table:table-cell>
          <table:table-cell office:value-type="float" office:value="27" calcext:value-type="float">
            <text:p>2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341440075045847" calcext:value-type="float">
            <text:p>0.034144007504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ging</text:p>
          </table:table-cell>
          <table:table-cell office:value-type="float" office:value="27" calcext:value-type="float">
            <text:p>27</text:p>
          </table:table-cell>
          <table:table-cell office:value-type="float" office:value="0.10045" calcext:value-type="float">
            <text:p>0.10045</text:p>
          </table:table-cell>
          <table:table-cell office:value-type="float" office:value="-620.176047832009" calcext:value-type="float">
            <text:p>-620.176047832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kerp2</text:p>
          </table:table-cell>
          <table:table-cell office:value-type="float" office:value="13" calcext:value-type="float">
            <text:p>13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-0.225909577426211" calcext:value-type="float">
            <text:p>-0.225909577426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6</text:p>
          </table:table-cell>
          <table:table-cell office:value-type="float" office:value="6" calcext:value-type="float">
            <text:p>6</text:p>
          </table:table-cell>
          <table:table-cell office:value-type="float" office:value="0.0067" calcext:value-type="float">
            <text:p>0.0067</text:p>
          </table:table-cell>
          <table:table-cell office:value-type="float" office:value="-3.32288689158922" calcext:value-type="float">
            <text:p>-3.32288689158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a</text:p>
          </table:table-cell>
          <table:table-cell office:value-type="float" office:value="13" calcext:value-type="float">
            <text:p>13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1.22441748106592E-018" calcext:value-type="float">
            <text:p>1.22441748106592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b</text:p>
          </table:table-cell>
          <table:table-cell office:value-type="float" office:value="11" calcext:value-type="float">
            <text:p>11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55728091682752" calcext:value-type="float">
            <text:p>0.005572809168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c</text:p>
          </table:table-cell>
          <table:table-cell office:value-type="float" office:value="4" calcext:value-type="float">
            <text:p>4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1.46154855791212E-020" calcext:value-type="float">
            <text:p>1.46154855791212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d</text:p>
          </table:table-cell>
          <table:table-cell office:value-type="float" office:value="11" calcext:value-type="float">
            <text:p>11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00000661514041130778" calcext:value-type="float">
            <text:p>6.61514041130778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e</text:p>
          </table:table-cell>
          <table:table-cell office:value-type="float" office:value="17" calcext:value-type="float">
            <text:p>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0512037693662552" calcext:value-type="float">
            <text:p>5.12037693662552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f</text:p>
          </table:table-cell>
          <table:table-cell office:value-type="float" office:value="22" calcext:value-type="float">
            <text:p>22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2.49122693147294E-019" calcext:value-type="float">
            <text:p>2.49122693147294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g</text:p>
          </table:table-cell>
          <table:table-cell office:value-type="float" office:value="12" calcext:value-type="float">
            <text:p>1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0000000000011155006043246" calcext:value-type="float">
            <text:p>1.1155006043246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h</text:p>
          </table:table-cell>
          <table:table-cell office:value-type="float" office:value="9" calcext:value-type="float">
            <text:p>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-24.499998716747" calcext:value-type="float">
            <text:p>-24.499998716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6</text:p>
          </table:table-cell>
          <table:table-cell office:value-type="float" office:value="270" calcext:value-type="float">
            <text:p>270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3.43146061997299E-026" calcext:value-type="float">
            <text:p>3.43146061997299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6ls</text:p>
          </table:table-cell>
          <table:table-cell office:value-type="float" office:value="270" calcext:value-type="float">
            <text:p>270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3.43146061997299E-026" calcext:value-type="float">
            <text:p>3.43146061997299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8</text:p>
          </table:table-cell>
          <table:table-cell office:value-type="float" office:value="62" calcext:value-type="float">
            <text:p>62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3.3653187430063E-022" calcext:value-type="float">
            <text:p>3.3653187430063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8ls</text:p>
          </table:table-cell>
          <table:table-cell office:value-type="float" office:value="62" calcext:value-type="float">
            <text:p>62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3.36356553885831E-022" calcext:value-type="float">
            <text:p>3.36356553885831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ix</text:p>
          </table:table-cell>
          <table:table-cell office:value-type="float" office:value="11" calcext:value-type="float">
            <text:p>1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1.57063013083576E-019" calcext:value-type="float">
            <text:p>1.57063013083576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lberta</text:p>
          </table:table-cell>
          <table:table-cell office:value-type="float" office:value="1" calcext:value-type="float">
            <text:p>1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1.03044621267471E-022" calcext:value-type="float">
            <text:p>1.03044621267471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lbertb</text:p>
          </table:table-cell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office:value-type="float" office:value="8.65741408645962E-028" calcext:value-type="float">
            <text:p>8.65741408645962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a</text:p>
          </table:table-cell>
          <table:table-cell office:value-type="float" office:value="1" calcext:value-type="float">
            <text:p>1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b</text:p>
          </table:table-cell>
          <table:table-cell office:value-type="float" office:value="5" calcext:value-type="float">
            <text:p>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6.37392943865106E-017" calcext:value-type="float">
            <text:p>6.37392943865106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c</text:p>
          </table:table-cell>
          <table:table-cell office:value-type="float" office:value="6" calcext:value-type="float">
            <text:p>6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9.95656058359269E-025" calcext:value-type="float">
            <text:p>9.95656058359269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d</text:p>
          </table:table-cell>
          <table:table-cell office:value-type="float" office:value="18" calcext:value-type="float">
            <text:p>18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5.92256276134698" calcext:value-type="float">
            <text:p>5.922562761346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e</text:p>
          </table:table-cell>
          <table:table-cell office:value-type="float" office:value="4" calcext:value-type="float">
            <text:p>4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6.98223332716854E-020" calcext:value-type="float">
            <text:p>6.98223332716854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f</text:p>
          </table:table-cell>
          <table:table-cell office:value-type="float" office:value="10" calcext:value-type="float">
            <text:p>1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318.571748791123" calcext:value-type="float">
            <text:p>318.571748791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g</text:p>
          </table:table-cell>
          <table:table-cell office:value-type="float" office:value="6" calcext:value-type="float">
            <text:p>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1.05192148402168E-022" calcext:value-type="float">
            <text:p>1.05192148402168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h</text:p>
          </table:table-cell>
          <table:table-cell office:value-type="float" office:value="4" calcext:value-type="float">
            <text:p>4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i</text:p>
          </table:table-cell>
          <table:table-cell office:value-type="float" office:value="17" calcext:value-type="float">
            <text:p>17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-1754.99993595318" calcext:value-type="float">
            <text:p>-1754.99993595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j</text:p>
          </table:table-cell>
          <table:table-cell office:value-type="float" office:value="17" calcext:value-type="float">
            <text:p>17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-1910.3447234351" calcext:value-type="float">
            <text:p>-1910.3447234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k</text:p>
          </table:table-cell>
          <table:table-cell office:value-type="float" office:value="8" calcext:value-type="float">
            <text:p>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518143453571046" calcext:value-type="float">
            <text:p>0.051814345357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1</text:p>
          </table:table-cell>
          <table:table-cell office:value-type="float" office:value="8" calcext:value-type="float">
            <text:p>8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-62.0538693754294" calcext:value-type="float">
            <text:p>-62.0538693754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2</text:p>
          </table:table-cell>
          <table:table-cell office:value-type="float" office:value="9" calcext:value-type="float">
            <text:p>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-62.0538693754294" calcext:value-type="float">
            <text:p>-62.0538693754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3</text:p>
          </table:table-cell>
          <table:table-cell office:value-type="float" office:value="11" calcext:value-type="float">
            <text:p>11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-59.0131235090178" calcext:value-type="float">
            <text:p>-59.0131235090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4</text:p>
          </table:table-cell>
          <table:table-cell office:value-type="float" office:value="11" calcext:value-type="float">
            <text:p>11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-59.0131233518011" calcext:value-type="float">
            <text:p>-59.01312335180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5</text:p>
          </table:table-cell>
          <table:table-cell office:value-type="float" office:value="20" calcext:value-type="float">
            <text:p>20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-59.0131235014925" calcext:value-type="float">
            <text:p>-59.0131235014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6</text:p>
          </table:table-cell>
          <table:table-cell office:value-type="float" office:value="4" calcext:value-type="float">
            <text:p>4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-59.0131228992265" calcext:value-type="float">
            <text:p>-59.0131228992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g</text:p>
          </table:table-cell>
          <table:table-cell office:value-type="float" office:value="7" calcext:value-type="float">
            <text:p>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1.34730836787573" calcext:value-type="float">
            <text:p>1.34730836787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1</text:p>
          </table:table-cell>
          <table:table-cell office:value-type="float" office:value="23" calcext:value-type="float">
            <text:p>23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00000000000151266745493845" calcext:value-type="float">
            <text:p>1.51266745493845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2</text:p>
          </table:table-cell>
          <table:table-cell office:value-type="float" office:value="8" calcext:value-type="float">
            <text:p>8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4.94122932233418" calcext:value-type="float">
            <text:p>4.941229322334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3</text:p>
          </table:table-cell>
          <table:table-cell office:value-type="float" office:value="4" calcext:value-type="float">
            <text:p>4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000000061878005701281" calcext:value-type="float">
            <text:p>6.1878005701281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4</text:p>
          </table:table-cell>
          <table:table-cell office:value-type="float" office:value="3" calcext:value-type="float">
            <text:p>3</text:p>
          </table:table-cell>
          <table:table-cell office:value-type="float" office:value="0.0067" calcext:value-type="float">
            <text:p>0.0067</text:p>
          </table:table-cell>
          <table:table-cell office:value-type="float" office:value="2.66666666709819" calcext:value-type="float">
            <text:p>2.66666666709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5</text:p>
          </table:table-cell>
          <table:table-cell office:value-type="float" office:value="5" calcext:value-type="float">
            <text:p>5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-1.91322295498104" calcext:value-type="float">
            <text:p>-1.91322295498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6</text:p>
          </table:table-cell>
          <table:table-cell office:value-type="float" office:value="5" calcext:value-type="float">
            <text:p>5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7</text:p>
          </table:table-cell>
          <table:table-cell office:value-type="float" office:value="23" calcext:value-type="float">
            <text:p>23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-1.732050810266" calcext:value-type="float">
            <text:p>-1.732050810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8</text:p>
          </table:table-cell>
          <table:table-cell office:value-type="float" office:value="6" calcext:value-type="float">
            <text:p>6</text:p>
          </table:table-cell>
          <table:table-cell office:value-type="float" office:value="0.00731" calcext:value-type="float">
            <text:p>0.0073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9</text:p>
          </table:table-cell>
          <table:table-cell office:value-type="float" office:value="6" calcext:value-type="float">
            <text:p>6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-0.5" calcext:value-type="float">
            <text:p>-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0</text:p>
          </table:table-cell>
          <table:table-cell office:value-type="float" office:value="9" calcext:value-type="float">
            <text:p>9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-1.00000000005556" calcext:value-type="float">
            <text:p>-1.00000000005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1</text:p>
          </table:table-cell>
          <table:table-cell office:value-type="float" office:value="5" calcext:value-type="float">
            <text:p>5</text:p>
          </table:table-cell>
          <table:table-cell office:value-type="float" office:value="0.0051" calcext:value-type="float">
            <text:p>0.0051</text:p>
          </table:table-cell>
          <table:table-cell office:value-type="float" office:value="-8.49846442651994" calcext:value-type="float">
            <text:p>-8.49846442651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2</text:p>
          </table:table-cell>
          <table:table-cell office:value-type="float" office:value="14" calcext:value-type="float">
            <text:p>14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-29.9999999128137" calcext:value-type="float">
            <text:p>-29.9999999128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3</text:p>
          </table:table-cell>
          <table:table-cell office:value-type="float" office:value="24" calcext:value-type="float">
            <text:p>24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999071917662238" calcext:value-type="float">
            <text:p>0.999071917662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4</text:p>
          </table:table-cell>
          <table:table-cell office:value-type="float" office:value="5" calcext:value-type="float">
            <text:p>5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1.39346498055812" calcext:value-type="float">
            <text:p>1.39346498055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5</text:p>
          </table:table-cell>
          <table:table-cell office:value-type="float" office:value="10" calcext:value-type="float">
            <text:p>10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306.499999937285" calcext:value-type="float">
            <text:p>306.499999937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6</text:p>
          </table:table-cell>
          <table:table-cell office:value-type="float" office:value="7" calcext:value-type="float">
            <text:p>7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250000001539815" calcext:value-type="float">
            <text:p>0.250000001539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7</text:p>
          </table:table-cell>
          <table:table-cell office:value-type="float" office:value="6" calcext:value-type="float">
            <text:p>6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1.00000023528325" calcext:value-type="float">
            <text:p>1.00000023528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8</text:p>
          </table:table-cell>
          <table:table-cell office:value-type="float" office:value="8" calcext:value-type="float">
            <text:p>8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4.99999993310418" calcext:value-type="float">
            <text:p>4.999999933104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9</text:p>
          </table:table-cell>
          <table:table-cell office:value-type="float" office:value="13" calcext:value-type="float">
            <text:p>13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-6961.81474126159" calcext:value-type="float">
            <text:p>-6961.81474126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0</text:p>
          </table:table-cell>
          <table:table-cell office:value-type="float" office:value="5" calcext:value-type="float">
            <text:p>5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40.1987298325248" calcext:value-type="float">
            <text:p>40.1987298325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1</text:p>
          </table:table-cell>
          <table:table-cell office:value-type="float" office:value="5" calcext:value-type="float">
            <text:p>5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-99.9599999973228" calcext:value-type="float">
            <text:p>-99.9599999973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2</text:p>
          </table:table-cell>
          <table:table-cell office:value-type="float" office:value="4" calcext:value-type="float">
            <text:p>4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999999935130419" calcext:value-type="float">
            <text:p>0.999999935130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3</text:p>
          </table:table-cell>
          <table:table-cell office:value-type="float" office:value="7" calcext:value-type="float">
            <text:p>7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1.99999999961061" calcext:value-type="float">
            <text:p>1.99999999961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4</text:p>
          </table:table-cell>
          <table:table-cell office:value-type="float" office:value="6" calcext:value-type="float">
            <text:p>6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-0.999999997307568" calcext:value-type="float">
            <text:p>-0.999999997307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5</text:p>
          </table:table-cell>
          <table:table-cell office:value-type="float" office:value="0" calcext:value-type="float">
            <text:p>0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32.8349999996636" calcext:value-type="float">
            <text:p>32.8349999996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6</text:p>
          </table:table-cell>
          <table:table-cell office:value-type="float" office:value="19" calcext:value-type="float">
            <text:p>1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000000000217392998576603" calcext:value-type="float">
            <text:p>2.17392998576603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7</text:p>
          </table:table-cell>
          <table:table-cell office:value-type="float" office:value="23" calcext:value-type="float">
            <text:p>23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399999999957867" calcext:value-type="float">
            <text:p>0.039999999995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8</text:p>
          </table:table-cell>
          <table:table-cell office:value-type="float" office:value="1" calcext:value-type="float">
            <text:p>1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9</text:p>
          </table:table-cell>
          <table:table-cell office:value-type="float" office:value="26" calcext:value-type="float">
            <text:p>26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-22.6274169980053" calcext:value-type="float">
            <text:p>-22.6274169980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0</text:p>
          </table:table-cell>
          <table:table-cell office:value-type="float" office:value="4" calcext:value-type="float">
            <text:p>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1.00000001099631" calcext:value-type="float">
            <text:p>1.000000010996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1</text:p>
          </table:table-cell>
          <table:table-cell office:value-type="float" office:value="5" calcext:value-type="float">
            <text:p>5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5.99999999942574" calcext:value-type="float">
            <text:p>5.999999999425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2</text:p>
          </table:table-cell>
          <table:table-cell office:value-type="float" office:value="5" calcext:value-type="float">
            <text:p>5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1.0000009887707" calcext:value-type="float">
            <text:p>1.0000009887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3</text:p>
          </table:table-cell>
          <table:table-cell office:value-type="float" office:value="7" calcext:value-type="float">
            <text:p>7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-4.58578560992762" calcext:value-type="float">
            <text:p>-4.58578560992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4</text:p>
          </table:table-cell>
          <table:table-cell office:value-type="float" office:value="7" calcext:value-type="float">
            <text:p>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-0.834032445029782" calcext:value-type="float">
            <text:p>-0.8340324450297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5</text:p>
          </table:table-cell>
          <table:table-cell office:value-type="float" office:value="6" calcext:value-type="float">
            <text:p>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111111111091159" calcext:value-type="float">
            <text:p>0.111111111091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6</text:p>
          </table:table-cell>
          <table:table-cell office:value-type="float" office:value="6" calcext:value-type="float">
            <text:p>6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-3299.99962260743" calcext:value-type="float">
            <text:p>-3299.99962260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7</text:p>
          </table:table-cell>
          <table:table-cell office:value-type="float" office:value="6" calcext:value-type="float">
            <text:p>6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-3455.99999994703" calcext:value-type="float">
            <text:p>-3455.99999994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8</text:p>
          </table:table-cell>
          <table:table-cell office:value-type="float" office:value="40" calcext:value-type="float">
            <text:p>40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6.12947541918627E-016" calcext:value-type="float">
            <text:p>6.1294754191862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9</text:p>
          </table:table-cell>
          <table:table-cell office:value-type="float" office:value="13" calcext:value-type="float">
            <text:p>13</text:p>
          </table:table-cell>
          <table:table-cell office:value-type="float" office:value="0.0081" calcext:value-type="float">
            <text:p>0.0081</text:p>
          </table:table-cell>
          <table:table-cell office:value-type="float" office:value="-1.00000000000314" calcext:value-type="float">
            <text:p>-1.00000000000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0</text:p>
          </table:table-cell>
          <table:table-cell office:value-type="float" office:value="3" calcext:value-type="float">
            <text:p>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-0.25000000008229" calcext:value-type="float">
            <text:p>-0.25000000008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1</text:p>
          </table:table-cell>
          <table:table-cell office:value-type="float" office:value="4" calcext:value-type="float">
            <text:p>4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1.92592592598008" calcext:value-type="float">
            <text:p>1.92592592598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2</text:p>
          </table:table-cell>
          <table:table-cell office:value-type="float" office:value="3" calcext:value-type="float">
            <text:p>3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13.8578643477189" calcext:value-type="float">
            <text:p>13.8578643477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3</text:p>
          </table:table-cell>
          <table:table-cell office:value-type="float" office:value="7" calcext:value-type="float">
            <text:p>7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-44.0000000352658" calcext:value-type="float">
            <text:p>-44.0000000352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4</text:p>
          </table:table-cell>
          <table:table-cell office:value-type="float" office:value="9" calcext:value-type="float">
            <text:p>9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-14.9999999998893" calcext:value-type="float">
            <text:p>-14.9999999998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5</text:p>
          </table:table-cell>
          <table:table-cell office:value-type="float" office:value="0" calcext:value-type="float">
            <text:p>0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6</text:p>
          </table:table-cell>
          <table:table-cell office:value-type="float" office:value="570" calcext:value-type="float">
            <text:p>570</text:p>
          </table:table-cell>
          <table:table-cell office:value-type="float" office:value="0.10416" calcext:value-type="float">
            <text:p>0.10416</text:p>
          </table:table-cell>
          <table:table-cell office:value-type="float" office:value="0.00000000109649902912322" calcext:value-type="float">
            <text:p>1.09649902912322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7</text:p>
          </table:table-cell>
          <table:table-cell office:value-type="float" office:value="15" calcext:value-type="float">
            <text:p>15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00000000145512448242032" calcext:value-type="float">
            <text:p>1.45512448242032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8</text:p>
          </table:table-cell>
          <table:table-cell office:value-type="float" office:value="1" calcext:value-type="float">
            <text:p>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9</text:p>
          </table:table-cell>
          <table:table-cell office:value-type="float" office:value="16" calcext:value-type="float">
            <text:p>16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0.00000000137530615222763" calcext:value-type="float">
            <text:p>1.37530615222763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0</text:p>
          </table:table-cell>
          <table:table-cell office:value-type="float" office:value="8" calcext:value-type="float">
            <text:p>8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00000000000638372397858659" calcext:value-type="float">
            <text:p>6.38372397858659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1</text:p>
          </table:table-cell>
          <table:table-cell office:value-type="float" office:value="1" calcext:value-type="float">
            <text:p>1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-1.33226762955019E-015" calcext:value-type="float">
            <text:p>-1.33226762955019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2</text:p>
          </table:table-cell>
          <table:table-cell office:value-type="float" office:value="1" calcext:value-type="float">
            <text:p>1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5.32664756446942" calcext:value-type="float">
            <text:p>5.32664756446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3</text:p>
          </table:table-cell>
          <table:table-cell office:value-type="float" office:value="4" calcext:value-type="float">
            <text:p>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4.09302325581395" calcext:value-type="float">
            <text:p>4.0930232558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4</text:p>
          </table:table-cell>
          <table:table-cell office:value-type="float" office:value="5" calcext:value-type="float">
            <text:p>5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192857142857143" calcext:value-type="float">
            <text:p>0.192857142857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5</text:p>
          </table:table-cell>
          <table:table-cell office:value-type="float" office:value="9" calcext:value-type="float">
            <text:p>9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6.66666671127294" calcext:value-type="float">
            <text:p>6.66666671127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6</text:p>
          </table:table-cell>
          <table:table-cell office:value-type="float" office:value="5" calcext:value-type="float">
            <text:p>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-3.45600000061795" calcext:value-type="float">
            <text:p>-3.45600000061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7</text:p>
          </table:table-cell>
          <table:table-cell office:value-type="float" office:value="11" calcext:value-type="float">
            <text:p>11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284596697111257" calcext:value-type="float">
            <text:p>0.028459669711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9</text:p>
          </table:table-cell>
          <table:table-cell office:value-type="float" office:value="11" calcext:value-type="float">
            <text:p>11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-7.80278947250901" calcext:value-type="float">
            <text:p>-7.80278947250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0</text:p>
          </table:table-cell>
          <table:table-cell office:value-type="float" office:value="7" calcext:value-type="float">
            <text:p>7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325682002550804" calcext:value-type="float">
            <text:p>0.03256820025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1</text:p>
          </table:table-cell>
          <table:table-cell office:value-type="float" office:value="7" calcext:value-type="float">
            <text:p>7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-143.646142230421" calcext:value-type="float">
            <text:p>-143.646142230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2</text:p>
          </table:table-cell>
          <table:table-cell office:value-type="float" office:value="6" calcext:value-type="float">
            <text:p>6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-26272.5144873183" calcext:value-type="float">
            <text:p>-26272.5144873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3</text:p>
          </table:table-cell>
          <table:table-cell office:value-type="float" office:value="5" calcext:value-type="float">
            <text:p>5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961.715171613738" calcext:value-type="float">
            <text:p>961.7151716137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4</text:p>
          </table:table-cell>
          <table:table-cell office:value-type="float" office:value="15" calcext:value-type="float">
            <text:p>15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6299.84222666071" calcext:value-type="float">
            <text:p>6299.84222666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5</text:p>
          </table:table-cell>
          <table:table-cell office:value-type="float" office:value="6" calcext:value-type="float">
            <text:p>6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95352885392645" calcext:value-type="float">
            <text:p>0.95352885392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6</text:p>
          </table:table-cell>
          <table:table-cell office:value-type="float" office:value="5" calcext:value-type="float">
            <text:p>5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518163272426893" calcext:value-type="float">
            <text:p>0.518163272426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7</text:p>
          </table:table-cell>
          <table:table-cell office:value-type="float" office:value="7" calcext:value-type="float">
            <text:p>7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-1162.02698006003" calcext:value-type="float">
            <text:p>-1162.02698006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0</text:p>
          </table:table-cell>
          <table:table-cell office:value-type="float" office:value="16" calcext:value-type="float">
            <text:p>16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940197325446544" calcext:value-type="float">
            <text:p>0.009401973254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1</text:p>
          </table:table-cell>
          <table:table-cell office:value-type="float" office:value="6" calcext:value-type="float">
            <text:p>6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17.0140168704512" calcext:value-type="float">
            <text:p>17.0140168704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2</text:p>
          </table:table-cell>
          <table:table-cell office:value-type="float" office:value="19" calcext:value-type="float">
            <text:p>19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727.679352673714" calcext:value-type="float">
            <text:p>727.6793526737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3</text:p>
          </table:table-cell>
          <table:table-cell office:value-type="float" office:value="7" calcext:value-type="float">
            <text:p>7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29.8943782297841" calcext:value-type="float">
            <text:p>29.8943782297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4</text:p>
          </table:table-cell>
          <table:table-cell office:value-type="float" office:value="7" calcext:value-type="float">
            <text:p>7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5126.49810959527" calcext:value-type="float">
            <text:p>5126.49810959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5</text:p>
          </table:table-cell>
          <table:table-cell office:value-type="float" office:value="8" calcext:value-type="float">
            <text:p>8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5174.41269509992" calcext:value-type="float">
            <text:p>5174.41269509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6</text:p>
          </table:table-cell>
          <table:table-cell office:value-type="float" office:value="5" calcext:value-type="float">
            <text:p>5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-4.68181672372577" calcext:value-type="float">
            <text:p>-4.68181672372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7</text:p>
          </table:table-cell>
          <table:table-cell office:value-type="float" office:value="8" calcext:value-type="float">
            <text:p>8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241505124956716" calcext:value-type="float">
            <text:p>0.241505124956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8</text:p>
          </table:table-cell>
          <table:table-cell office:value-type="float" office:value="4" calcext:value-type="float">
            <text:p>4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-2.91970040896966" calcext:value-type="float">
            <text:p>-2.91970040896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9</text:p>
          </table:table-cell>
          <table:table-cell office:value-type="float" office:value="4" calcext:value-type="float">
            <text:p>4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787768209634214" calcext:value-type="float">
            <text:p>0.078776820963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0</text:p>
          </table:table-cell>
          <table:table-cell office:value-type="float" office:value="6" calcext:value-type="float">
            <text:p>6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53949842007163" calcext:value-type="float">
            <text:p>0.053949842007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1</text:p>
          </table:table-cell>
          <table:table-cell office:value-type="float" office:value="10" calcext:value-type="float">
            <text:p>10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539498393561167" calcext:value-type="float">
            <text:p>0.053949839356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3</text:p>
          </table:table-cell>
          <table:table-cell office:value-type="float" office:value="7" calcext:value-type="float">
            <text:p>7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-30665.5386715935" calcext:value-type="float">
            <text:p>-30665.5386715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4</text:p>
          </table:table-cell>
          <table:table-cell office:value-type="float" office:value="7" calcext:value-type="float">
            <text:p>7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-5280334.53703622" calcext:value-type="float">
            <text:p>-5280334.537036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5</text:p>
          </table:table-cell>
          <table:table-cell office:value-type="float" office:value="10" calcext:value-type="float">
            <text:p>10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-1.90515520197554" calcext:value-type="float">
            <text:p>-1.905155201975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6</text:p>
          </table:table-cell>
          <table:table-cell office:value-type="float" office:value="8" calcext:value-type="float">
            <text:p>8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-32.3486789587891" calcext:value-type="float">
            <text:p>-32.3486789587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7</text:p>
          </table:table-cell>
          <table:table-cell office:value-type="float" office:value="9" calcext:value-type="float">
            <text:p>9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8827.5977292831" calcext:value-type="float">
            <text:p>8827.5977292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8</text:p>
          </table:table-cell>
          <table:table-cell office:value-type="float" office:value="13" calcext:value-type="float">
            <text:p>13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1.36265670918214" calcext:value-type="float">
            <text:p>1.36265670918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9</text:p>
          </table:table-cell>
          <table:table-cell office:value-type="float" office:value="29" calcext:value-type="float">
            <text:p>29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1.3626567084888" calcext:value-type="float">
            <text:p>1.36265670848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0</text:p>
          </table:table-cell>
          <table:table-cell office:value-type="float" office:value="53" calcext:value-type="float">
            <text:p>53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1.36265670903628" calcext:value-type="float">
            <text:p>1.36265670903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1</text:p>
          </table:table-cell>
          <table:table-cell office:value-type="float" office:value="19" calcext:value-type="float">
            <text:p>19</text:p>
          </table:table-cell>
          <table:table-cell office:value-type="float" office:value="0.02122" calcext:value-type="float">
            <text:p>0.02122</text:p>
          </table:table-cell>
          <table:table-cell office:value-type="float" office:value="1.36265670892075" calcext:value-type="float">
            <text:p>1.36265670892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2</text:p>
          </table:table-cell>
          <table:table-cell office:value-type="float" office:value="26" calcext:value-type="float">
            <text:p>26</text:p>
          </table:table-cell>
          <table:table-cell office:value-type="float" office:value="0.03246" calcext:value-type="float">
            <text:p>0.03246</text:p>
          </table:table-cell>
          <table:table-cell office:value-type="float" office:value="1.36265670940942" calcext:value-type="float">
            <text:p>1.36265670940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3</text:p>
          </table:table-cell>
          <table:table-cell office:value-type="float" office:value="4" calcext:value-type="float">
            <text:p>4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135.075923545242" calcext:value-type="float">
            <text:p>135.075923545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5</text:p>
          </table:table-cell>
          <table:table-cell office:value-type="float" office:value="6" calcext:value-type="float">
            <text:p>6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56193179356152" calcext:value-type="float">
            <text:p>0.015619317935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6</text:p>
          </table:table-cell>
          <table:table-cell office:value-type="float" office:value="5" calcext:value-type="float">
            <text:p>5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156215649281401" calcext:value-type="float">
            <text:p>0.01562156492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7</text:p>
          </table:table-cell>
          <table:table-cell office:value-type="float" office:value="11" calcext:value-type="float">
            <text:p>11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4.07124635642965" calcext:value-type="float">
            <text:p>4.07124635642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8</text:p>
          </table:table-cell>
          <table:table-cell office:value-type="float" office:value="8" calcext:value-type="float">
            <text:p>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3.13581643057698" calcext:value-type="float">
            <text:p>3.135816430576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9</text:p>
          </table:table-cell>
          <table:table-cell office:value-type="float" office:value="3" calcext:value-type="float">
            <text:p>3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-831079891.515186" calcext:value-type="float">
            <text:p>-831079891.515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</text:p>
          </table:table-cell>
          <table:table-cell office:value-type="float" office:value="7" calcext:value-type="float">
            <text:p>7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680.630057362877" calcext:value-type="float">
            <text:p>680.630057362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lnp</text:p>
          </table:table-cell>
          <table:table-cell office:value-type="float" office:value="5" calcext:value-type="float">
            <text:p>5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680.630057308578" calcext:value-type="float">
            <text:p>680.630057308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mod</text:p>
          </table:table-cell>
          <table:table-cell office:value-type="float" office:value="9" calcext:value-type="float">
            <text:p>9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678.754727393751" calcext:value-type="float">
            <text:p>678.754727393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1</text:p>
          </table:table-cell>
          <table:table-cell office:value-type="float" office:value="21" calcext:value-type="float">
            <text:p>21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1809.76455612912" calcext:value-type="float">
            <text:p>1809.76455612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2</text:p>
          </table:table-cell>
          <table:table-cell office:value-type="float" office:value="12" calcext:value-type="float">
            <text:p>12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911.880570283806" calcext:value-type="float">
            <text:p>911.880570283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12" calcext:value-type="float">
            <text:p>12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543.667875843864" calcext:value-type="float">
            <text:p>543.667875843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4</text:p>
          </table:table-cell>
          <table:table-cell office:value-type="float" office:value="7" calcext:value-type="float">
            <text:p>7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3.95116343510145" calcext:value-type="float">
            <text:p>3.95116343510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5</text:p>
          </table:table-cell>
          <table:table-cell office:value-type="float" office:value="7" calcext:value-type="float">
            <text:p>7</text:p>
          </table:table-cell>
          <table:table-cell office:value-type="float" office:value="0.03512" calcext:value-type="float">
            <text:p>0.03512</text:p>
          </table:table-cell>
          <table:table-cell office:value-type="float" office:value="1151.39630895936" calcext:value-type="float">
            <text:p>1151.39630895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6</text:p>
          </table:table-cell>
          <table:table-cell office:value-type="float" office:value="9" calcext:value-type="float">
            <text:p>9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7049.24801387266" calcext:value-type="float">
            <text:p>7049.24801387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7</text:p>
          </table:table-cell>
          <table:table-cell office:value-type="float" office:value="7" calcext:value-type="float">
            <text:p>7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5055.01180242188" calcext:value-type="float">
            <text:p>5055.01180242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9" calcext:value-type="float">
            <text:p>9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-0.866025405752927" calcext:value-type="float">
            <text:p>-0.866025405752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9</text:p>
          </table:table-cell>
          <table:table-cell office:value-type="float" office:value="11" calcext:value-type="float">
            <text:p>11</text:p>
          </table:table-cell>
          <table:table-cell office:value-type="float" office:value="0.0052" calcext:value-type="float">
            <text:p>0.0052</text:p>
          </table:table-cell>
          <table:table-cell office:value-type="float" office:value="5326.85132998889" calcext:value-type="float">
            <text:p>5326.8513299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0</text:p>
          </table:table-cell>
          <table:table-cell office:value-type="float" office:value="5" calcext:value-type="float">
            <text:p>5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-45.7784697074463" calcext:value-type="float">
            <text:p>-45.77846970744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1</text:p>
          </table:table-cell>
          <table:table-cell office:value-type="float" office:value="13" calcext:value-type="float">
            <text:p>13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-47.7611128557149" calcext:value-type="float">
            <text:p>-47.76111285571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1lnp</text:p>
          </table:table-cell>
          <table:table-cell office:value-type="float" office:value="13" calcext:value-type="float">
            <text:p>13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-47.7611123849076" calcext:value-type="float">
            <text:p>-47.7611123849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2</text:p>
          </table:table-cell>
          <table:table-cell office:value-type="float" office:value="6" calcext:value-type="float">
            <text:p>6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-47.7610908593659" calcext:value-type="float">
            <text:p>-47.7610908593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3</text:p>
          </table:table-cell>
          <table:table-cell office:value-type="float" office:value="5" calcext:value-type="float">
            <text:p>5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24.3062090638324" calcext:value-type="float">
            <text:p>24.3062090638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4</text:p>
          </table:table-cell>
          <table:table-cell office:value-type="float" office:value="8" calcext:value-type="float">
            <text:p>8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-1768.80696479147" calcext:value-type="float">
            <text:p>-1768.80696479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6</text:p>
          </table:table-cell>
          <table:table-cell office:value-type="float" office:value="14" calcext:value-type="float">
            <text:p>14</text:p>
          </table:table-cell>
          <table:table-cell office:value-type="float" office:value="0.0103" calcext:value-type="float">
            <text:p>0.0103</text:p>
          </table:table-cell>
          <table:table-cell office:value-type="float" office:value="97.5875088060413" calcext:value-type="float">
            <text:p>97.5875088060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7</text:p>
          </table:table-cell>
          <table:table-cell office:value-type="float" office:value="11" calcext:value-type="float">
            <text:p>11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32.3486978757665" calcext:value-type="float">
            <text:p>32.3486978757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8</text:p>
          </table:table-cell>
          <table:table-cell office:value-type="float" office:value="8" calcext:value-type="float">
            <text:p>8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664.820453267445" calcext:value-type="float">
            <text:p>664.820453267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9</text:p>
          </table:table-cell>
          <table:table-cell office:value-type="float" office:value="9" calcext:value-type="float">
            <text:p>9</text:p>
          </table:table-cell>
          <table:table-cell office:value-type="float" office:value="0.0084" calcext:value-type="float">
            <text:p>0.0084</text:p>
          </table:table-cell>
          <table:table-cell office:value-type="float" office:value="244.899697572787" calcext:value-type="float">
            <text:p>244.899697572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21mod</text:p>
          </table:table-cell>
          <table:table-cell office:value-type="float" office:value="7" calcext:value-type="float">
            <text:p>7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-95.9599985048264" calcext:value-type="float">
            <text:p>-95.9599985048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268</text:p>
          </table:table-cell>
          <table:table-cell office:value-type="float" office:value="9" calcext:value-type="float">
            <text:p>9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0.0000301443099601784" calcext:value-type="float">
            <text:p>3.0144309960178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35mod</text:p>
          </table:table-cell>
          <table:table-cell office:value-type="float" office:value="8" calcext:value-type="float">
            <text:p>8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250000318168036" calcext:value-type="float">
            <text:p>0.250000318168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3mod</text:p>
          </table:table-cell>
          <table:table-cell office:value-type="float" office:value="4" calcext:value-type="float">
            <text:p>4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.0000000116586977090783" calcext:value-type="float">
            <text:p>1.16586977090783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44new</text:p>
          </table:table-cell>
          <table:table-cell office:value-type="float" office:value="10" calcext:value-type="float">
            <text:p>10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-15.000000000215" calcext:value-type="float">
            <text:p>-15.000000000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99exp</text:p>
          </table:table-cell>
          <table:table-cell office:value-type="float" office:value="12" calcext:value-type="float">
            <text:p>12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-1008062508.90899" calcext:value-type="float">
            <text:p>-1008062508.90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bfit</text:p>
          </table:table-cell>
          <table:table-cell office:value-type="float" office:value="5" calcext:value-type="float">
            <text:p>5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168934939302507" calcext:value-type="float">
            <text:p>0.016893493930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es-mod</text:p>
          </table:table-cell>
          <table:table-cell office:value-type="float" office:value="13" calcext:value-type="float">
            <text:p>13</text:p>
          </table:table-cell>
          <table:table-cell office:value-type="float" office:value="0.44508" calcext:value-type="float">
            <text:p>0.44508</text:p>
          </table:table-cell>
          <table:table-cell office:value-type="float" office:value="34824488.4622195" calcext:value-type="float">
            <text:p>34824488.4622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estis</text:p>
          </table:table-cell>
          <table:table-cell office:value-type="float" office:value="12" calcext:value-type="float">
            <text:p>12</text:p>
          </table:table-cell>
          <table:table-cell office:value-type="float" office:value="0.39156" calcext:value-type="float">
            <text:p>0.39156</text:p>
          </table:table-cell>
          <table:table-cell office:value-type="float" office:value="348244884622.179" calcext:value-type="float">
            <text:p>348244884622.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ps</text:p>
          </table:table-cell>
          <table:table-cell office:value-type="float" office:value="429" calcext:value-type="float">
            <text:p>429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5.78624896779005E-015" calcext:value-type="float">
            <text:p>5.78624896779005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vycrash</text:p>
          </table:table-cell>
          <table:table-cell office:value-type="float" office:value="17" calcext:value-type="float">
            <text:p>17</text:p>
          </table:table-cell>
          <table:table-cell office:value-type="float" office:value="0.04099" calcext:value-type="float">
            <text:p>0.04099</text:p>
          </table:table-cell>
          <table:table-cell office:value-type="float" office:value="-0.218500000001762" calcext:value-type="float">
            <text:p>-0.218500000001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cir</text:p>
          </table:table-cell>
          <table:table-cell office:value-type="float" office:value="6" calcext:value-type="float">
            <text:p>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2.28062787250836E-017" calcext:value-type="float">
            <text:p>2.28062787250836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f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eq</text:p>
          </table:table-cell>
          <table:table-cell office:value-type="float" office:value="3" calcext:value-type="float">
            <text:p>3</text:p>
          </table:table-cell>
          <table:table-cell office:value-type="float" office:value="0.40417" calcext:value-type="float">
            <text:p>0.40417</text:p>
          </table:table-cell>
          <table:table-cell office:value-type="float" office:value="3.0037404099106E-021" calcext:value-type="float">
            <text:p>3.0037404099106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nsmp</text:p>
          </table:table-cell>
          <table:table-cell office:value-type="float" office:value="9" calcext:value-type="float">
            <text:p>9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24.362182355615" calcext:value-type="float">
            <text:p>124.362182355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17" calcext:value-type="float">
            <text:p>17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1.00000012930894" calcext:value-type="float">
            <text:p>1.00000012930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wcresc</text:p>
          </table:table-cell>
          <table:table-cell office:value-type="float" office:value="9" calcext:value-type="float">
            <text:p>9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-0.000000191377069943356" calcext:value-type="float">
            <text:p>-1.91377069943356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wosb</text:p>
          </table:table-cell>
          <table:table-cell office:value-type="float" office:value="7" calcext:value-type="float">
            <text:p>7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0307505603853607" calcext:value-type="float">
            <text:p>0.000307505603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ip</text:p>
          </table:table-cell>
          <table:table-cell office:value-type="float" office:value="13" calcext:value-type="float">
            <text:p>13</text:p>
          </table:table-cell>
          <table:table-cell office:value-type="float" office:value="0.12538" calcext:value-type="float">
            <text:p>0.12538</text:p>
          </table:table-cell>
          <table:table-cell office:value-type="float" office:value="0.575797924582794" calcext:value-type="float">
            <text:p>0.5757979245827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s</text:p>
          </table:table-cell>
          <table:table-cell office:value-type="float" office:value="12" calcext:value-type="float">
            <text:p>12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350524.794211686" calcext:value-type="float">
            <text:p>350524.7942116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ch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ch</text:p>
          </table:table-cell>
          <table:table-cell office:value-type="float" office:value="13" calcext:value-type="float">
            <text:p>13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-4.2877177674514" calcext:value-type="float">
            <text:p>-4.2877177674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wispol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arwhd</text:p>
          </table:table-cell>
          <table:table-cell office:value-type="float" office:value="11" calcext:value-type="float">
            <text:p>11</text:p>
          </table:table-cell>
          <table:table-cell office:value-type="float" office:value="0.37997" calcext:value-type="float">
            <text:p>0.37997</text:p>
          </table:table-cell>
          <table:table-cell office:value-type="float" office:value="0.00000000123824508676764" calcext:value-type="float">
            <text:p>1.23824508676764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spanh</text:p>
          </table:table-cell>
          <table:table-cell office:value-type="float" office:value="6" calcext:value-type="float">
            <text:p>6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-77.0000000505604" calcext:value-type="float">
            <text:p>-77.0000000505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</text:p>
          </table:table-cell>
          <table:table-cell office:value-type="float" office:value="30" calcext:value-type="float">
            <text:p>30</text:p>
          </table:table-cell>
          <table:table-cell office:value-type="float" office:value="1.20836" calcext:value-type="float">
            <text:p>1.20836</text:p>
          </table:table-cell>
          <table:table-cell office:value-type="float" office:value="31.0660498570215" calcext:value-type="float">
            <text:p>31.0660498570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0</text:p>
          </table:table-cell>
          <table:table-cell office:value-type="float" office:value="37" calcext:value-type="float">
            <text:p>37</text:p>
          </table:table-cell>
          <table:table-cell office:value-type="float" office:value="1.12419" calcext:value-type="float">
            <text:p>1.12419</text:p>
          </table:table-cell>
          <table:table-cell office:value-type="float" office:value="28.9399960181896" calcext:value-type="float">
            <text:p>28.9399960181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1</text:p>
          </table:table-cell>
          <table:table-cell office:value-type="float" office:value="127" calcext:value-type="float">
            <text:p>127</text:p>
          </table:table-cell>
          <table:table-cell office:value-type="float" office:value="2.86491" calcext:value-type="float">
            <text:p>2.86491</text:p>
          </table:table-cell>
          <table:table-cell office:value-type="float" office:value="49.4837333979666" calcext:value-type="float">
            <text:p>49.4837333979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2</text:p>
          </table:table-cell>
          <table:table-cell office:value-type="float" office:value="551" calcext:value-type="float">
            <text:p>551</text:p>
          </table:table-cell>
          <table:table-cell office:value-type="float" office:value="12.18453" calcext:value-type="float">
            <text:p>12.18453</text:p>
          </table:table-cell>
          <table:table-cell office:value-type="float" office:value="-4433.25442877138" calcext:value-type="float">
            <text:p>-4433.25442877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2</text:p>
          </table:table-cell>
          <table:table-cell office:value-type="float" office:value="14" calcext:value-type="float">
            <text:p>14</text:p>
          </table:table-cell>
          <table:table-cell office:value-type="float" office:value="0.58615" calcext:value-type="float">
            <text:p>0.58615</text:p>
          </table:table-cell>
          <table:table-cell office:value-type="float" office:value="24.9999473201669" calcext:value-type="float">
            <text:p>24.9999473201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3</text:p>
          </table:table-cell>
          <table:table-cell office:value-type="float" office:value="8" calcext:value-type="float">
            <text:p>8</text:p>
          </table:table-cell>
          <table:table-cell office:value-type="float" office:value="0.37772" calcext:value-type="float">
            <text:p>0.37772</text:p>
          </table:table-cell>
          <table:table-cell office:value-type="float" office:value="24.99982519555" calcext:value-type="float">
            <text:p>24.99982519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4</text:p>
          </table:table-cell>
          <table:table-cell office:value-type="float" office:value="17" calcext:value-type="float">
            <text:p>17</text:p>
          </table:table-cell>
          <table:table-cell office:value-type="float" office:value="0.64776" calcext:value-type="float">
            <text:p>0.64776</text:p>
          </table:table-cell>
          <table:table-cell office:value-type="float" office:value="24.9998047523273" calcext:value-type="float">
            <text:p>24.9998047523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5</text:p>
          </table:table-cell>
          <table:table-cell office:value-type="float" office:value="12" calcext:value-type="float">
            <text:p>12</text:p>
          </table:table-cell>
          <table:table-cell office:value-type="float" office:value="0.55706" calcext:value-type="float">
            <text:p>0.55706</text:p>
          </table:table-cell>
          <table:table-cell office:value-type="float" office:value="24.9998190897701" calcext:value-type="float">
            <text:p>24.9998190897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6</text:p>
          </table:table-cell>
          <table:table-cell office:value-type="float" office:value="10" calcext:value-type="float">
            <text:p>10</text:p>
          </table:table-cell>
          <table:table-cell office:value-type="float" office:value="0.45951" calcext:value-type="float">
            <text:p>0.45951</text:p>
          </table:table-cell>
          <table:table-cell office:value-type="float" office:value="24.9998725623653" calcext:value-type="float">
            <text:p>24.9998725623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7</text:p>
          </table:table-cell>
          <table:table-cell office:value-type="float" office:value="14" calcext:value-type="float">
            <text:p>14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418.929103145058" calcext:value-type="float">
            <text:p>418.929103145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8</text:p>
          </table:table-cell>
          <table:table-cell office:value-type="float" office:value="35" calcext:value-type="float">
            <text:p>35</text:p>
          </table:table-cell>
          <table:table-cell office:value-type="float" office:value="1.26319" calcext:value-type="float">
            <text:p>1.26319</text:p>
          </table:table-cell>
          <table:table-cell office:value-type="float" office:value="431.45711467323" calcext:value-type="float">
            <text:p>431.45711467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9</text:p>
          </table:table-cell>
          <table:table-cell office:value-type="float" office:value="509" calcext:value-type="float">
            <text:p>509</text:p>
          </table:table-cell>
          <table:table-cell office:value-type="float" office:value="11.6488" calcext:value-type="float">
            <text:p>11.6488</text:p>
          </table:table-cell>
          <table:table-cell office:value-type="float" office:value="775.549234551574" calcext:value-type="float">
            <text:p>775.5492345515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insurf</text:p>
          </table:table-cell>
          <table:table-cell office:value-type="float" office:value="30" calcext:value-type="float">
            <text:p>30</text:p>
          </table:table-cell>
          <table:table-cell office:value-type="float" office:value="3.59191" calcext:value-type="float">
            <text:p>3.59191</text:p>
          </table:table-cell>
          <table:table-cell office:value-type="float" office:value="9.00000000018148" calcext:value-type="float">
            <text:p>9.00000000018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bal</text:p>
          </table:table-cell>
          <table:table-cell office:value-type="float" office:value="10" calcext:value-type="float">
            <text:p>10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452851039195222" calcext:value-type="float">
            <text:p>0.452851039195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hairy</text:p>
          </table:table-cell>
          <table:table-cell office:value-type="float" office:value="2145" calcext:value-type="float">
            <text:p>2145</text:p>
          </table:table-cell>
          <table:table-cell office:value-type="float" office:value="0.05066" calcext:value-type="float">
            <text:p>0.05066</text:p>
          </table:table-cell>
          <table:table-cell office:value-type="float" office:value="0.182321556793955" calcext:value-type="float">
            <text:p>0.182321556793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ros</text:p>
          </table:table-cell>
          <table:table-cell office:value-type="float" office:value="24" calcext:value-type="float">
            <text:p>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tsma</text:p>
          </table:table-cell>
          <table:table-cell office:value-type="float" office:value="7" calcext:value-type="float">
            <text:p>7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1.41421439007238" calcext:value-type="float">
            <text:p>1.41421439007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tschd</text:p>
          </table:table-cell>
          <table:table-cell office:value-type="float" office:value="8" calcext:value-type="float">
            <text:p>8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2398.41583868895" calcext:value-type="float">
            <text:p>2398.41583868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nnodoc</text:p>
          </table:table-cell>
          <table:table-cell office:value-type="float" office:value="8" calcext:value-type="float">
            <text:p>8</text:p>
          </table:table-cell>
          <table:table-cell office:value-type="float" office:value="0.0043" calcext:value-type="float">
            <text:p>0.0043</text:p>
          </table:table-cell>
          <table:table-cell office:value-type="float" office:value="123.112448793253" calcext:value-type="float">
            <text:p>123.112448793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qfit</text:p>
          </table:table-cell>
          <table:table-cell office:value-type="float" office:value="6" calcext:value-type="float">
            <text:p>6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0.0337869878587387" calcext:value-type="float">
            <text:p>0.0337869878587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sen</text:p>
          </table:table-cell>
          <table:table-cell office:value-type="float" office:value="13" calcext:value-type="float">
            <text:p>13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616432400912604" calcext:value-type="float">
            <text:p>0.616432400912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sschj</text:p>
          </table:table-cell>
          <table:table-cell office:value-type="float" office:value="15" calcext:value-type="float">
            <text:p>15</text:p>
          </table:table-cell>
          <table:table-cell office:value-type="float" office:value="0.09602" calcext:value-type="float">
            <text:p>0.09602</text:p>
          </table:table-cell>
          <table:table-cell office:value-type="float" office:value="-797.283702119292" calcext:value-type="float">
            <text:p>-797.283702119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1</text:p>
          </table:table-cell>
          <table:table-cell office:value-type="float" office:value="7" calcext:value-type="float">
            <text:p>7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-1.41421356189209" calcext:value-type="float">
            <text:p>-1.41421356189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2</text:p>
          </table:table-cell>
          <table:table-cell office:value-type="float" office:value="5" calcext:value-type="float">
            <text:p>5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7.19999999404138" calcext:value-type="float">
            <text:p>7.19999999404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3</text:p>
          </table:table-cell>
          <table:table-cell office:value-type="float" office:value="13" calcext:value-type="float">
            <text:p>1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-0.0000000000776566072991401" calcext:value-type="float">
            <text:p>-7.76566072991401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4</text:p>
          </table:table-cell>
          <table:table-cell office:value-type="float" office:value="6" calcext:value-type="float">
            <text:p>6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-0.0000000000637949780519641" calcext:value-type="float">
            <text:p>-6.37949780519641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ino</text:p>
          </table:table-cell>
          <table:table-cell office:value-type="float" office:value="4" calcext:value-type="float">
            <text:p>4</text:p>
          </table:table-cell>
          <table:table-cell office:value-type="float" office:value="0.10385" calcext:value-type="float">
            <text:p>0.10385</text:p>
          </table:table-cell>
          <table:table-cell office:value-type="float" office:value="7.56503575117105E-019" calcext:value-type="float">
            <text:p>7.56503575117105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ne</text:p>
          </table:table-cell>
          <table:table-cell office:value-type="float" office:value="310" calcext:value-type="float">
            <text:p>310</text:p>
          </table:table-cell>
          <table:table-cell office:value-type="float" office:value="1.72699" calcext:value-type="float">
            <text:p>1.72699</text:p>
          </table:table-cell>
          <table:table-cell office:value-type="float" office:value="-0.972394471562243" calcext:value-type="float">
            <text:p>-0.972394471562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atos</text:p>
          </table:table-cell>
          <table:table-cell office:value-type="float" office:value="3" calcext:value-type="float">
            <text:p>3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-1.00000001596578" calcext:value-type="float">
            <text:p>-1.00000001596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atosb</text:p>
          </table:table-cell>
          <table:table-cell office:value-type="float" office:value="7" calcext:value-type="float">
            <text:p>7</text:p>
          </table:table-cell>
          <table:table-cell office:value-type="float" office:value="0.0017" calcext:value-type="float">
            <text:p>0.0017</text:p>
          </table:table-cell>
          <table:table-cell office:value-type="float" office:value="-1.00000006249999" calcext:value-type="float">
            <text:p>-1.0000000624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rix2</text:p>
          </table:table-cell>
          <table:table-cell office:value-type="float" office:value="11" calcext:value-type="float">
            <text:p>1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00000952843336214" calcext:value-type="float">
            <text:p>9.52843336214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lika</text:p>
          </table:table-cell>
          <table:table-cell office:value-type="float" office:value="7" calcext:value-type="float">
            <text:p>7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1151.39630895936" calcext:value-type="float">
            <text:p>1151.39630895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cormck</text:p>
          </table:table-cell>
          <table:table-cell office:value-type="float" office:value="45" calcext:value-type="float">
            <text:p>45</text:p>
          </table:table-cell>
          <table:table-cell office:value-type="float" office:value="7.85082" calcext:value-type="float">
            <text:p>7.85082</text:p>
          </table:table-cell>
          <table:table-cell office:value-type="float" office:value="-45661.6135269718" calcext:value-type="float">
            <text:p>-45661.6135269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oncon</text:p>
          </table:table-cell>
          <table:table-cell office:value-type="float" office:value="7" calcext:value-type="float">
            <text:p>7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-6230.79556198633" calcext:value-type="float">
            <text:p>-6230.79556198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hole</text:p>
          </table:table-cell>
          <table:table-cell office:value-type="float" office:value="40" calcext:value-type="float">
            <text:p>40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00000709099115745609" calcext:value-type="float">
            <text:p>7.09099115745609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anb8</text:p>
          </table:table-cell>
          <table:table-cell office:value-type="float" office:value="6" calcext:value-type="float">
            <text:p>6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0000000000463466333953285" calcext:value-type="float">
            <text:p>4.63466333953285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anl8</text:p>
          </table:table-cell>
          <table:table-cell office:value-type="float" office:value="27" calcext:value-type="float">
            <text:p>27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00192816164371151" calcext:value-type="float">
            <text:p>0.000192816164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xhat</text:p>
          </table:table-cell>
          <table:table-cell office:value-type="float" office:value="3" calcext:value-type="float">
            <text:p>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-0.0400999999999997" calcext:value-type="float">
            <text:p>-0.04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yer3</text:p>
          </table:table-cell>
          <table:table-cell office:value-type="float" office:value="198" calcext:value-type="float">
            <text:p>198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87.9458551709334" calcext:value-type="float">
            <text:p>87.9458551709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fflin1</text:p>
          </table:table-cell>
          <table:table-cell office:value-type="float" office:value="5" calcext:value-type="float">
            <text:p>5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-1.00000000128988" calcext:value-type="float">
            <text:p>-1.00000000128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fflin2</text:p>
          </table:table-cell>
          <table:table-cell office:value-type="float" office:value="8" calcext:value-type="float">
            <text:p>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-1.00000000146343" calcext:value-type="float">
            <text:p>-1.00000000146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c44</text:p>
          </table:table-cell>
          <table:table-cell office:value-type="float" office:value="9" calcext:value-type="float">
            <text:p>9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0.00257302897138409" calcext:value-type="float">
            <text:p>0.002573028971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maxbd</text:p>
          </table:table-cell>
          <table:table-cell office:value-type="float" office:value="21" calcext:value-type="float">
            <text:p>21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115.706439522765" calcext:value-type="float">
            <text:p>115.706439522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maxrb</text:p>
          </table:table-cell>
          <table:table-cell office:value-type="float" office:value="4" calcext:value-type="float">
            <text:p>4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00000279172232035383" calcext:value-type="float">
            <text:p>2.79172232035383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perm</text:p>
          </table:table-cell>
          <table:table-cell office:value-type="float" office:value="4" calcext:value-type="float">
            <text:p>4</text:p>
          </table:table-cell>
          <table:table-cell office:value-type="float" office:value="1.87059" calcext:value-type="float">
            <text:p>1.87059</text:p>
          </table:table-cell>
          <table:table-cell office:value-type="float" office:value="0.000362879999999975" calcext:value-type="float">
            <text:p>0.00036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5" calcext:value-type="float">
            <text:p>5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take</text:p>
          </table:table-cell>
          <table:table-cell office:value-type="float" office:value="9" calcext:value-type="float">
            <text:p>9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-1.00000000075998" calcext:value-type="float">
            <text:p>-1.00000000075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8" calcext:value-type="float">
            <text:p>8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5742.16697116252" calcext:value-type="float">
            <text:p>5742.16697116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bv</text:p>
          </table:table-cell>
          <table:table-cell office:value-type="float" office:value="0" calcext:value-type="float">
            <text:p>0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0000000103954237841271" calcext:value-type="float">
            <text:p>1.03954237841271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arqp1</text:p>
          </table:table-cell>
          <table:table-cell office:value-type="float" office:value="8" calcext:value-type="float">
            <text:p>8</text:p>
          </table:table-cell>
          <table:table-cell office:value-type="float" office:value="0.09942" calcext:value-type="float">
            <text:p>0.09942</text:p>
          </table:table-cell>
          <table:table-cell office:value-type="float" office:value="-952.875437907969" calcext:value-type="float">
            <text:p>-952.875437907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arqp2</text:p>
          </table:table-cell>
          <table:table-cell office:value-type="float" office:value="7" calcext:value-type="float">
            <text:p>7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-1597.48220089984" calcext:value-type="float">
            <text:p>-1597.48220089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a</text:p>
          </table:table-cell>
          <table:table-cell office:value-type="float" office:value="23" calcext:value-type="float">
            <text:p>23</text:p>
          </table:table-cell>
          <table:table-cell office:value-type="float" office:value="8.73538" calcext:value-type="float">
            <text:p>8.73538</text:p>
          </table:table-cell>
          <table:table-cell office:value-type="float" office:value="1.03984704797272E-015" calcext:value-type="float">
            <text:p>1.03984704797272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als</text:p>
          </table:table-cell>
          <table:table-cell office:value-type="float" office:value="23" calcext:value-type="float">
            <text:p>23</text:p>
          </table:table-cell>
          <table:table-cell office:value-type="float" office:value="8.30314" calcext:value-type="float">
            <text:p>8.30314</text:p>
          </table:table-cell>
          <table:table-cell office:value-type="float" office:value="1.03984704797272E-015" calcext:value-type="float">
            <text:p>1.03984704797272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b</text:p>
          </table:table-cell>
          <table:table-cell office:value-type="float" office:value="21" calcext:value-type="float">
            <text:p>21</text:p>
          </table:table-cell>
          <table:table-cell office:value-type="float" office:value="7.56412" calcext:value-type="float">
            <text:p>7.56412</text:p>
          </table:table-cell>
          <table:table-cell office:value-type="float" office:value="2.44425045792394E-020" calcext:value-type="float">
            <text:p>2.44425045792394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bls</text:p>
          </table:table-cell>
          <table:table-cell office:value-type="float" office:value="21" calcext:value-type="float">
            <text:p>21</text:p>
          </table:table-cell>
          <table:table-cell office:value-type="float" office:value="7.39217" calcext:value-type="float">
            <text:p>7.39217</text:p>
          </table:table-cell>
          <table:table-cell office:value-type="float" office:value="2.44425045792394E-020" calcext:value-type="float">
            <text:p>2.44425045792394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wright</text:p>
          </table:table-cell>
          <table:table-cell office:value-type="float" office:value="7" calcext:value-type="float">
            <text:p>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24.97881166147" calcext:value-type="float">
            <text:p>24.97881166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1" calcext:value-type="float">
            <text:p>1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1.53409170790554E-072" calcext:value-type="float">
            <text:p>1.53409170790554E-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1</text:p>
          </table:table-cell>
          <table:table-cell office:value-type="float" office:value="52" calcext:value-type="float">
            <text:p>52</text:p>
          </table:table-cell>
          <table:table-cell office:value-type="float" office:value="2.59013" calcext:value-type="float">
            <text:p>2.59013</text:p>
          </table:table-cell>
          <table:table-cell office:value-type="float" office:value="-19855438194.29" calcext:value-type="float">
            <text:p>-19855438194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2</text:p>
          </table:table-cell>
          <table:table-cell office:value-type="float" office:value="153" calcext:value-type="float">
            <text:p>153</text:p>
          </table:table-cell>
          <table:table-cell office:value-type="float" office:value="9.74259" calcext:value-type="float">
            <text:p>9.74259</text:p>
          </table:table-cell>
          <table:table-cell office:value-type="float" office:value="-13340225944.0024" calcext:value-type="float">
            <text:p>-13340225944.00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3</text:p>
          </table:table-cell>
          <table:table-cell office:value-type="float" office:value="231" calcext:value-type="float">
            <text:p>231</text:p>
          </table:table-cell>
          <table:table-cell office:value-type="float" office:value="12.85892" calcext:value-type="float">
            <text:p>12.85892</text:p>
          </table:table-cell>
          <table:table-cell office:value-type="float" office:value="-6494238173.98788" calcext:value-type="float">
            <text:p>-6494238173.98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1</text:p>
          </table:table-cell>
          <table:table-cell office:value-type="float" office:value="73" calcext:value-type="float">
            <text:p>73</text:p>
          </table:table-cell>
          <table:table-cell office:value-type="float" office:value="1.18947" calcext:value-type="float">
            <text:p>1.18947</text:p>
          </table:table-cell>
          <table:table-cell office:value-type="float" office:value="-71591691.8137163" calcext:value-type="float">
            <text:p>-71591691.8137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2</text:p>
          </table:table-cell>
          <table:table-cell office:value-type="float" office:value="76" calcext:value-type="float">
            <text:p>76</text:p>
          </table:table-cell>
          <table:table-cell office:value-type="float" office:value="1.20808" calcext:value-type="float">
            <text:p>1.20808</text:p>
          </table:table-cell>
          <table:table-cell office:value-type="float" office:value="-57812685.2912624" calcext:value-type="float">
            <text:p>-57812685.2912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3</text:p>
          </table:table-cell>
          <table:table-cell office:value-type="float" office:value="122" calcext:value-type="float">
            <text:p>122</text:p>
          </table:table-cell>
          <table:table-cell office:value-type="float" office:value="1.97142" calcext:value-type="float">
            <text:p>1.97142</text:p>
          </table:table-cell>
          <table:table-cell office:value-type="float" office:value="-31023219.081968" calcext:value-type="float">
            <text:p>-31023219.081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4</text:p>
          </table:table-cell>
          <table:table-cell office:value-type="float" office:value="79" calcext:value-type="float">
            <text:p>79</text:p>
          </table:table-cell>
          <table:table-cell office:value-type="float" office:value="0.97207" calcext:value-type="float">
            <text:p>0.97207</text:p>
          </table:table-cell>
          <table:table-cell office:value-type="float" office:value="-93978787.3382151" calcext:value-type="float">
            <text:p>-93978787.3382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5</text:p>
          </table:table-cell>
          <table:table-cell office:value-type="float" office:value="110" calcext:value-type="float">
            <text:p>110</text:p>
          </table:table-cell>
          <table:table-cell office:value-type="float" office:value="1.33558" calcext:value-type="float">
            <text:p>1.33558</text:p>
          </table:table-cell>
          <table:table-cell office:value-type="float" office:value="-66252867.4644547" calcext:value-type="float">
            <text:p>-66252867.4644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6</text:p>
          </table:table-cell>
          <table:table-cell office:value-type="float" office:value="146" calcext:value-type="float">
            <text:p>146</text:p>
          </table:table-cell>
          <table:table-cell office:value-type="float" office:value="1.84231" calcext:value-type="float">
            <text:p>1.84231</text:p>
          </table:table-cell>
          <table:table-cell office:value-type="float" office:value="-34564447.3136366" calcext:value-type="float">
            <text:p>-34564447.3136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7</text:p>
          </table:table-cell>
          <table:table-cell office:value-type="float" office:value="60" calcext:value-type="float">
            <text:p>60</text:p>
          </table:table-cell>
          <table:table-cell office:value-type="float" office:value="1.23914" calcext:value-type="float">
            <text:p>1.23914</text:p>
          </table:table-cell>
          <table:table-cell office:value-type="float" office:value="-43523090.7258254" calcext:value-type="float">
            <text:p>-43523090.7258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8</text:p>
          </table:table-cell>
          <table:table-cell office:value-type="float" office:value="116" calcext:value-type="float">
            <text:p>116</text:p>
          </table:table-cell>
          <table:table-cell office:value-type="float" office:value="2.64975" calcext:value-type="float">
            <text:p>2.64975</text:p>
          </table:table-cell>
          <table:table-cell office:value-type="float" office:value="-30457329.5878843" calcext:value-type="float">
            <text:p>-30457329.58788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9</text:p>
          </table:table-cell>
          <table:table-cell office:value-type="float" office:value="96" calcext:value-type="float">
            <text:p>96</text:p>
          </table:table-cell>
          <table:table-cell office:value-type="float" office:value="1.95538" calcext:value-type="float">
            <text:p>1.95538</text:p>
          </table:table-cell>
          <table:table-cell office:value-type="float" office:value="-21559095.015856" calcext:value-type="float">
            <text:p>-21559095.0158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one</text:p>
          </table:table-cell>
          <table:table-cell office:value-type="float" office:value="20" calcext:value-type="float">
            <text:p>20</text:p>
          </table:table-cell>
          <table:table-cell office:value-type="float" office:value="0.08723" calcext:value-type="float">
            <text:p>0.08723</text:p>
          </table:table-cell>
          <table:table-cell office:value-type="float" office:value="-0.63738936396284" calcext:value-type="float">
            <text:p>-0.63738936396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cvxu2</text:p>
          </table:table-cell>
          <table:table-cell office:value-type="float" office:value="35" calcext:value-type="float">
            <text:p>35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2316.80841980719" calcext:value-type="float">
            <text:p>2316.80841980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cvxun</text:p>
          </table:table-cell>
          <table:table-cell office:value-type="float" office:value="36" calcext:value-type="float">
            <text:p>36</text:p>
          </table:table-cell>
          <table:table-cell office:value-type="float" office:value="0.04122" calcext:value-type="float">
            <text:p>0.04122</text:p>
          </table:table-cell>
          <table:table-cell office:value-type="float" office:value="2316.80841978823" calcext:value-type="float">
            <text:p>2316.808419788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dia</text:p>
          </table:table-cell>
          <table:table-cell office:value-type="float" office:value="2" calcext:value-type="float">
            <text:p>2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00032998493643721" calcext:value-type="float">
            <text:p>0.000329984936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dquar</text:p>
          </table:table-cell>
          <table:table-cell office:value-type="float" office:value="16" calcext:value-type="float">
            <text:p>16</text:p>
          </table:table-cell>
          <table:table-cell office:value-type="float" office:value="0.24584" calcext:value-type="float">
            <text:p>0.24584</text:p>
          </table:table-cell>
          <table:table-cell office:value-type="float" office:value="0.0000000537121519924055" calcext:value-type="float">
            <text:p>5.37121519924055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msqrt</text:p>
          </table:table-cell>
          <table:table-cell office:value-type="float" office:value="126" calcext:value-type="float">
            <text:p>12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751808188244255" calcext:value-type="float">
            <text:p>0.751808188244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scomp</text:p>
          </table:table-cell>
          <table:table-cell office:value-type="float" office:value="13" calcext:value-type="float">
            <text:p>13</text:p>
          </table:table-cell>
          <table:table-cell office:value-type="float" office:value="0.54077" calcext:value-type="float">
            <text:p>0.54077</text:p>
          </table:table-cell>
          <table:table-cell office:value-type="float" office:value="0.0000107483163417051" calcext:value-type="float">
            <text:p>1.07483163417051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al</text:p>
          </table:table-cell>
          <table:table-cell office:value-type="float" office:value="7" calcext:value-type="float">
            <text:p>7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1.39789756021199" calcext:value-type="float">
            <text:p>1.397897560211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bl</text:p>
          </table:table-cell>
          <table:table-cell office:value-type="float" office:value="6" calcext:value-type="float">
            <text:p>6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2.8750407828486" calcext:value-type="float">
            <text:p>2.8750407828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bu</text:p>
          </table:table-cell>
          <table:table-cell office:value-type="float" office:value="7" calcext:value-type="float">
            <text:p>7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2.87503822947004" calcext:value-type="float">
            <text:p>2.87503822947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fits</text:p>
          </table:table-cell>
          <table:table-cell office:value-type="float" office:value="7" calcext:value-type="float">
            <text:p>7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2380.02677436887" calcext:value-type="float">
            <text:p>-2380.02677436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1</text:p>
          </table:table-cell>
          <table:table-cell office:value-type="float" office:value="12" calcext:value-type="float">
            <text:p>12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538243162121263" calcext:value-type="float">
            <text:p>0.538243162121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2</text:p>
          </table:table-cell>
          <table:table-cell office:value-type="float" office:value="11" calcext:value-type="float">
            <text:p>11</text:p>
          </table:table-cell>
          <table:table-cell office:value-type="float" office:value="0.03222" calcext:value-type="float">
            <text:p>0.03222</text:p>
          </table:table-cell>
          <table:table-cell office:value-type="float" office:value="0.0871596300154934" calcext:value-type="float">
            <text:p>0.0871596300154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3</text:p>
          </table:table-cell>
          <table:table-cell office:value-type="float" office:value="8" calcext:value-type="float">
            <text:p>8</text:p>
          </table:table-cell>
          <table:table-cell office:value-type="float" office:value="0.02098" calcext:value-type="float">
            <text:p>0.02098</text:p>
          </table:table-cell>
          <table:table-cell office:value-type="float" office:value="0.00450770654219749" calcext:value-type="float">
            <text:p>0.004507706542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7</text:p>
          </table:table-cell>
          <table:table-cell office:value-type="float" office:value="9" calcext:value-type="float">
            <text:p>9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0871597007472118" calcext:value-type="float">
            <text:p>0.087159700747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deg2</text:p>
          </table:table-cell>
          <table:table-cell office:value-type="float" office:value="23" calcext:value-type="float">
            <text:p>23</text:p>
          </table:table-cell>
          <table:table-cell office:value-type="float" office:value="0.09488" calcext:value-type="float">
            <text:p>0.09488</text:p>
          </table:table-cell>
          <table:table-cell office:value-type="float" office:value="229.573417336293" calcext:value-type="float">
            <text:p>229.573417336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deg3</text:p>
          </table:table-cell>
          <table:table-cell office:value-type="float" office:value="18" calcext:value-type="float">
            <text:p>18</text:p>
          </table:table-cell>
          <table:table-cell office:value-type="float" office:value="0.07124" calcext:value-type="float">
            <text:p>0.07124</text:p>
          </table:table-cell>
          <table:table-cell office:value-type="float" office:value="46.1456693605749" calcext:value-type="float">
            <text:p>46.14566936057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ntrl</text:p>
          </table:table-cell>
          <table:table-cell office:value-type="float" office:value="10" calcext:value-type="float">
            <text:p>10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549.999992847451" calcext:value-type="float">
            <text:p>549.999992847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trl3</text:p>
          </table:table-cell>
          <table:table-cell office:value-type="float" office:value="10" calcext:value-type="float">
            <text:p>10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2048.01654171228" calcext:value-type="float">
            <text:p>2048.01654171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trl6</text:p>
          </table:table-cell>
          <table:table-cell office:value-type="float" office:value="10" calcext:value-type="float">
            <text:p>10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2048.01654171228" calcext:value-type="float">
            <text:p>2048.01654171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23" calcext:value-type="float">
            <text:p>23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-0.189542500093668" calcext:value-type="float">
            <text:p>-0.189542500093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prloc</text:p>
          </table:table-cell>
          <table:table-cell office:value-type="float" office:value="7" calcext:value-type="float">
            <text:p>7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-16.41977397827" calcext:value-type="float">
            <text:p>-16.41977397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dm2</text:p>
          </table:table-cell>
          <table:table-cell office:value-type="float" office:value="5" calcext:value-type="float">
            <text:p>5</text:p>
          </table:table-cell>
          <table:table-cell office:value-type="float" office:value="0.14601" calcext:value-type="float">
            <text:p>0.14601</text:p>
          </table:table-cell>
          <table:table-cell office:value-type="float" office:value="155.532815356714" calcext:value-type="float">
            <text:p>155.5328153567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ds2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a</text:p>
          </table:table-cell>
          <table:table-cell office:value-type="float" office:value="73" calcext:value-type="float">
            <text:p>73</text:p>
          </table:table-cell>
          <table:table-cell office:value-type="float" office:value="0.18887" calcext:value-type="float">
            <text:p>0.18887</text:p>
          </table:table-cell>
          <table:table-cell office:value-type="float" office:value="1414.0558867184" calcext:value-type="float">
            <text:p>1414.0558867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b</text:p>
          </table:table-cell>
          <table:table-cell office:value-type="float" office:value="2" calcext:value-type="float">
            <text:p>2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0000000000028421709430404" calcext:value-type="float">
            <text:p>2.8421709430404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c</text:p>
          </table:table-cell>
          <table:table-cell office:value-type="float" office:value="18" calcext:value-type="float">
            <text:p>18</text:p>
          </table:table-cell>
          <table:table-cell office:value-type="float" office:value="1.55137" calcext:value-type="float">
            <text:p>1.55137</text:p>
          </table:table-cell>
          <table:table-cell office:value-type="float" office:value="189.597674242013" calcext:value-type="float">
            <text:p>189.5976742420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d</text:p>
          </table:table-cell>
          <table:table-cell office:value-type="float" office:value="6" calcext:value-type="float">
            <text:p>6</text:p>
          </table:table-cell>
          <table:table-cell office:value-type="float" office:value="0.40143" calcext:value-type="float">
            <text:p>0.40143</text:p>
          </table:table-cell>
          <table:table-cell office:value-type="float" office:value="1523.89973288647" calcext:value-type="float">
            <text:p>1523.899732886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e</text:p>
          </table:table-cell>
          <table:table-cell office:value-type="float" office:value="113" calcext:value-type="float">
            <text:p>113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3.91199495670872" calcext:value-type="float">
            <text:p>3.911994956708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gdm</text:p>
          </table:table-cell>
          <table:table-cell office:value-type="float" office:value="6" calcext:value-type="float">
            <text:p>6</text:p>
          </table:table-cell>
          <table:table-cell office:value-type="float" office:value="0.39917" calcext:value-type="float">
            <text:p>0.39917</text:p>
          </table:table-cell>
          <table:table-cell office:value-type="float" office:value="1513.80232345246" calcext:value-type="float">
            <text:p>1513.80232345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gds</text:p>
          </table:table-cell>
          <table:table-cell office:value-type="float" office:value="40" calcext:value-type="float">
            <text:p>40</text:p>
          </table:table-cell>
          <table:table-cell office:value-type="float" office:value="2.41818" calcext:value-type="float">
            <text:p>2.41818</text:p>
          </table:table-cell>
          <table:table-cell office:value-type="float" office:value="1741.67502435096" calcext:value-type="float">
            <text:p>1741.67502435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ea</text:p>
          </table:table-cell>
          <table:table-cell office:value-type="float" office:value="38" calcext:value-type="float">
            <text:p>38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00546489469748268" calcext:value-type="float">
            <text:p>5.46489469748268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eb</text:p>
          </table:table-cell>
          <table:table-cell office:value-type="float" office:value="15" calcext:value-type="float">
            <text:p>1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401377362935478" calcext:value-type="float">
            <text:p>0.040137736293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lbqp</text:p>
          </table:table-cell>
          <table:table-cell office:value-type="float" office:value="8" calcext:value-type="float">
            <text:p>8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6.25000127238233" calcext:value-type="float">
            <text:p>6.25000127238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</text:p>
          </table:table-cell>
          <table:table-cell office:value-type="float" office:value="12" calcext:value-type="float">
            <text:p>12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11754.6025453495" calcext:value-type="float">
            <text:p>11754.6025453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a</text:p>
          </table:table-cell>
          <table:table-cell office:value-type="float" office:value="37" calcext:value-type="float">
            <text:p>37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89883629043105" calcext:value-type="float">
            <text:p>0.089883629043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b</text:p>
          </table:table-cell>
          <table:table-cell office:value-type="float" office:value="20" calcext:value-type="float">
            <text:p>20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3.44735461906206" calcext:value-type="float">
            <text:p>3.44735461906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c</text:p>
          </table:table-cell>
          <table:table-cell office:value-type="float" office:value="1" calcext:value-type="float">
            <text:p>1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975979912631004" calcext:value-type="float">
            <text:p>0.09759799126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d</text:p>
          </table:table-cell>
          <table:table-cell office:value-type="float" office:value="1" calcext:value-type="float">
            <text:p>1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65268259437418" calcext:value-type="float">
            <text:p>0.652682594374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e</text:p>
          </table:table-cell>
          <table:table-cell office:value-type="float" office:value="30" calcext:value-type="float">
            <text:p>30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250107674012256" calcext:value-type="float">
            <text:p>0.002501076740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</text:p>
          </table:table-cell>
          <table:table-cell office:value-type="float" office:value="14" calcext:value-type="float">
            <text:p>14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3651.08950041912" calcext:value-type="float">
            <text:p>3651.0895004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a</text:p>
          </table:table-cell>
          <table:table-cell office:value-type="float" office:value="65" calcext:value-type="float">
            <text:p>65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0171607394294704" calcext:value-type="float">
            <text:p>0.01716073942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b</text:p>
          </table:table-cell>
          <table:table-cell office:value-type="float" office:value="14" calcext:value-type="float">
            <text:p>14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623394652332954" calcext:value-type="float">
            <text:p>0.623394652332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c</text:p>
          </table:table-cell>
          <table:table-cell office:value-type="float" office:value="1" calcext:value-type="float">
            <text:p>1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144213911928303" calcext:value-type="float">
            <text:p>0.01442139119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e</text:p>
          </table:table-cell>
          <table:table-cell office:value-type="float" office:value="25" calcext:value-type="float">
            <text:p>2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215440638614974" calcext:value-type="float">
            <text:p>0.000215440638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</text:p>
          </table:table-cell>
          <table:table-cell office:value-type="float" office:value="11" calcext:value-type="float">
            <text:p>11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2265.95821828243" calcext:value-type="float">
            <text:p>2265.95821828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a</text:p>
          </table:table-cell>
          <table:table-cell office:value-type="float" office:value="57" calcext:value-type="float">
            <text:p>57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204314229925436" calcext:value-type="float">
            <text:p>0.020431422992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b</text:p>
          </table:table-cell>
          <table:table-cell office:value-type="float" office:value="11" calcext:value-type="float">
            <text:p>11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4.22764725086968" calcext:value-type="float">
            <text:p>4.22764725086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c</text:p>
          </table:table-cell>
          <table:table-cell office:value-type="float" office:value="1" calcext:value-type="float">
            <text:p>1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195376385131053" calcext:value-type="float">
            <text:p>0.019537638513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e</text:p>
          </table:table-cell>
          <table:table-cell office:value-type="float" office:value="66" calcext:value-type="float">
            <text:p>66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000508297660541739" calcext:value-type="float">
            <text:p>5.08297660541739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</text:p>
          </table:table-cell>
          <table:table-cell office:value-type="float" office:value="12" calcext:value-type="float">
            <text:p>1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2424.01641571223" calcext:value-type="float">
            <text:p>2424.01641571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a</text:p>
          </table:table-cell>
          <table:table-cell office:value-type="float" office:value="49" calcext:value-type="float">
            <text:p>49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406061393787575" calcext:value-type="float">
            <text:p>0.040606139378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b</text:p>
          </table:table-cell>
          <table:table-cell office:value-type="float" office:value="15" calcext:value-type="float">
            <text:p>15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6.8351385998691" calcext:value-type="float">
            <text:p>6.83513859986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c</text:p>
          </table:table-cell>
          <table:table-cell office:value-type="float" office:value="1" calcext:value-type="float">
            <text:p>1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50310695820775" calcext:value-type="float">
            <text:p>0.050310695820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e</text:p>
          </table:table-cell>
          <table:table-cell office:value-type="float" office:value="24" calcext:value-type="float">
            <text:p>24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0164830809314934" calcext:value-type="float">
            <text:p>0.000164830809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a</text:p>
          </table:table-cell>
          <table:table-cell office:value-type="float" office:value="1637" calcext:value-type="float">
            <text:p>1637</text:p>
          </table:table-cell>
          <table:table-cell office:value-type="float" office:value="0.12861" calcext:value-type="float">
            <text:p>0.12861</text:p>
          </table:table-cell>
          <table:table-cell office:value-type="float" office:value="0.0589112164644481" calcext:value-type="float">
            <text:p>0.058911216464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b</text:p>
          </table:table-cell>
          <table:table-cell office:value-type="float" office:value="52" calcext:value-type="float">
            <text:p>52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97526146803101" calcext:value-type="float">
            <text:p>0.00975261468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c</text:p>
          </table:table-cell>
          <table:table-cell office:value-type="float" office:value="1" calcext:value-type="float">
            <text:p>1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2.12808666605511" calcext:value-type="float">
            <text:p>2.12808666605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d</text:p>
          </table:table-cell>
          <table:table-cell office:value-type="float" office:value="1" calcext:value-type="float">
            <text:p>1</text:p>
          </table:table-cell>
          <table:table-cell office:value-type="float" office:value="0.0017" calcext:value-type="float">
            <text:p>0.0017</text:p>
          </table:table-cell>
          <table:table-cell office:value-type="float" office:value="87.3393995278483" calcext:value-type="float">
            <text:p>87.3393995278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e</text:p>
          </table:table-cell>
          <table:table-cell office:value-type="float" office:value="7108" calcext:value-type="float">
            <text:p>7108</text:p>
          </table:table-cell>
          <table:table-cell office:value-type="float" office:value="0.49651" calcext:value-type="float">
            <text:p>0.49651</text:p>
          </table:table-cell>
          <table:table-cell office:value-type="float" office:value="0.0207133938686032" calcext:value-type="float">
            <text:p>0.020713393868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a</text:p>
          </table:table-cell>
          <table:table-cell office:value-type="float" office:value="106" calcext:value-type="float">
            <text:p>106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559488389963182" calcext:value-type="float">
            <text:p>0.055948838996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c</text:p>
          </table:table-cell>
          <table:table-cell office:value-type="float" office:value="1" calcext:value-type="float">
            <text:p>1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163874216186598" calcext:value-type="float">
            <text:p>0.01638742161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e</text:p>
          </table:table-cell>
          <table:table-cell office:value-type="float" office:value="29" calcext:value-type="float">
            <text:p>29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0022395503585126" calcext:value-type="float">
            <text:p>0.000223955035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a</text:p>
          </table:table-cell>
          <table:table-cell office:value-type="float" office:value="3482" calcext:value-type="float">
            <text:p>3482</text:p>
          </table:table-cell>
          <table:table-cell office:value-type="float" office:value="0.17313" calcext:value-type="float">
            <text:p>0.17313</text:p>
          </table:table-cell>
          <table:table-cell office:value-type="float" office:value="10.3348556556465" calcext:value-type="float">
            <text:p>10.3348556556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c</text:p>
          </table:table-cell>
          <table:table-cell office:value-type="float" office:value="1" calcext:value-type="float">
            <text:p>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60198567231692" calcext:value-type="float">
            <text:p>0.60198567231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e</text:p>
          </table:table-cell>
          <table:table-cell office:value-type="float" office:value="440" calcext:value-type="float">
            <text:p>440</text:p>
          </table:table-cell>
          <table:table-cell office:value-type="float" office:value="0.03037" calcext:value-type="float">
            <text:p>0.03037</text:p>
          </table:table-cell>
          <table:table-cell office:value-type="float" office:value="6.9413519206385" calcext:value-type="float">
            <text:p>6.9413519206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a</text:p>
          </table:table-cell>
          <table:table-cell office:value-type="float" office:value="35" calcext:value-type="float">
            <text:p>35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740096979551826" calcext:value-type="float">
            <text:p>0.074009697955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c</text:p>
          </table:table-cell>
          <table:table-cell office:value-type="float" office:value="1" calcext:value-type="float">
            <text:p>1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159768063470294" calcext:value-type="float">
            <text:p>0.159768063470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e</text:p>
          </table:table-cell>
          <table:table-cell office:value-type="float" office:value="19" calcext:value-type="float">
            <text:p>19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00633930761708221" calcext:value-type="float">
            <text:p>0.006339307617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alty1</text:p>
          </table:table-cell>
          <table:table-cell office:value-type="float" office:value="20" calcext:value-type="float">
            <text:p>20</text:p>
          </table:table-cell>
          <table:table-cell office:value-type="float" office:value="2.07557" calcext:value-type="float">
            <text:p>2.07557</text:p>
          </table:table-cell>
          <table:table-cell office:value-type="float" office:value="904.492090331657" calcext:value-type="float">
            <text:p>904.492090331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alty2</text:p>
          </table:table-cell>
          <table:table-cell office:value-type="float" office:value="16" calcext:value-type="float">
            <text:p>16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97096.0840299176" calcext:value-type="float">
            <text:p>97096.0840299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tagon</text:p>
          </table:table-cell>
          <table:table-cell office:value-type="float" office:value="8" calcext:value-type="float">
            <text:p>8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000136522002050173" calcext:value-type="float">
            <text:p>0.00013652200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tdi</text:p>
          </table:table-cell>
          <table:table-cell office:value-type="float" office:value="9" calcext:value-type="float">
            <text:p>9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-0.749660286499393" calcext:value-type="float">
            <text:p>-0.749660286499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1</text:p>
          </table:table-cell>
          <table:table-cell office:value-type="float" office:value="226" calcext:value-type="float">
            <text:p>226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9.82374896156877E-017" calcext:value-type="float">
            <text:p>9.82374896156877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1ls</text:p>
          </table:table-cell>
          <table:table-cell office:value-type="float" office:value="226" calcext:value-type="float">
            <text:p>226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9.82374896156877E-017" calcext:value-type="float">
            <text:p>9.82374896156877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2</text:p>
          </table:table-cell>
          <table:table-cell office:value-type="float" office:value="26" calcext:value-type="float">
            <text:p>26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00000000000408748569741486" calcext:value-type="float">
            <text:p>4.08748569741486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2ls</text:p>
          </table:table-cell>
          <table:table-cell office:value-type="float" office:value="26" calcext:value-type="float">
            <text:p>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0000000000408748569741486" calcext:value-type="float">
            <text:p>4.08748569741486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3</text:p>
          </table:table-cell>
          <table:table-cell office:value-type="float" office:value="164" calcext:value-type="float">
            <text:p>164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00000000000865192839726742" calcext:value-type="float">
            <text:p>8.65192839726742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3ls</text:p>
          </table:table-cell>
          <table:table-cell office:value-type="float" office:value="164" calcext:value-type="float">
            <text:p>164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000000000000865192839726742" calcext:value-type="float">
            <text:p>8.65192839726742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4</text:p>
          </table:table-cell>
          <table:table-cell office:value-type="float" office:value="239" calcext:value-type="float">
            <text:p>239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6.04001599751658E-018" calcext:value-type="float">
            <text:p>6.04001599751658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4ls</text:p>
          </table:table-cell>
          <table:table-cell office:value-type="float" office:value="239" calcext:value-type="float">
            <text:p>239</text:p>
          </table:table-cell>
          <table:table-cell office:value-type="float" office:value="0.00879" calcext:value-type="float">
            <text:p>0.00879</text:p>
          </table:table-cell>
          <table:table-cell office:value-type="float" office:value="6.04001599751658E-018" calcext:value-type="float">
            <text:p>6.04001599751658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1</text:p>
          </table:table-cell>
          <table:table-cell office:value-type="float" office:value="6" calcext:value-type="float">
            <text:p>6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2.71828182843385" calcext:value-type="float">
            <text:p>2.71828182843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2</text:p>
          </table:table-cell>
          <table:table-cell office:value-type="float" office:value="8" calcext:value-type="float">
            <text:p>8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54.5981500349997" calcext:value-type="float">
            <text:p>54.5981500349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3</text:p>
          </table:table-cell>
          <table:table-cell office:value-type="float" office:value="20" calcext:value-type="float">
            <text:p>20</text:p>
          </table:table-cell>
          <table:table-cell office:value-type="float" office:value="0.0068" calcext:value-type="float">
            <text:p>0.0068</text:p>
          </table:table-cell>
          <table:table-cell office:value-type="float" office:value="5.93300334158712" calcext:value-type="float">
            <text:p>5.93300334158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4</text:p>
          </table:table-cell>
          <table:table-cell office:value-type="float" office:value="4" calcext:value-type="float">
            <text:p>4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-0.0000000000787516288004475" calcext:value-type="float">
            <text:p>-7.87516288004475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5</text:p>
          </table:table-cell>
          <table:table-cell office:value-type="float" office:value="18" calcext:value-type="float">
            <text:p>18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49.9999999999089" calcext:value-type="float">
            <text:p>49.9999999999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6</text:p>
          </table:table-cell>
          <table:table-cell office:value-type="float" office:value="37" calcext:value-type="float">
            <text:p>37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-44.0000000105111" calcext:value-type="float">
            <text:p>-44.0000000105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ous1</text:p>
          </table:table-cell>
          <table:table-cell office:value-type="float" office:value="37" calcext:value-type="float">
            <text:p>37</text:p>
          </table:table-cell>
          <table:table-cell office:value-type="float" office:value="2.1339" calcext:value-type="float">
            <text:p>2.1339</text:p>
          </table:table-cell>
          <table:table-cell office:value-type="float" office:value="0.0102984676752056" calcext:value-type="float">
            <text:p>0.010298467675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ous2</text:p>
          </table:table-cell>
          <table:table-cell office:value-type="float" office:value="34" calcext:value-type="float">
            <text:p>34</text:p>
          </table:table-cell>
          <table:table-cell office:value-type="float" office:value="2.20586" calcext:value-type="float">
            <text:p>2.20586</text:p>
          </table:table-cell>
          <table:table-cell office:value-type="float" office:value="0.000000000000737169277181292" calcext:value-type="float">
            <text:p>7.37169277181292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1</text:p>
          </table:table-cell>
          <table:table-cell office:value-type="float" office:value="6" calcext:value-type="float">
            <text:p>6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20486337453859" calcext:value-type="float">
            <text:p>0.020486337453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2</text:p>
          </table:table-cell>
          <table:table-cell office:value-type="float" office:value="6" calcext:value-type="float">
            <text:p>6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96892491665336" calcext:value-type="float">
            <text:p>0.029689249166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3</text:p>
          </table:table-cell>
          <table:table-cell office:value-type="float" office:value="7" calcext:value-type="float">
            <text:p>7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327497093917935" calcext:value-type="float">
            <text:p>0.0327497093917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4</text:p>
          </table:table-cell>
          <table:table-cell office:value-type="float" office:value="6" calcext:value-type="float">
            <text:p>6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0.0263070621057055" calcext:value-type="float">
            <text:p>0.0263070621057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6</text:p>
          </table:table-cell>
          <table:table-cell office:value-type="float" office:value="6" calcext:value-type="float">
            <text:p>6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257917998560379" calcext:value-type="float">
            <text:p>0.025791799856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20</text:p>
          </table:table-cell>
          <table:table-cell office:value-type="float" office:value="11" calcext:value-type="float">
            <text:p>11</text:p>
          </table:table-cell>
          <table:table-cell office:value-type="float" office:value="0.03821" calcext:value-type="float">
            <text:p>0.03821</text:p>
          </table:table-cell>
          <table:table-cell office:value-type="float" office:value="52145781.1430622" calcext:value-type="float">
            <text:p>52145781.14306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bs</text:p>
          </table:table-cell>
          <table:table-cell office:value-type="float" office:value="90" calcext:value-type="float">
            <text:p>9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1.83172989616999E-019" calcext:value-type="float">
            <text:p>1.83172989616999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sq</text:p>
          </table:table-cell>
          <table:table-cell office:value-type="float" office:value="10" calcext:value-type="float">
            <text:p>10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2.75055775708574E-019" calcext:value-type="float">
            <text:p>2.75055775708574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35</text:p>
          </table:table-cell>
          <table:table-cell office:value-type="float" office:value="4.45107838586132E-025" calcext:value-type="float">
            <text:p>4.45107838586132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penl</text:p>
          </table:table-cell>
          <table:table-cell office:value-type="float" office:value="4" calcext:value-type="float">
            <text:p>4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000000398903758030621" calcext:value-type="float">
            <text:p>3.98903758030621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pl0</text:p>
          </table:table-cell>
          <table:table-cell office:value-type="float" office:value="11" calcext:value-type="float">
            <text:p>11</text:p>
          </table:table-cell>
          <table:table-cell office:value-type="float" office:value="0.0069" calcext:value-type="float">
            <text:p>0.0069</text:p>
          </table:table-cell>
          <table:table-cell office:value-type="float" office:value="60.9192353276228" calcext:value-type="float">
            <text:p>60.9192353276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pl1</text:p>
          </table:table-cell>
          <table:table-cell office:value-type="float" office:value="8" calcext:value-type="float">
            <text:p>8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53.037014995594" calcext:value-type="float">
            <text:p>53.037014995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pdoc</text:p>
          </table:table-cell>
          <table:table-cell office:value-type="float" office:value="5" calcext:value-type="float">
            <text:p>5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2.41421356239854" calcext:value-type="float">
            <text:p>2.41421356239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0" calcext:value-type="float">
            <text:p>10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178394272882191" calcext:value-type="float">
            <text:p>0.1783942728821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boei1</text:p>
          </table:table-cell>
          <table:table-cell office:value-type="float" office:value="16" calcext:value-type="float">
            <text:p>16</text:p>
          </table:table-cell>
          <table:table-cell office:value-type="float" office:value="0.05501" calcext:value-type="float">
            <text:p>0.05501</text:p>
          </table:table-cell>
          <table:table-cell office:value-type="float" office:value="14433867.2837558" calcext:value-type="float">
            <text:p>14433867.2837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boei2</text:p>
          </table:table-cell>
          <table:table-cell office:value-type="float" office:value="23" calcext:value-type="float">
            <text:p>23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8293689.21052347" calcext:value-type="float">
            <text:p>8293689.21052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stair</text:p>
          </table:table-cell>
          <table:table-cell office:value-type="float" office:value="17" calcext:value-type="float">
            <text:p>17</text:p>
          </table:table-cell>
          <table:table-cell office:value-type="float" office:value="0.05687" calcext:value-type="float">
            <text:p>0.05687</text:p>
          </table:table-cell>
          <table:table-cell office:value-type="float" office:value="6204391.69852129" calcext:value-type="float">
            <text:p>6204391.69852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boei1</text:p>
          </table:table-cell>
          <table:table-cell office:value-type="float" office:value="55" calcext:value-type="float">
            <text:p>55</text:p>
          </table:table-cell>
          <table:table-cell office:value-type="float" office:value="0.24082" calcext:value-type="float">
            <text:p>0.24082</text:p>
          </table:table-cell>
          <table:table-cell office:value-type="float" office:value="8514857.62789294" calcext:value-type="float">
            <text:p>8514857.62789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boei2</text:p>
          </table:table-cell>
          <table:table-cell office:value-type="float" office:value="241" calcext:value-type="float">
            <text:p>241</text:p>
          </table:table-cell>
          <table:table-cell office:value-type="float" office:value="0.27351" calcext:value-type="float">
            <text:p>0.27351</text:p>
          </table:table-cell>
          <table:table-cell office:value-type="float" office:value="1242065.32637079" calcext:value-type="float">
            <text:p>1242065.32637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stair</text:p>
          </table:table-cell>
          <table:table-cell office:value-type="float" office:value="102" calcext:value-type="float">
            <text:p>102</text:p>
          </table:table-cell>
          <table:table-cell office:value-type="float" office:value="0.27819" calcext:value-type="float">
            <text:p>0.27819</text:p>
          </table:table-cell>
          <table:table-cell office:value-type="float" office:value="5146033.05331665" calcext:value-type="float">
            <text:p>5146033.05331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</text:p>
          </table:table-cell>
          <table:table-cell office:value-type="float" office:value="48" calcext:value-type="float">
            <text:p>48</text:p>
          </table:table-cell>
          <table:table-cell office:value-type="float" office:value="0.13916" calcext:value-type="float">
            <text:p>0.13916</text:p>
          </table:table-cell>
          <table:table-cell office:value-type="float" office:value="8.06609315187017E-020" calcext:value-type="float">
            <text:p>8.06609315187017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bd</text:p>
          </table:table-cell>
          <table:table-cell office:value-type="float" office:value="26" calcext:value-type="float">
            <text:p>26</text:p>
          </table:table-cell>
          <table:table-cell office:value-type="float" office:value="0.05497" calcext:value-type="float">
            <text:p>0.05497</text:p>
          </table:table-cell>
          <table:table-cell office:value-type="float" office:value="0.0000000000000231400178576187" calcext:value-type="float">
            <text:p>2.31400178576187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ls</text:p>
          </table:table-cell>
          <table:table-cell office:value-type="float" office:value="48" calcext:value-type="float">
            <text:p>48</text:p>
          </table:table-cell>
          <table:table-cell office:value-type="float" office:value="0.25505" calcext:value-type="float">
            <text:p>0.25505</text:p>
          </table:table-cell>
          <table:table-cell office:value-type="float" office:value="8.06493713077741E-020" calcext:value-type="float">
            <text:p>8.06493713077741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tquad</text:p>
          </table:table-cell>
          <table:table-cell office:value-type="float" office:value="12" calcext:value-type="float">
            <text:p>12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-3647530.29252463" calcext:value-type="float">
            <text:p>-3647530.292524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tc</text:p>
          </table:table-cell>
          <table:table-cell office:value-type="float" office:value="21" calcext:value-type="float">
            <text:p>21</text:p>
          </table:table-cell>
          <table:table-cell office:value-type="float" office:value="0.24833" calcext:value-type="float">
            <text:p>0.24833</text:p>
          </table:table-cell>
          <table:table-cell office:value-type="float" office:value="32287.8025319272" calcext:value-type="float">
            <text:p>32287.8025319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dlin</text:p>
          </table:table-cell>
          <table:table-cell office:value-type="float" office:value="4" calcext:value-type="float">
            <text:p>4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7199.99999308003" calcext:value-type="float">
            <text:p>-7199.99999308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1</text:p>
          </table:table-cell>
          <table:table-cell office:value-type="float" office:value="19" calcext:value-type="float">
            <text:p>19</text:p>
          </table:table-cell>
          <table:table-cell office:value-type="float" office:value="0.77955" calcext:value-type="float">
            <text:p>0.77955</text:p>
          </table:table-cell>
          <table:table-cell office:value-type="float" office:value="-0.160480034898508" calcext:value-type="float">
            <text:p>-0.160480034898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2</text:p>
          </table:table-cell>
          <table:table-cell office:value-type="float" office:value="5" calcext:value-type="float">
            <text:p>5</text:p>
          </table:table-cell>
          <table:table-cell office:value-type="float" office:value="0.41282" calcext:value-type="float">
            <text:p>0.41282</text:p>
          </table:table-cell>
          <table:table-cell office:value-type="float" office:value="-0.0115420522519786" calcext:value-type="float">
            <text:p>-0.011542052251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3</text:p>
          </table:table-cell>
          <table:table-cell office:value-type="float" office:value="19" calcext:value-type="float">
            <text:p>19</text:p>
          </table:table-cell>
          <table:table-cell office:value-type="float" office:value="0.02629" calcext:value-type="float">
            <text:p>0.02629</text:p>
          </table:table-cell>
          <table:table-cell office:value-type="float" office:value="-0.000000000207685707803892" calcext:value-type="float">
            <text:p>-2.07685707803892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18" calcext:value-type="float">
            <text:p>1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00000946288083583557" calcext:value-type="float">
            <text:p>9.46288083583557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0" calcext:value-type="float">
            <text:p>0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0000000000105727926413834" calcext:value-type="float">
            <text:p>1.05727926413834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k23</text:p>
          </table:table-cell>
          <table:table-cell office:value-type="float" office:value="6" calcext:value-type="float">
            <text:p>6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833333334033117" calcext:value-type="float">
            <text:p>0.083333333403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7" calcext:value-type="float">
            <text:p>7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5.46284122815023" calcext:value-type="float">
            <text:p>5.46284122815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nbr</text:p>
          </table:table-cell>
          <table:table-cell office:value-type="float" office:value="20" calcext:value-type="float">
            <text:p>20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3.094477474505E-018" calcext:value-type="float">
            <text:p>3.094477474505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nmmx</text:p>
          </table:table-cell>
          <table:table-cell office:value-type="float" office:value="8" calcext:value-type="float">
            <text:p>8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-44.0000000000831" calcext:value-type="float">
            <text:p>-44.0000000000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32</text:p>
          </table:table-cell>
          <table:table-cell office:value-type="float" office:value="9" calcext:value-type="float">
            <text:p>9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29.9243503485805" calcext:value-type="float">
            <text:p>29.9243503485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65mod</text:p>
          </table:table-cell>
          <table:table-cell office:value-type="float" office:value="12" calcext:value-type="float">
            <text:p>12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52.1399043323589" calcext:value-type="float">
            <text:p>52.1399043323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68</text:p>
          </table:table-cell>
          <table:table-cell office:value-type="float" office:value="19" calcext:value-type="float">
            <text:p>19</text:p>
          </table:table-cell>
          <table:table-cell office:value-type="float" office:value="0.3428" calcext:value-type="float">
            <text:p>0.3428</text:p>
          </table:table-cell>
          <table:table-cell office:value-type="float" office:value="-123.187499976617" calcext:value-type="float">
            <text:p>-123.187499976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path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n1dls</text:p>
          </table:table-cell>
          <table:table-cell office:value-type="float" office:value="286" calcext:value-type="float">
            <text:p>286</text:p>
          </table:table-cell>
          <table:table-cell office:value-type="float" office:value="1.15299" calcext:value-type="float">
            <text:p>1.15299</text:p>
          </table:table-cell>
          <table:table-cell office:value-type="float" office:value="0.00000000216119130118875" calcext:value-type="float">
            <text:p>2.16119130118875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sine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10</text:p>
          </table:table-cell>
          <table:table-cell office:value-type="float" office:value="217" calcext:value-type="float">
            <text:p>217</text:p>
          </table:table-cell>
          <table:table-cell office:value-type="float" office:value="12.05478" calcext:value-type="float">
            <text:p>12.05478</text:p>
          </table:table-cell>
          <table:table-cell office:value-type="float" office:value="-1003162.90239855" calcext:value-type="float">
            <text:p>-1003162.90239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20</text:p>
          </table:table-cell>
          <table:table-cell office:value-type="float" office:value="195" calcext:value-type="float">
            <text:p>195</text:p>
          </table:table-cell>
          <table:table-cell office:value-type="float" office:value="21.33638" calcext:value-type="float">
            <text:p>21.33638</text:p>
          </table:table-cell>
          <table:table-cell office:value-type="float" office:value="-1003161.93009062" calcext:value-type="float">
            <text:p>-1003161.93009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30</text:p>
          </table:table-cell>
          <table:table-cell office:value-type="float" office:value="165" calcext:value-type="float">
            <text:p>165</text:p>
          </table:table-cell>
          <table:table-cell office:value-type="float" office:value="27.6931" calcext:value-type="float">
            <text:p>27.6931</text:p>
          </table:table-cell>
          <table:table-cell office:value-type="float" office:value="-1003162.23687585" calcext:value-type="float">
            <text:p>-1003162.23687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con1</text:p>
          </table:table-cell>
          <table:table-cell office:value-type="float" office:value="286" calcext:value-type="float">
            <text:p>286</text:p>
          </table:table-cell>
          <table:table-cell office:value-type="float" office:value="1.16082" calcext:value-type="float">
            <text:p>1.16082</text:p>
          </table:table-cell>
          <table:table-cell office:value-type="float" office:value="0.00000000216119130118875" calcext:value-type="float">
            <text:p>2.16119130118875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con2</text:p>
          </table:table-cell>
          <table:table-cell office:value-type="float" office:value="37" calcext:value-type="float">
            <text:p>37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00316630880281406" calcext:value-type="float">
            <text:p>0.003166308802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ors</text:p>
          </table:table-cell>
          <table:table-cell office:value-type="float" office:value="27" calcext:value-type="float">
            <text:p>27</text:p>
          </table:table-cell>
          <table:table-cell office:value-type="float" office:value="82.66914" calcext:value-type="float">
            <text:p>82.66914</text:p>
          </table:table-cell>
          <table:table-cell office:value-type="float" office:value="-205934.90625" calcext:value-type="float">
            <text:p>-205934.90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2bqp</text:p>
          </table:table-cell>
          <table:table-cell office:value-type="float" office:value="5" calcext:value-type="float">
            <text:p>5</text:p>
          </table:table-cell>
          <table:table-cell office:value-type="float" office:value="0.00937" calcext:value-type="float">
            <text:p>0.00937</text:p>
          </table:table-cell>
          <table:table-cell office:value-type="float" office:value="0.00000000301448070303402" calcext:value-type="float">
            <text:p>3.01448070303402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bqp</text:p>
          </table:table-cell>
          <table:table-cell office:value-type="float" office:value="7" calcext:value-type="float">
            <text:p>7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00000000012390454703671" calcext:value-type="float">
            <text:p>1.2390454703671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lpa</text:p>
          </table:table-cell>
          <table:table-cell office:value-type="float" office:value="5" calcext:value-type="float">
            <text:p>5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1.00000002230892" calcext:value-type="float">
            <text:p>1.00000002230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lpb</text:p>
          </table:table-cell>
          <table:table-cell office:value-type="float" office:value="6" calcext:value-type="float">
            <text:p>6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1.10000000050591" calcext:value-type="float">
            <text:p>1.100000000505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eali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eval</text:p>
          </table:table-cell>
          <table:table-cell office:value-type="float" office:value="41" calcext:value-type="float">
            <text:p>41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quad</text:p>
          </table:table-cell>
          <table:table-cell office:value-type="float" office:value="15" calcext:value-type="float">
            <text:p>15</text:p>
          </table:table-cell>
          <table:table-cell office:value-type="float" office:value="0.77869" calcext:value-type="float">
            <text:p>0.77869</text:p>
          </table:table-cell>
          <table:table-cell office:value-type="float" office:value="0.0000000000693872433419561" calcext:value-type="float">
            <text:p>6.93872433419561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rosnb</text:p>
          </table:table-cell>
          <table:table-cell office:value-type="float" office:value="0" calcext:value-type="float">
            <text:p>0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-99901" calcext:value-type="float">
            <text:p>-99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1</text:p>
          </table:table-cell>
          <table:table-cell office:value-type="float" office:value="10" calcext:value-type="float">
            <text:p>10</text:p>
          </table:table-cell>
          <table:table-cell office:value-type="float" office:value="0.27942" calcext:value-type="float">
            <text:p>0.27942</text:p>
          </table:table-cell>
          <table:table-cell office:value-type="float" office:value="-0.999997202760454" calcext:value-type="float">
            <text:p>-0.9999972027604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1m</text:p>
          </table:table-cell>
          <table:table-cell office:value-type="float" office:value="10" calcext:value-type="float">
            <text:p>10</text:p>
          </table:table-cell>
          <table:table-cell office:value-type="float" office:value="0.38071" calcext:value-type="float">
            <text:p>0.38071</text:p>
          </table:table-cell>
          <table:table-cell office:value-type="float" office:value="-0.999995838576498" calcext:value-type="float">
            <text:p>-0.999995838576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2</text:p>
          </table:table-cell>
          <table:table-cell office:value-type="float" office:value="14" calcext:value-type="float">
            <text:p>14</text:p>
          </table:table-cell>
          <table:table-cell office:value-type="float" office:value="0.13481" calcext:value-type="float">
            <text:p>0.13481</text:p>
          </table:table-cell>
          <table:table-cell office:value-type="float" office:value="-0.999999917334701" calcext:value-type="float">
            <text:p>-0.999999917334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2m</text:p>
          </table:table-cell>
          <table:table-cell office:value-type="float" office:value="15" calcext:value-type="float">
            <text:p>15</text:p>
          </table:table-cell>
          <table:table-cell office:value-type="float" office:value="0.14044" calcext:value-type="float">
            <text:p>0.14044</text:p>
          </table:table-cell>
          <table:table-cell office:value-type="float" office:value="-1.00000010992003" calcext:value-type="float">
            <text:p>-1.00000010992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3</text:p>
          </table:table-cell>
          <table:table-cell office:value-type="float" office:value="9" calcext:value-type="float">
            <text:p>9</text:p>
          </table:table-cell>
          <table:table-cell office:value-type="float" office:value="0.38603" calcext:value-type="float">
            <text:p>0.38603</text:p>
          </table:table-cell>
          <table:table-cell office:value-type="float" office:value="0.535651165690548" calcext:value-type="float">
            <text:p>0.535651165690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4</text:p>
          </table:table-cell>
          <table:table-cell office:value-type="float" office:value="10" calcext:value-type="float">
            <text:p>10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272828555935171" calcext:value-type="float">
            <text:p>0.272828555935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sser</text:p>
          </table:table-cell>
          <table:table-cell office:value-type="float" office:value="14" calcext:value-type="float">
            <text:p>14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0000000696589510929512" calcext:value-type="float">
            <text:p>6.96589510929512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bank</text:p>
          </table:table-cell>
          <table:table-cell office:value-type="float" office:value="11" calcext:value-type="float">
            <text:p>11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-7129292" calcext:value-type="float">
            <text:p>-7129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mpsf</text:p>
          </table:table-cell>
          <table:table-cell office:value-type="float" office:value="37" calcext:value-type="float">
            <text:p>37</text:p>
          </table:table-cell>
          <table:table-cell office:value-type="float" office:value="0.07299" calcext:value-type="float">
            <text:p>0.07299</text:p>
          </table:table-cell>
          <table:table-cell office:value-type="float" office:value="1046985.6845975" calcext:value-type="float">
            <text:p>1046985.6845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9" calcext:value-type="float">
            <text:p>9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-0.00000199999622221004" calcext:value-type="float">
            <text:p>-1.99999622221004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sqp2</text:p>
          </table:table-cell>
          <table:table-cell office:value-type="float" office:value="14" calcext:value-type="float">
            <text:p>14</text:p>
          </table:table-cell>
          <table:table-cell office:value-type="float" office:value="1.20227" calcext:value-type="float">
            <text:p>1.20227</text:p>
          </table:table-cell>
          <table:table-cell office:value-type="float" office:value="-4998.69955310078" calcext:value-type="float">
            <text:p>-4998.69955310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nhyd</text:p>
          </table:table-cell>
          <table:table-cell office:value-type="float" office:value="9" calcext:value-type="float">
            <text:p>9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239.738000658312" calcext:value-type="float">
            <text:p>239.738000658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59" calcext:value-type="float">
            <text:p>59</text:p>
          </table:table-cell>
          <table:table-cell office:value-type="float" office:value="0.0066" calcext:value-type="float">
            <text:p>0.0066</text:p>
          </table:table-cell>
          <table:table-cell office:value-type="float" office:value="-0.000000000090919219888947" calcext:value-type="float">
            <text:p>-9.0919219888947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eadin3</text:p>
          </table:table-cell>
          <table:table-cell office:value-type="float" office:value="1" calcext:value-type="float">
            <text:p>1</text:p>
          </table:table-cell>
          <table:table-cell office:value-type="float" office:value="0.14325" calcext:value-type="float">
            <text:p>0.14325</text:p>
          </table:table-cell>
          <table:table-cell office:value-type="float" office:value="-0.0000251883605672258" calcext:value-type="float">
            <text:p>-2.51883605672258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osenbr</text:p>
          </table:table-cell>
          <table:table-cell office:value-type="float" office:value="20" calcext:value-type="float">
            <text:p>20</text:p>
          </table:table-cell>
          <table:table-cell office:value-type="float" office:value="0.35272" calcext:value-type="float">
            <text:p>0.35272</text:p>
          </table:table-cell>
          <table:table-cell office:value-type="float" office:value="0.000000000000015472387372525" calcext:value-type="float">
            <text:p>1.5472387372525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eblin</text:p>
          </table:table-cell>
          <table:table-cell office:value-type="float" office:value="8" calcext:value-type="float">
            <text:p>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16170600.0006681" calcext:value-type="float">
            <text:p>16170600.0006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ebnl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nlbeam</text:p>
          </table:table-cell>
          <table:table-cell office:value-type="float" office:value="33" calcext:value-type="float">
            <text:p>33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337.772473112168" calcext:value-type="float">
            <text:p>337.772473112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cmin</text:p>
          </table:table-cell>
          <table:table-cell office:value-type="float" office:value="6" calcext:value-type="float">
            <text:p>6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4.25000024244443" calcext:value-type="float">
            <text:p>4.25000024244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c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a</text:p>
          </table:table-cell>
          <table:table-cell office:value-type="float" office:value="10" calcext:value-type="float">
            <text:p>10</text:p>
          </table:table-cell>
          <table:table-cell office:value-type="float" office:value="0.09911" calcext:value-type="float">
            <text:p>0.09911</text:p>
          </table:table-cell>
          <table:table-cell office:value-type="float" office:value="16957.67466442" calcext:value-type="float">
            <text:p>16957.674664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b</text:p>
          </table:table-cell>
          <table:table-cell office:value-type="float" office:value="159" calcext:value-type="float">
            <text:p>159</text:p>
          </table:table-cell>
          <table:table-cell office:value-type="float" office:value="1.81144" calcext:value-type="float">
            <text:p>1.81144</text:p>
          </table:table-cell>
          <table:table-cell office:value-type="float" office:value="9185.76790849197" calcext:value-type="float">
            <text:p>9185.76790849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c</text:p>
          </table:table-cell>
          <table:table-cell office:value-type="float" office:value="908" calcext:value-type="float">
            <text:p>908</text:p>
          </table:table-cell>
          <table:table-cell office:value-type="float" office:value="3.68986" calcext:value-type="float">
            <text:p>3.68986</text:p>
          </table:table-cell>
          <table:table-cell office:value-type="float" office:value="18276.9215726907" calcext:value-type="float">
            <text:p>18276.9215726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d</text:p>
          </table:table-cell>
          <table:table-cell office:value-type="float" office:value="48" calcext:value-type="float">
            <text:p>48</text:p>
          </table:table-cell>
          <table:table-cell office:value-type="float" office:value="0.48862" calcext:value-type="float">
            <text:p>0.48862</text:p>
          </table:table-cell>
          <table:table-cell office:value-type="float" office:value="11018.5032707718" calcext:value-type="float">
            <text:p>11018.5032707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e</text:p>
          </table:table-cell>
          <table:table-cell office:value-type="float" office:value="106" calcext:value-type="float">
            <text:p>106</text:p>
          </table:table-cell>
          <table:table-cell office:value-type="float" office:value="1.78926" calcext:value-type="float">
            <text:p>1.78926</text:p>
          </table:table-cell>
          <table:table-cell office:value-type="float" office:value="28561.1298655729" calcext:value-type="float">
            <text:p>28561.12986557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f</text:p>
          </table:table-cell>
          <table:table-cell table:number-columns-repeated="3"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g</text:p>
          </table:table-cell>
          <table:table-cell office:value-type="float" office:value="69" calcext:value-type="float">
            <text:p>69</text:p>
          </table:table-cell>
          <table:table-cell office:value-type="float" office:value="0.68035" calcext:value-type="float">
            <text:p>0.68035</text:p>
          </table:table-cell>
          <table:table-cell office:value-type="float" office:value="27420.929676711" calcext:value-type="float">
            <text:p>27420.929676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sim</text:p>
          </table:table-cell>
          <table:table-cell office:value-type="float" office:value="2" calcext:value-type="float">
            <text:p>2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666666666666666" calcext:value-type="float">
            <text:p>0.666666666666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anberg</text:p>
          </table:table-cell>
          <table:table-cell office:value-type="float" office:value="17" calcext:value-type="float">
            <text:p>17</text:p>
          </table:table-cell>
          <table:table-cell office:value-type="float" office:value="0.93567" calcext:value-type="float">
            <text:p>0.93567</text:p>
          </table:table-cell>
          <table:table-cell office:value-type="float" office:value="8361.42275816336" calcext:value-type="float">
            <text:p>8361.42275816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opf</text:p>
          </table:table-cell>
          <table:table-cell office:value-type="float" office:value="9" calcext:value-type="float">
            <text:p>9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678601755040624" calcext:value-type="float">
            <text:p>0.067860175504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thes1</text:p>
          </table:table-cell>
          <table:table-cell office:value-type="float" office:value="7" calcext:value-type="float">
            <text:p>7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759284572765578" calcext:value-type="float">
            <text:p>0.759284572765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e</text:p>
          </table:table-cell>
          <table:table-cell office:value-type="float" office:value="5" calcext:value-type="float">
            <text:p>5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fi2</text:p>
          </table:table-cell>
          <table:table-cell office:value-type="float" office:value="10" calcext:value-type="float">
            <text:p>10</text:p>
          </table:table-cell>
          <table:table-cell office:value-type="float" office:value="0.29879" calcext:value-type="float">
            <text:p>0.29879</text:p>
          </table:table-cell>
          <table:table-cell office:value-type="float" office:value="0.649042199331595" calcext:value-type="float">
            <text:p>0.64904219933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intqor</text:p>
          </table:table-cell>
          <table:table-cell office:value-type="float" office:value="1" calcext:value-type="float">
            <text:p>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1175.47222214617" calcext:value-type="float">
            <text:p>1175.47222214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f</text:p>
          </table:table-cell>
          <table:table-cell office:value-type="float" office:value="31" calcext:value-type="float">
            <text:p>31</text:p>
          </table:table-cell>
          <table:table-cell office:value-type="float" office:value="1.38393" calcext:value-type="float">
            <text:p>1.38393</text:p>
          </table:table-cell>
          <table:table-cell office:value-type="float" office:value="3.10338433917522" calcext:value-type="float">
            <text:p>3.10338433917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h</text:p>
          </table:table-cell>
          <table:table-cell office:value-type="float" office:value="53" calcext:value-type="float">
            <text:p>53</text:p>
          </table:table-cell>
          <table:table-cell office:value-type="float" office:value="3.54219" calcext:value-type="float">
            <text:p>3.54219</text:p>
          </table:table-cell>
          <table:table-cell office:value-type="float" office:value="12.311975328758" calcext:value-type="float">
            <text:p>12.311975328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dia</text:p>
          </table:table-cell>
          <table:table-cell office:value-type="float" office:value="1" calcext:value-type="float">
            <text:p>1</text:p>
          </table:table-cell>
          <table:table-cell office:value-type="float" office:value="0.03877" calcext:value-type="float">
            <text:p>0.03877</text:p>
          </table:table-cell>
          <table:table-cell office:value-type="float" office:value="2.70369189714653E-024" calcext:value-type="float">
            <text:p>2.70369189714653E-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mloss</text:p>
          </table:table-cell>
          <table:table-cell office:value-type="float" office:value="13" calcext:value-type="float">
            <text:p>13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9.06007383579293" calcext:value-type="float">
            <text:p>9.06007383579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y-b</text:p>
          </table:table-cell>
          <table:table-cell office:value-type="float" office:value="9" calcext:value-type="float">
            <text:p>9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irism1</text:p>
          </table:table-cell>
          <table:table-cell office:value-type="float" office:value="374" calcext:value-type="float">
            <text:p>374</text:p>
          </table:table-cell>
          <table:table-cell office:value-type="float" office:value="3.347" calcext:value-type="float">
            <text:p>3.347</text:p>
          </table:table-cell>
          <table:table-cell office:value-type="float" office:value="-1.00663497629108" calcext:value-type="float">
            <text:p>-1.00663497629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bars</text:p>
          </table:table-cell>
          <table:table-cell office:value-type="float" office:value="5" calcext:value-type="float">
            <text:p>5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1.50865241645473" calcext:value-type="float">
            <text:p>1.50865241645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h1</text:p>
          </table:table-cell>
          <table:table-cell office:value-type="float" office:value="4" calcext:value-type="float">
            <text:p>4</text:p>
          </table:table-cell>
          <table:table-cell office:value-type="float" office:value="0.32351" calcext:value-type="float">
            <text:p>0.32351</text:p>
          </table:table-cell>
          <table:table-cell office:value-type="float" office:value="1.11600081569502" calcext:value-type="float">
            <text:p>1.11600081569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h5</text:p>
          </table:table-cell>
          <table:table-cell office:value-type="float" office:value="2" calcext:value-type="float">
            <text:p>2</text:p>
          </table:table-cell>
          <table:table-cell office:value-type="float" office:value="0.3402" calcext:value-type="float">
            <text:p>0.3402</text:p>
          </table:table-cell>
          <table:table-cell office:value-type="float" office:value="1.11599800385641" calcext:value-type="float">
            <text:p>1.115998003856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1</text:p>
          </table:table-cell>
          <table:table-cell office:value-type="float" office:value="26" calcext:value-type="float">
            <text:p>26</text:p>
          </table:table-cell>
          <table:table-cell office:value-type="float" office:value="0.17689" calcext:value-type="float">
            <text:p>0.17689</text:p>
          </table:table-cell>
          <table:table-cell office:value-type="float" office:value="0.00000000613602843723325" calcext:value-type="float">
            <text:p>6.13602843723325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2</text:p>
          </table:table-cell>
          <table:table-cell office:value-type="float" office:value="26" calcext:value-type="float">
            <text:p>26</text:p>
          </table:table-cell>
          <table:table-cell office:value-type="float" office:value="0.18322" calcext:value-type="float">
            <text:p>0.18322</text:p>
          </table:table-cell>
          <table:table-cell office:value-type="float" office:value="0.00000000613602842312115" calcext:value-type="float">
            <text:p>6.13602842312115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3</text:p>
          </table:table-cell>
          <table:table-cell office:value-type="float" office:value="33" calcext:value-type="float">
            <text:p>33</text:p>
          </table:table-cell>
          <table:table-cell office:value-type="float" office:value="0.27201" calcext:value-type="float">
            <text:p>0.27201</text:p>
          </table:table-cell>
          <table:table-cell office:value-type="float" office:value="0.0000000367507593473628" calcext:value-type="float">
            <text:p>3.67507593473628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4</text:p>
          </table:table-cell>
          <table:table-cell office:value-type="float" office:value="17" calcext:value-type="float">
            <text:p>17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00000000498379901519439" calcext:value-type="float">
            <text:p>4.98379901519439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dim</text:p>
          </table:table-cell>
          <table:table-cell office:value-type="float" office:value="22" calcext:value-type="float">
            <text:p>22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382042564184423" calcext:value-type="float">
            <text:p>0.0382042564184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son</text:p>
          </table:table-cell>
          <table:table-cell office:value-type="float" office:value="12" calcext:value-type="float">
            <text:p>12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0.0000000000145236696684599" calcext:value-type="float">
            <text:p>1.45236696684599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mflet</text:p>
          </table:table-cell>
          <table:table-cell office:value-type="float" office:value="7" calcext:value-type="float">
            <text:p>7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6.04999999951647" calcext:value-type="float">
            <text:p>6.049999999516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ods</text:p>
          </table:table-cell>
          <table:table-cell office:value-type="float" office:value="8" calcext:value-type="float">
            <text:p>8</text:p>
          </table:table-cell>
          <table:table-cell office:value-type="float" office:value="0.1688" calcext:value-type="float">
            <text:p>0.1688</text:p>
          </table:table-cell>
          <table:table-cell office:value-type="float" office:value="19690.9683875773" calcext:value-type="float">
            <text:p>19690.9683875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o</text:p>
          </table:table-cell>
          <table:table-cell office:value-type="float" office:value="33" calcext:value-type="float">
            <text:p>33</text:p>
          </table:table-cell>
          <table:table-cell office:value-type="float" office:value="0.19269" calcext:value-type="float">
            <text:p>0.19269</text:p>
          </table:table-cell>
          <table:table-cell office:value-type="float" office:value="197.688959390164" calcext:value-type="float">
            <text:p>197.688959390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fit</text:p>
          </table:table-cell>
          <table:table-cell office:value-type="float" office:value="36" calcext:value-type="float">
            <text:p>36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0000000000666972076682162" calcext:value-type="float">
            <text:p>6.66972076682162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fitu</text:p>
          </table:table-cell>
          <table:table-cell office:value-type="float" office:value="36" calcext:value-type="float">
            <text:p>36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0000000000667007406421624" calcext:value-type="float">
            <text:p>6.67007406421624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ngwil2</text:p>
          </table:table-cell>
          <table:table-cell office:value-type="float" office:value="1" calcext:value-type="float">
            <text:p>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-18.2" calcext:value-type="float">
            <text:p>-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ngwil3</text:p>
          </table:table-cell>
          <table:table-cell office:value-type="float" office:value="1" calcext:value-type="float">
            <text:p>1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5.5752744476495E-028" calcext:value-type="float">
            <text:p>5.5752744476495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2</text:p>
          </table:table-cell>
          <table:table-cell office:value-type="float" office:value="6" calcext:value-type="float">
            <text:p>6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4.12500000008408" calcext:value-type="float">
            <text:p>-4.12500000008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3</text:p>
          </table:table-cell>
          <table:table-cell office:value-type="float" office:value="7" calcext:value-type="float">
            <text:p>7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97.3094501363887" calcext:value-type="float">
            <text:p>97.3094501363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4</text:p>
          </table:table-cell>
          <table:table-cell office:value-type="float" office:value="7" calcext:value-type="float">
            <text:p>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7.55750777270955" calcext:value-type="float">
            <text:p>7.55750777270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gzag</text:p>
          </table:table-cell>
          <table:table-cell office:value-type="float" office:value="18" calcext:value-type="float">
            <text:p>18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16173657888477" calcext:value-type="float">
            <text:p>3.161736578884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y2</text:p>
          </table:table-cell>
          <table:table-cell office:value-type="float" office:value="5" calcext:value-type="float">
            <text:p>5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2.00000000087896" calcext:value-type="float">
            <text:p>2.00000000087896</text:p>
          </table:table-cell>
          <table:table-cell table:number-columns-repeated="1020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23:23:35.463951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1T23:24:03.982613036</dc:date>
    <meta:editing-duration>PT23M28S</meta:editing-duration>
    <meta:editing-cycles>10</meta:editing-cycles>
    <meta:generator>LibreOffice/6.0.7.3$Linux_X86_64 LibreOffice_project/00m0$Build-3</meta:generator>
    <meta:document-statistic meta:table-count="1" meta:cell-count="2924" meta:object-count="0"/>
  </office:meta>
</office:document-meta>
</file>